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2.274cm" style:rel-column-width="8676*"/>
    </style:style>
    <style:style style:name="Table184.B" style:family="table-column">
      <style:table-column-properties style:column-width="7.1cm" style:rel-column-width="27080*"/>
    </style:style>
    <style:style style:name="Table184.C" style:family="table-column">
      <style:table-column-properties style:column-width="2.408cm" style:rel-column-width="9184*"/>
    </style:style>
    <style:style style:name="Table184.D" style:family="table-column">
      <style:table-column-properties style:column-width="5.399cm" style:rel-column-width="20595*"/>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2"/>
    </style:style>
    <style:style style:name="P16" style:family="paragraph" style:parent-style-name="Text_20_body_20_indent">
      <style:text-properties style:font-name="Verdana2" style:language-asian="zh" style:country-asian="TW"/>
    </style:style>
    <style:style style:name="P17" style:family="paragraph" style:parent-style-name="Text_20_body_20_indent">
      <style:text-properties style:font-name="Courier New1"/>
    </style:style>
    <style:style style:name="P18" style:family="paragraph" style:parent-style-name="Text_20_body_20_indent">
      <style:text-properties style:font-name="Verdana2" style:font-name-asian="Verdana2" style:language-asian="zh" style:country-asian="TW"/>
    </style:style>
    <style:style style:name="P19" style:family="paragraph" style:parent-style-name="Text_20_body_20_indent">
      <style:text-properties style:font-name="Verdana2"/>
    </style:style>
    <style:style style:name="P20" style:family="paragraph" style:parent-style-name="Text_20_body_20_indent">
      <style:text-properties style:font-name="Courier New1" style:language-asian="zh" style:country-asian="TW"/>
    </style:style>
    <style:style style:name="P21" style:family="paragraph" style:parent-style-name="Text_20_body_20_indent">
      <style:text-properties style:font-name="Tahoma"/>
    </style:style>
    <style:style style:name="P22" style:family="paragraph" style:parent-style-name="Text_20_body_20_indent">
      <style:text-properties style:language-asian="zh" style:country-asian="TW"/>
    </style:style>
    <style:style style:name="P23" style:family="paragraph" style:parent-style-name="Text_20_body_20_indent_20_2">
      <style:text-properties style:font-name="Courier New1"/>
    </style:style>
    <style:style style:name="P24" style:family="paragraph" style:parent-style-name="Text_20_body_20_indent_20_2">
      <style:text-properties style:language-asian="zh" style:country-asian="TW"/>
    </style:style>
    <style:style style:name="P25" style:family="paragraph" style:parent-style-name="Code_20_Indent_20_2">
      <style:text-properties style:language-asian="zh" style:country-asian="TW"/>
    </style:style>
    <style:style style:name="P26" style:family="paragraph" style:parent-style-name="Table_20_Contents">
      <style:text-properties style:font-name="Courier New1"/>
    </style:style>
    <style:style style:name="P27" style:family="paragraph" style:parent-style-name="Table_20_Contents">
      <style:text-properties style:font-name="Courier New1" style:language-asian="zh" style:country-asian="TW"/>
    </style:style>
    <style:style style:name="P28" style:family="paragraph" style:parent-style-name="Table_20_Contents">
      <style:text-properties style:font-name="Verdana2" style:language-asian="zh" style:country-asian="TW"/>
    </style:style>
    <style:style style:name="P29" style:family="paragraph" style:parent-style-name="Table_20_Contents">
      <style:text-properties style:font-name="Verdana2" fo:font-style="italic" style:language-asian="zh" style:country-asian="TW" style:font-style-asian="italic" style:font-style-complex="italic"/>
    </style:style>
    <style:style style:name="P30" style:family="paragraph" style:parent-style-name="Table_20_Contents">
      <style:text-properties style:font-name="Verdana2" style:font-name-asian="Verdana2"/>
    </style:style>
    <style:style style:name="P31" style:family="paragraph" style:parent-style-name="Table_20_Contents">
      <style:text-properties style:font-name="Verdana2" fo:font-style="italic" style:font-name-asian="Verdana2" style:language-asian="zh" style:country-asian="TW" style:font-style-asian="italic" style:font-style-complex="italic"/>
    </style:style>
    <style:style style:name="P32" style:family="paragraph" style:parent-style-name="Text_20_body_20_indent_20_2">
      <style:text-properties fo:font-style="normal" style:language-asian="zh" style:country-asian="TW" style:font-style-asian="normal" style:font-style-complex="normal"/>
    </style:style>
    <style:style style:name="P33" style:family="paragraph" style:parent-style-name="Code_20_Indent_20_2">
      <style:text-properties fo:font-style="normal" style:language-asian="zh" style:country-asian="TW" style:font-style-asian="normal" style:font-style-complex="normal"/>
    </style:style>
    <style:style style:name="P34" style:family="paragraph" style:parent-style-name="Text_20_body_20_indent" style:list-style-name="L2">
      <style:text-properties style:language-asian="zh" style:country-asian="TW"/>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Table_20_Contents">
      <style:paragraph-properties fo:text-align="start" style:justify-single-word="false"/>
    </style:style>
    <style:style style:name="P69" style:family="paragraph" style:parent-style-name="Table">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0" style:family="paragraph" style:parent-style-name="Standard">
      <style:paragraph-properties fo:margin-top="0cm" fo:margin-bottom="0cm"/>
      <style:text-properties fo:font-size="2pt" style:font-size-asian="2pt" style:font-size-complex="2pt"/>
    </style:style>
    <style:style style:name="P71"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72" style:family="paragraph" style:parent-style-name="Text_20_body">
      <style:paragraph-properties fo:margin-top="0cm" fo:margin-bottom="0.212cm" fo:text-align="start" style:justify-single-word="false" text:number-lines="false" text:line-number="0"/>
    </style:style>
    <style:style style:name="P73" style:family="paragraph" style:parent-style-name="Heading_20_3">
      <style:paragraph-properties fo:break-before="page"/>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Standard">
      <style:paragraph-properties fo:break-before="page"/>
    </style:style>
    <style:style style:name="P82"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83"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84" style:family="paragraph" style:parent-style-name="Table_20_Heading">
      <style:paragraph-properties fo:text-align="center" style:justify-single-word="false"/>
      <style:text-properties style:use-window-font-color="true"/>
    </style:style>
    <style:style style:name="P8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6"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7" style:family="paragraph" style:parent-style-name="Text_20_body_20_indent_20_2">
      <style:paragraph-properties fo:margin-top="0.423cm" fo:margin-bottom="0.212cm"/>
    </style:style>
    <style:style style:name="P88" style:family="paragraph" style:parent-style-name="Text_20_body">
      <style:paragraph-properties fo:margin-top="0cm" fo:margin-bottom="0.212cm" fo:text-align="center" style:justify-single-word="false" text:number-lines="false" text:line-number="0"/>
    </style:style>
    <style:style style:name="P89" style:family="paragraph" style:parent-style-name="Heading_20_4">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0"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2" style:family="paragraph" style:parent-style-name="Text_20_body">
      <style:paragraph-properties fo:text-align="start" style:justify-single-word="false"/>
      <style:text-properties fo:color="#000000"/>
    </style:style>
    <style:style style:name="P93"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94" style:family="paragraph" style:parent-style-name="Text_20_body_20_indent">
      <style:paragraph-properties fo:margin-left="0cm" fo:margin-right="0cm" fo:text-indent="0cm" style:auto-text-indent="false"/>
    </style:style>
    <style:style style:name="P95"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6"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8" style:family="paragraph" style:parent-style-name="Table_20_Contents">
      <style:paragraph-properties fo:margin-top="0cm" fo:margin-bottom="0.212cm" fo:text-align="center" style:justify-single-word="false" text:number-lines="false" text:line-number="0"/>
      <style:text-properties fo:color="#000000"/>
    </style:style>
    <style:style style:name="P99" style:family="paragraph" style:parent-style-name="Table_20_Contents">
      <style:text-properties fo:font-weight="bold" style:font-weight-asian="bold" style:font-weight-complex="bold"/>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P103"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0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2" style:font-size-complex="11pt" style:font-style-complex="normal"/>
    </style:style>
    <style:style style:name="P105" style:family="paragraph" style:parent-style-name="Heading_20_3" style:master-page-name="">
      <style:paragraph-properties fo:break-before="page"/>
    </style:style>
    <style:style style:name="P106"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7" style:family="paragraph" style:parent-style-name="Heading_20_4" style:master-page-name="">
      <style:paragraph-properties fo:margin-top="0.423cm" fo:margin-bottom="0.212cm" fo:break-before="auto" fo:break-after="auto"/>
    </style:style>
    <style:style style:name="P10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09"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10"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1" style:family="paragraph" style:parent-style-name="Text_20_body_20_indent">
      <style:paragraph-properties fo:break-before="page"/>
    </style:style>
    <style:style style:name="P112"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3"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5" style:family="paragraph" style:parent-style-name="Text_20_body_20_indent_20_2">
      <style:paragraph-properties fo:margin-left="0cm" fo:margin-right="0cm" fo:text-align="start" style:justify-single-word="false" fo:text-indent="0cm" style:auto-text-indent="false"/>
    </style:style>
    <style:style style:name="P116"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9" style:family="paragraph" style:parent-style-name="Text_20_body_20_indent_20_2">
      <style:paragraph-properties fo:margin-left="0cm" fo:margin-right="0cm" fo:text-align="center" style:justify-single-word="false" fo:text-indent="0cm" style:auto-text-indent="false"/>
    </style:style>
    <style:style style:name="P120"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3" style:family="paragraph" style:parent-style-name="Text_20_body_20_indent">
      <style:text-properties style:font-name="CourierNewPSMT" fo:font-size="9pt" style:font-name-asian="CourierNewPSMT" style:font-size-asian="9pt" style:font-name-complex="CourierNewPSMT" style:font-size-complex="9pt"/>
    </style:style>
    <style:style style:name="P124"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25" style:family="paragraph" style:parent-style-name="Text_20_body">
      <style:paragraph-properties fo:margin-top="0.423cm" fo:margin-bottom="0.212cm"/>
    </style:style>
    <style:style style:name="P126"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7" style:family="paragraph" style:parent-style-name="Text_20_body_20_indent_20_2">
      <style:text-properties fo:color="#000000" fo:font-weight="normal" style:font-weight-asian="normal" style:font-weight-complex="normal"/>
    </style:style>
    <style:style style:name="P128"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29" style:family="paragraph" style:parent-style-name="Text_20_body_20_indent_20_2">
      <style:text-properties fo:color="#ff0000"/>
    </style:style>
    <style:style style:name="P130" style:family="paragraph" style:parent-style-name="Table_20_Contents">
      <style:text-properties fo:color="#000000"/>
    </style:style>
    <style:style style:name="P131" style:family="paragraph" style:parent-style-name="Text_20_body_20_indent">
      <style:text-properties fo:language="en" fo:country="none"/>
    </style:style>
    <style:style style:name="P132"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3" style:family="paragraph" style:parent-style-name="Table_20_Contents">
      <style:text-properties fo:color="#000000" style:language-asian="zh" style:country-asian="TW"/>
    </style:style>
    <style:style style:name="P134" style:family="paragraph" style:parent-style-name="Table_20_Contents">
      <style:text-properties style:language-asian="zh" style:country-asian="TW"/>
    </style:style>
    <style:style style:name="P135"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6" style:family="paragraph" style:parent-style-name="Table_20_Contents">
      <style:paragraph-properties fo:text-align="start" style:justify-single-word="false"/>
      <style:text-properties fo:font-weight="bold" style:font-weight-asian="bold" style:font-weight-complex="bold"/>
    </style:style>
    <style:style style:name="P137"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8" style:family="paragraph" style:parent-style-name="Standard">
      <style:paragraph-properties style:text-autospace="none"/>
    </style:style>
    <style:style style:name="P139" style:family="paragraph" style:parent-style-name="Standard">
      <style:paragraph-properties fo:text-align="start" style:justify-single-word="false" style:text-autospace="none"/>
    </style:style>
    <style:style style:name="P140"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2"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4" style:family="paragraph" style:parent-style-name="Text_20_body_20_indent_20_2">
      <style:text-properties fo:font-size="12pt" fo:language="en" fo:country="none" style:font-size-asian="12pt" style:font-size-complex="12pt"/>
    </style:style>
    <style:style style:name="P145" style:family="paragraph" style:parent-style-name="Text_20_body_20_indent_20_2">
      <style:text-properties fo:font-size="10pt" style:font-size-asian="10pt" style:font-size-complex="10pt"/>
    </style:style>
    <style:style style:name="P146" style:family="paragraph" style:parent-style-name="Table_20_Heading">
      <style:paragraph-properties fo:text-align="start" style:justify-single-word="false"/>
    </style:style>
    <style:style style:name="P147"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8" style:family="paragraph" style:parent-style-name="Text_20_body_20_indent_20_2">
      <style:text-properties fo:font-size="10pt" fo:language="en" fo:country="none" style:font-size-asian="10pt" style:font-size-complex="10pt"/>
    </style:style>
    <style:style style:name="P149"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50"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2" style:font-size-complex="10pt" style:font-style-complex="normal" style:font-weight-complex="normal"/>
    </style:style>
    <style:style style:name="P151" style:family="paragraph" style:parent-style-name="Text_20_body_20_indent_20_2">
      <style:paragraph-properties fo:margin-top="0cm" fo:margin-bottom="0cm"/>
      <style:text-properties fo:font-size="12pt" style:font-size-asian="12pt" style:font-size-complex="12pt"/>
    </style:style>
    <style:style style:name="P15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5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4"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5"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56" style:family="paragraph" style:parent-style-name="Text_20_body_20_indent_20_2">
      <style:text-properties style:font-name="Tahoma" fo:font-size="11pt" fo:font-style="normal" style:font-name-asian="MingLiU" style:font-size-asian="11pt" style:font-style-asian="normal" style:font-name-complex="Tahoma2" style:font-size-complex="11pt" style:font-style-complex="normal"/>
    </style:style>
    <style:style style:name="P157" style:family="paragraph" style:parent-style-name="Standard" style:master-page-name="">
      <style:paragraph-properties fo:break-before="auto" fo:break-after="auto"/>
    </style:style>
    <style:style style:name="P158"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9"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0"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text-properties style:font-name="Verdana1" fo:font-size="10pt" style:font-name-asian="Verdana1" style:font-size-asian="10pt" style:font-name-complex="Verdana1" style:font-size-complex="10pt"/>
    </style:style>
    <style:style style:name="P162"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3"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4"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5" style:family="paragraph" style:parent-style-name="Text_20_body_20_indent_20_2">
      <style:text-properties fo:language="en" fo:country="none" fo:font-weight="normal" style:font-weight-asian="normal" style:font-weight-complex="normal"/>
    </style:style>
    <style:style style:name="P166" style:family="paragraph" style:parent-style-name="Text_20_body_20_indent_20_2">
      <style:text-properties style:use-window-font-color="true"/>
    </style:style>
    <style:style style:name="P167"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8"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9"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0" style:family="paragraph" style:parent-style-name="Text_20_body_20_indent">
      <style:paragraph-properties fo:margin-left="0.056cm" fo:margin-right="0.004cm" fo:text-align="center" style:justify-single-word="false" fo:text-indent="0cm" style:auto-text-indent="false"/>
    </style:style>
    <style:style style:name="P171"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72" style:family="paragraph" style:parent-style-name="Text_20_body_20_indent_20_2">
      <style:text-properties fo:font-weight="normal" style:font-weight-asian="normal" style:font-weight-complex="normal"/>
    </style:style>
    <style:style style:name="P173" style:family="paragraph" style:parent-style-name="Standard">
      <style:paragraph-properties fo:text-align="center" style:justify-single-word="false"/>
    </style:style>
    <style:style style:name="P174"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75" style:family="paragraph" style:parent-style-name="Heading_20_4" style:master-page-name="">
      <style:paragraph-properties fo:break-before="auto" fo:break-after="auto"/>
    </style:style>
    <style:style style:name="P176" style:family="paragraph" style:parent-style-name="Text_20_body_20_indent_20_2">
      <style:text-properties style:font-name="Times New Roman" fo:font-size="12pt" style:font-size-asian="12pt" style:font-size-complex="12pt"/>
    </style:style>
    <style:style style:name="P177" style:family="paragraph" style:parent-style-name="Text_20_body_20_indent_20_2">
      <style:text-properties fo:font-size="12pt" style:font-size-asian="12pt" style:font-size-complex="12pt"/>
    </style:style>
    <style:style style:name="P178" style:family="paragraph" style:parent-style-name="Table_20_Contents">
      <style:paragraph-properties fo:text-align="center" style:justify-single-word="false"/>
      <style:text-properties fo:color="#000000"/>
    </style:style>
    <style:style style:name="P17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8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8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2"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3" style:family="paragraph" style:parent-style-name="Table_20_Contents">
      <style:text-properties fo:font-weight="normal" style:font-weight-asian="normal" style:font-weight-complex="normal"/>
    </style:style>
    <style:style style:name="P184" style:family="paragraph" style:parent-style-name="Standard">
      <style:text-properties style:language-asian="zh" style:country-asian="TW"/>
    </style:style>
    <style:style style:name="P185" style:family="paragraph" style:parent-style-name="Heading_20_4">
      <style:paragraph-properties fo:margin-top="0.423cm" fo:margin-bottom="0.212cm" fo:keep-with-next="always"/>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2" style:font-size-complex="11pt" style:font-style-complex="normal"/>
    </style:style>
    <style:style style:name="P187"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8"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9"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0"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1"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4"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8"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99"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0" style:family="paragraph" style:parent-style-name="Table_20_Contents">
      <style:paragraph-properties fo:text-align="start" style:justify-single-word="false"/>
      <style:text-properties style:font-name="Times New Roman"/>
    </style:style>
    <style:style style:name="P201" style:family="paragraph" style:parent-style-name="List_20_Heading">
      <style:paragraph-properties fo:text-align="center" style:justify-single-word="false"/>
    </style:style>
    <style:style style:name="P202"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3" style:family="paragraph" style:parent-style-name="Text_20_body">
      <style:paragraph-properties fo:margin-top="0.423cm" fo:margin-bottom="0.212cm"/>
      <style:text-properties style:use-window-font-color="true"/>
    </style:style>
    <style:style style:name="P204" style:family="paragraph" style:parent-style-name="Standard">
      <style:paragraph-properties fo:margin-top="0cm" fo:margin-bottom="0.212cm" fo:text-align="start" style:justify-single-word="false" text:number-lines="false" text:line-number="0"/>
    </style:style>
    <style:style style:name="P205"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06" style:family="paragraph" style:parent-style-name="Text_20_body_20_indent_20_2">
      <style:paragraph-properties fo:margin-left="0cm" fo:margin-right="0cm" fo:text-indent="0cm" style:auto-text-indent="false"/>
    </style:style>
    <style:style style:name="P207" style:family="paragraph" style:parent-style-name="Table_20_Contents">
      <style:paragraph-properties fo:text-align="center" style:justify-single-word="false"/>
      <style:text-properties style:language-asian="zh" style:country-asian="TW"/>
    </style:style>
    <style:style style:name="P208"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9"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0" style:family="paragraph" style:parent-style-name="Text_20_body_20_indent_20_2">
      <style:text-properties fo:language="en" fo:country="none" style:language-asian="zh" style:country-asian="TW"/>
    </style:style>
    <style:style style:name="P211"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2"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3" style:family="paragraph" style:parent-style-name="Text_20_body_20_indent_20_2">
      <style:paragraph-properties fo:margin-top="0.423cm" fo:margin-bottom="0.212cm"/>
      <style:text-properties style:use-window-font-color="true"/>
    </style:style>
    <style:style style:name="P214" style:family="paragraph" style:parent-style-name="Table_20_Contents">
      <style:paragraph-properties fo:text-align="start" style:justify-single-word="false"/>
      <style:text-properties style:language-asian="zh" style:country-asian="TW"/>
    </style:style>
    <style:style style:name="P215" style:family="paragraph" style:parent-style-name="Table_20_Contents">
      <style:text-properties style:use-window-font-color="true" fo:font-weight="normal" style:font-weight-asian="normal" style:font-weight-complex="normal"/>
    </style:style>
    <style:style style:name="P216"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7"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8" style:family="paragraph" style:parent-style-name="Text_20_body_20_indent_20_2">
      <style:text-properties fo:font-weight="bold" style:font-weight-asian="bold" style:font-weight-complex="bold"/>
    </style:style>
    <style:style style:name="P219" style:family="paragraph" style:parent-style-name="Text_20_body_20_indent_20_2" style:list-style-name="L9">
      <style:text-properties fo:language="en" fo:country="none"/>
    </style:style>
    <style:style style:name="P220"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2" style:family="paragraph" style:parent-style-name="Text_20_body">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3" style:family="paragraph" style:parent-style-name="Preformatted_20_Text" style:master-page-name="">
      <style:paragraph-properties fo:margin-left="1.499cm" fo:margin-right="0cm" fo:margin-top="0cm" fo:margin-bottom="0.212cm" fo:text-indent="0cm" style:auto-text-indent="false"/>
    </style:style>
    <style:style style:name="P224" style:family="paragraph" style:parent-style-name="Text_20_body">
      <style:text-properties fo:language="en" fo:country="none"/>
    </style:style>
    <style:style style:name="P225" style:family="paragraph" style:parent-style-name="Text_20_body">
      <style:text-properties style:font-name="Tahoma" fo:font-style="normal" style:font-style-asian="normal" style:font-style-complex="normal"/>
    </style:style>
    <style:style style:name="P226"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7"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8" style:family="paragraph" style:parent-style-name="Standard">
      <style:paragraph-properties fo:margin-top="0.423cm" fo:margin-bottom="0.212cm" fo:keep-with-next="always"/>
    </style:style>
    <style:style style:name="P229" style:family="paragraph" style:parent-style-name="Text_20_body">
      <style:paragraph-properties fo:text-align="start" style:justify-single-word="false"/>
      <style:text-properties fo:language="en" fo:country="none"/>
    </style:style>
    <style:style style:name="P230"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1" style:family="paragraph" style:parent-style-name="Text_20_body">
      <style:paragraph-properties fo:text-align="center" style:justify-single-word="false"/>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3"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4" style:family="paragraph" style:parent-style-name="Text_20_body">
      <style:paragraph-properties fo:margin-top="0.423cm" fo:margin-bottom="0.212cm" fo:text-align="start" style:justify-single-word="false"/>
    </style:style>
    <style:style style:name="P235"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6" style:family="paragraph" style:parent-style-name="Code_20_Indent_20_2">
      <style:text-properties fo:language="en" fo:country="none"/>
    </style:style>
    <style:style style:name="P237"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8" style:family="paragraph" style:parent-style-name="Text_20_body_20_indent_20_2">
      <style:paragraph-properties fo:margin-left="1.499cm" fo:margin-right="0cm" fo:margin-top="0cm" fo:margin-bottom="0.212cm" fo:text-indent="0cm" style:auto-text-indent="false"/>
    </style:style>
    <style:style style:name="P239" style:family="paragraph" style:parent-style-name="Preformatted_20_Text" style:master-page-name="">
      <style:paragraph-properties fo:margin-left="0cm" fo:margin-right="0cm" fo:margin-top="0cm" fo:margin-bottom="0.212cm" fo:text-indent="0cm" style:auto-text-indent="false"/>
    </style:style>
    <style:style style:name="P240" style:family="paragraph" style:parent-style-name="Preformatted_20_Text">
      <style:paragraph-properties fo:margin-left="1.499cm" fo:margin-right="0cm" fo:margin-top="0cm" fo:margin-bottom="0.212cm" fo:text-indent="0cm" style:auto-text-indent="false"/>
    </style:style>
    <style:style style:name="P241" style:family="paragraph" style:parent-style-name="Text_20_body" style:master-page-name="">
      <style:paragraph-properties fo:break-before="auto" fo:break-after="auto"/>
    </style:style>
    <style:style style:name="P242" style:family="paragraph" style:parent-style-name="Text_20_body_20_indent">
      <style:paragraph-properties fo:margin-left="0cm" fo:margin-right="0cm" fo:text-indent="0cm" style:auto-text-indent="false"/>
      <style:text-properties style:language-asian="zh" style:country-asian="TW"/>
    </style:style>
    <style:style style:name="P243" style:family="paragraph" style:parent-style-name="Text_20_body_20_indent">
      <style:paragraph-properties fo:margin-left="0cm" fo:margin-right="0cm" fo:margin-top="0cm" fo:margin-bottom="0.212cm" fo:text-indent="0cm" style:auto-text-indent="false"/>
    </style:style>
    <style:style style:name="P244"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5" style:family="paragraph" style:parent-style-name="Text_20_body">
      <style:paragraph-properties fo:margin-top="0.423cm" fo:margin-bottom="0.212cm" fo:keep-with-next="always"/>
    </style:style>
    <style:style style:name="P246" style:family="paragraph" style:parent-style-name="Heading_20_2">
      <style:text-properties style:language-asian="zh" style:country-asian="TW"/>
    </style:style>
    <style:style style:name="P247" style:family="paragraph" style:parent-style-name="Text_20_body" style:list-style-name="L10">
      <style:text-properties style:language-asian="zh" style:country-asian="TW"/>
    </style:style>
    <style:style style:name="P248" style:family="paragraph" style:parent-style-name="Text_20_body" style:list-style-name="L10">
      <style:text-properties style:font-name="Verdana2" style:language-asian="zh" style:country-asian="TW"/>
    </style:style>
    <style:style style:name="P249" style:family="paragraph" style:parent-style-name="Text_20_body_20_indent" style:list-style-name="L11">
      <style:text-properties style:language-asian="zh" style:country-asian="TW"/>
    </style:style>
    <style:style style:name="P250" style:family="paragraph" style:parent-style-name="Text_20_body_20_indent" style:list-style-name="L11"/>
    <style:style style:name="P251" style:family="paragraph" style:parent-style-name="Table_20_Contents">
      <style:text-properties style:font-name="Lucida Console"/>
    </style:style>
    <style:style style:name="P252" style:family="paragraph" style:parent-style-name="Table_20_Contents">
      <style:paragraph-properties fo:keep-with-next="always"/>
    </style:style>
    <style:style style:name="P253" style:family="paragraph" style:parent-style-name="Heading_20_2" style:master-page-name="">
      <style:paragraph-properties fo:break-before="auto" fo:break-after="auto"/>
    </style:style>
    <style:style style:name="P254" style:family="paragraph" style:parent-style-name="Text_20_body_20_indent_20_2" style:list-style-name="L12">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P259"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style:font-name="Courier New1" style:font-name-asian="Courier New1" style:language-asian="zh" style:country-asian="TW" style:font-name-complex="Courier New1"/>
    </style:style>
    <style:style style:name="T51"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2" style:family="text" style:parent-style-name="Source_20_Text">
      <style:text-properties fo:font-size="10pt" fo:font-weight="normal" style:font-size-asian="10pt" style:font-weight-asian="normal" style:font-size-complex="10pt" style:font-weight-complex="normal"/>
    </style:style>
    <style:style style:name="T53" style:family="text" style:parent-style-name="Source_20_Text">
      <style:text-properties style:font-name="Times New Roman" fo:font-size="10pt" fo:font-weight="bold" style:font-size-asian="10pt" style:font-weight-asian="bold" style:font-size-complex="10pt" style:font-weight-complex="bold"/>
    </style:style>
    <style:style style:name="T54" style:family="text" style:parent-style-name="Source_20_Text">
      <style:text-properties style:font-name="Times New Roman" fo:font-size="10pt" style:font-size-asian="10pt" style:font-size-complex="10pt"/>
    </style:style>
    <style:style style:name="T55" style:family="text" style:parent-style-name="Source_20_Text">
      <style:text-properties fo:font-size="10pt" style:font-size-asian="10pt" style:font-size-complex="10pt"/>
    </style:style>
    <style:style style:name="T56" style:family="text">
      <style:text-properties fo:color="#000000" fo:font-weight="normal" style:font-weight-asian="normal" style:font-weight-complex="normal"/>
    </style:style>
    <style:style style:name="T57" style:family="text">
      <style:text-properties fo:color="#000000" fo:font-weight="normal" style:font-weight-asian="normal" style:font-weight-complex="normal"/>
    </style:style>
    <style:style style:name="T58" style:family="text" style:parent-style-name="Source_20_Text">
      <style:text-properties fo:language="en" fo:country="none"/>
    </style:style>
    <style:style style:name="T59" style:family="text">
      <style:text-properties style:font-name="Times New Roman" style:font-name-asian="Courier New1" style:font-name-complex="Courier New1"/>
    </style:style>
    <style:style style:name="T60" style:family="text" style:parent-style-name="Source_20_Text">
      <style:text-properties style:font-name="Courier New1" fo:font-weight="bold" style:font-name-asian="Courier New1" style:font-weight-asian="bold" style:font-name-complex="Courier New1" style:font-weight-complex="bold"/>
    </style:style>
    <style:style style:name="T61"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2" style:family="text">
      <style:text-properties fo:font-weight="normal" style:font-weight-asian="normal" style:font-weight-complex="normal"/>
    </style:style>
    <style:style style:name="T63" style:family="text">
      <style:text-properties fo:font-style="normal" style:font-name-asian="MingLiU" style:font-style-asian="normal" style:font-name-complex="Tahoma2" style:font-size-complex="11pt" style:font-style-complex="normal"/>
    </style:style>
    <style:style style:name="T64" style:family="text" style:parent-style-name="Source_20_Text">
      <style:text-properties fo:font-style="normal" style:font-style-asian="normal" style:font-size-complex="11pt" style:font-style-complex="normal"/>
    </style:style>
    <style:style style:name="T65" style:family="text" style:parent-style-name="Source_20_Text">
      <style:text-properties fo:font-style="normal" style:font-style-asian="normal" style:font-size-complex="11pt" style:font-style-complex="normal"/>
    </style:style>
    <style:style style:name="T66"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7" style:family="text" style:parent-style-name="Source_20_Text">
      <style:text-properties fo:color="#000080" style:text-underline-style="solid" style:text-underline-width="auto" style:text-underline-color="font-color"/>
    </style:style>
    <style:style style:name="T68" style:family="text">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T69"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0" style:family="tex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T71" style:family="text" style:parent-style-name="Source_20_Text">
      <style:text-properties style:font-name="Courier New1"/>
    </style:style>
    <style:style style:name="T72"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3"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4" style:family="text">
      <style:text-properties style:font-name="Verdana" fo:font-size="10pt" style:font-size-asian="10pt"/>
    </style:style>
    <style:style style:name="T75" style:family="text" style:parent-style-name="Source_20_Text">
      <style:text-properties style:font-name="Verdana" fo:font-size="10pt" style:font-size-asian="10pt"/>
    </style:style>
    <style:style style:name="T76"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7"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78" style:family="text">
      <style:text-properties style:font-name="CourierNewPSMT" style:font-name-asian="CourierNewPSMT" style:font-name-complex="CourierNewPSMT"/>
    </style:style>
    <style:style style:name="T79" style:family="text">
      <style:text-properties style:font-name="Verdana1" fo:font-size="10pt" style:font-name-asian="Verdana1" style:font-size-asian="10pt" style:font-name-complex="Verdana1" style:font-size-complex="10pt"/>
    </style:style>
    <style:style style:name="T80" style:family="text">
      <style:text-properties style:font-name="CourierNewPSMT" fo:font-size="10pt" style:font-name-asian="CourierNewPSMT" style:font-size-asian="10pt" style:font-name-complex="CourierNewPSMT" style:font-size-complex="10pt"/>
    </style:style>
    <style:style style:name="T81" style:family="text">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2" style:family="text" style:parent-style-name="Source_20_Text">
      <style:text-properties fo:color="#000000" style:language-asian="zh" style:country-asian="TW"/>
    </style:style>
    <style:style style:name="T83" style:family="text" style:parent-style-name="Source_20_Text">
      <style:text-properties fo:font-weight="normal" style:language-asian="zh" style:country-asian="TW" style:font-weight-asian="normal" style:font-weight-complex="normal"/>
    </style:style>
    <style:style style:name="T84" style:family="text" style:parent-style-name="Source_20_Text">
      <style:text-properties fo:color="#000000" fo:font-size="12pt" fo:font-weight="normal" style:font-size-asian="12pt" style:font-weight-asian="normal" style:font-size-complex="12pt" style:font-weight-complex="normal"/>
    </style:style>
    <style:style style:name="T85" style:family="text">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6"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7" style:family="text" style:parent-style-name="Source_20_Text">
      <style:text-properties fo:font-size="12pt" fo:font-weight="normal" style:font-size-asian="12pt" style:font-weight-asian="normal" style:font-size-complex="12pt" style:font-weight-complex="normal"/>
    </style:style>
    <style:style style:name="T88" style:family="text" style:parent-style-name="Source_20_Text">
      <style:text-properties fo:font-size="12pt" fo:font-weight="bold" style:font-size-asian="12pt" style:font-weight-asian="bold" style:font-size-complex="12pt" style:font-weight-complex="bold"/>
    </style:style>
    <style:style style:name="T89" style:family="text">
      <style:text-properties fo:color="#000000" style:language-asian="zh" style:country-asian="TW"/>
    </style:style>
    <style:style style:name="T90" style:family="text">
      <style:text-properties fo:color="#000000" style:font-name="Courier New1" fo:font-size="10pt" style:font-name-asian="Courier New1" style:font-size-asian="10pt" style:language-asian="zh" style:country-asian="TW" style:font-name-complex="Courier New1" style:font-size-complex="10pt"/>
    </style:style>
    <style:style style:name="T91"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2"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3" style:family="text">
      <style:text-properties fo:font-size="10pt" style:font-size-asian="10pt" style:font-size-complex="10pt"/>
    </style:style>
    <style:style style:name="T94" style:family="text" style:parent-style-name="Source_20_Text">
      <style:text-properties style:font-name="Verdana1" fo:font-size="10pt" style:font-name-asian="Verdana1" style:font-size-asian="10pt" style:font-name-complex="Verdana1" style:font-size-complex="10pt"/>
    </style:style>
    <style:style style:name="T95" style:family="text">
      <style:text-properties style:font-name="Verdana-Italic" fo:font-style="italic" style:font-name-asian="Verdana-Italic" style:font-style-asian="italic" style:font-name-complex="Verdana-Italic" style:font-style-complex="italic"/>
    </style:style>
    <style:style style:name="T96" style:family="text" style:parent-style-name="Source_20_Text">
      <style:text-properties fo:color="#000000" style:font-name="Verdana" fo:font-size="10pt" style:font-size-asian="10pt"/>
    </style:style>
    <style:style style:name="T97" style:family="text" style:parent-style-name="Source_20_Text">
      <style:text-properties fo:color="#000000" style:font-name="Courier New1" fo:font-size="10pt" style:font-name-asian="Courier New1" style:font-size-asian="10pt" style:font-name-complex="Courier New1"/>
    </style:style>
    <style:style style:name="T98"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99" style:family="text">
      <style:text-properties fo:font-weight="normal" style:language-asian="zh" style:country-asian="TW" style:font-weight-asian="normal" style:font-weight-complex="normal"/>
    </style:style>
    <style:style style:name="T100"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1" style:family="text" style:parent-style-name="Source_20_Text">
      <style:text-properties fo:font-size="10pt"/>
    </style:style>
    <style:style style:name="T102" style:family="text" style:parent-style-name="Source_20_Text">
      <style:text-properties fo:font-size="10pt" fo:language="en" fo:country="none" style:font-size-asian="10pt" style:font-size-complex="10pt"/>
    </style:style>
    <style:style style:name="T103" style:family="text" style:parent-style-name="Source_20_Text">
      <style:text-properties style:font-name="Times New Roman" fo:font-size="10pt" fo:font-weight="normal" style:font-size-asian="10pt" style:font-weight-asian="normal" style:font-size-complex="10pt" style:font-weight-complex="normal"/>
    </style:style>
    <style:style style:name="T104" style:family="text" style:parent-style-name="Source_20_Text">
      <style:text-properties fo:color="#000000" style:font-name="Courier New1" style:font-name-asian="Courier New1" style:font-name-complex="Courier New1"/>
    </style:style>
    <style:style style:name="T105" style:family="text" style:parent-style-name="Source_20_Text">
      <style:text-properties style:font-name="Courier New1" fo:font-size="10pt" style:font-name-asian="Courier New1" style:font-size-asian="10pt" style:font-name-complex="Courier New1"/>
    </style:style>
    <style:style style:name="T106" style:family="text" style:parent-style-name="Source_20_Text">
      <style:text-properties fo:font-size="11pt" fo:font-style="normal" style:font-size-asian="11pt" style:font-style-asian="normal" style:font-size-complex="11pt" style:font-style-complex="normal"/>
    </style:style>
    <style:style style:name="T107" style:family="text">
      <style:text-properties style:font-name="Tahoma" fo:font-size="11pt" fo:font-style="normal" style:font-name-asian="MingLiU" style:font-size-asian="11pt" style:font-style-asian="normal" style:font-name-complex="Tahoma2" style:font-size-complex="11pt" style:font-style-complex="normal"/>
    </style:style>
    <style:style style:name="T108"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09" style:family="text" style:parent-style-name="Source_20_Text">
      <style:text-properties fo:color="#000000" style:font-name="Courier New1" style:font-name-asian="Courier New1" style:language-asian="zh" style:country-asian="TW" style:font-name-complex="Courier New1"/>
    </style:style>
    <style:style style:name="T110" style:family="text">
      <style:text-properties fo:font-style="normal" style:font-name-asian="MingLiU" style:font-style-asian="normal" style:font-name-complex="Tahoma2" style:font-size-complex="11pt" style:font-style-complex="normal"/>
    </style:style>
    <style:style style:name="T111" style:family="text" style:parent-style-name="Source_20_Text">
      <style:text-properties fo:color="#000000" fo:font-weight="bold" style:font-weight-asian="bold" style:font-weight-complex="bold"/>
    </style:style>
    <style:style style:name="T112" style:family="text" style:parent-style-name="Source_20_Text">
      <style:text-properties fo:color="#000000" fo:font-weight="bold" style:language-asian="zh" style:country-asian="TW" style:font-weight-asian="bold" style:font-weight-complex="bold"/>
    </style:style>
    <style:style style:name="T113" style:family="text" style:parent-style-name="Source_20_Text">
      <style:text-properties style:font-name="Courier New1" fo:font-size="10pt" style:font-name-asian="Courier New1" style:font-size-asian="10pt" style:font-name-complex="Courier New1" style:font-size-complex="10pt"/>
    </style:style>
    <style:style style:name="T114" style:family="text">
      <style:text-properties style:font-name="CourierNewPSMT" fo:font-size="6pt" style:font-name-asian="CourierNewPSMT" style:font-size-asian="6pt" style:font-name-complex="CourierNewPSMT" style:font-size-complex="6pt"/>
    </style:style>
    <style:style style:name="T115"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6" style:family="text" style:parent-style-name="Source_20_Text">
      <style:text-properties style:font-name="CourierNewPSMT" fo:font-size="10pt" style:font-name-asian="CourierNewPSMT" style:font-size-asian="10pt" style:font-name-complex="CourierNewPSMT" style:font-size-complex="10pt"/>
    </style:style>
    <style:style style:name="T117"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18" style:family="text" style:parent-style-name="Source_20_Text">
      <style:text-properties fo:color="#000000" style:font-name="Courier New1" fo:font-size="10pt" style:font-name-asian="Courier New1" style:font-size-asian="10pt" style:font-name-complex="Courier New1" style:font-size-complex="10pt"/>
    </style:style>
    <style:style style:name="T119" style:family="text">
      <style:text-properties style:font-name="Times New Roman" fo:font-style="normal" style:font-name-asian="Verdana-Italic" style:font-style-asian="normal" style:font-name-complex="Verdana-Italic" style:font-style-complex="normal"/>
    </style:style>
    <style:style style:name="T120" style:family="text">
      <style:text-properties fo:font-size="6pt" style:font-size-asian="6pt" style:font-size-complex="6pt"/>
    </style:style>
    <style:style style:name="T121" style:family="text" style:parent-style-name="Source_20_Text">
      <style:text-properties style:font-name="CourierNewPSMT" style:font-name-asian="CourierNewPSMT" style:font-name-complex="CourierNewPSMT"/>
    </style:style>
    <style:style style:name="T122" style:family="text" style:parent-style-name="Source_20_Text">
      <style:text-properties fo:font-weight="bold" style:font-weight-asian="bold" style:font-weight-complex="bold"/>
    </style:style>
    <style:style style:name="T123" style:family="text" style:parent-style-name="Source_20_Text">
      <style:text-properties style:font-name="Times New Roman" fo:font-size="10pt" fo:language="en" fo:country="none" style:font-size-asian="10pt" style:font-size-complex="10pt"/>
    </style:style>
    <style:style style:name="T124" style:family="text" style:parent-style-name="Source_20_Text">
      <style:text-properties fo:font-size="10pt" fo:language="en" fo:country="none" style:font-size-asian="10pt" style:font-size-complex="10pt"/>
    </style:style>
    <style:style style:name="T125" style:family="text" style:parent-style-name="Source_20_Text">
      <style:text-properties fo:font-size="12pt" fo:language="en" fo:country="none" style:font-size-asian="12pt" style:font-size-complex="12pt"/>
    </style:style>
    <style:style style:name="T126" style:family="text" style:parent-style-name="Source_20_Text">
      <style:text-properties style:font-name="Verdana" fo:font-size="10pt" fo:font-weight="normal" style:font-size-asian="10pt" style:font-weight-asian="normal" style:font-weight-complex="normal"/>
    </style:style>
    <style:style style:name="T127" style:family="text">
      <style:text-properties fo:color="#000000" style:font-name="Verdana" fo:font-size="10pt" fo:font-weight="bold" style:font-size-asian="10pt" style:font-weight-asian="bold" style:font-size-complex="10pt" style:font-weight-complex="bold"/>
    </style:style>
    <style:style style:name="T128" style:family="text">
      <style:text-properties fo:color="#000000" style:font-name="Verdana" fo:font-size="10pt" style:font-size-asian="10pt" style:font-size-complex="10pt"/>
    </style:style>
    <style:style style:name="T129" style:family="text">
      <style:text-properties style:font-name="Verdana" fo:font-size="10pt" style:font-name-asian="Verdana1" style:font-size-asian="10pt" style:font-name-complex="Verdana1" style:font-size-complex="10pt"/>
    </style:style>
    <style:style style:name="T130" style:family="text" style:parent-style-name="Source_20_Text">
      <style:text-properties style:font-name="Verdana" fo:font-size="10pt" style:font-size-asian="10pt" style:font-size-complex="10pt"/>
    </style:style>
    <style:style style:name="T131" style:family="text">
      <style:text-properties style:font-name="Verdana" fo:font-size="10pt" style:font-name-asian="CourierNewPSMT" style:font-size-asian="10pt" style:font-name-complex="CourierNewPSMT" style:font-size-complex="10pt"/>
    </style:style>
    <style:style style:name="T132" style:family="text" style:parent-style-name="Source_20_Text">
      <style:text-properties style:font-name="Courier New1" fo:font-weight="normal" style:font-weight-asian="normal" style:font-weight-complex="normal"/>
    </style:style>
    <style:style style:name="T133" style:family="text" style:parent-style-name="Source_20_Text">
      <style:text-properties style:font-name="CourierNewPSMT" fo:font-size="9pt" style:font-name-asian="CourierNewPSMT" style:font-size-asian="9pt" style:font-name-complex="CourierNewPSMT" style:font-size-complex="9pt"/>
    </style:style>
    <style:style style:name="T134" style:family="text" style:parent-style-name="Source_20_Text">
      <style:text-properties style:font-name="Verdana" fo:font-size="10pt" fo:language="en" fo:country="none" style:font-size-asian="10pt" style:font-size-complex="10pt"/>
    </style:style>
    <style:style style:name="T135" style:family="text" style:parent-style-name="Source_20_Text">
      <style:text-properties style:font-name="Verdana" fo:font-size="10pt" fo:language="en" fo:country="none" style:font-size-asian="10pt" style:font-size-complex="12pt"/>
    </style:style>
    <style:style style:name="T136"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7"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38"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text-properties style:font-name="Verdana" fo:font-size="10pt" fo:language="en" fo:country="none" style:font-name-asian="Courier New1" style:font-size-asian="10pt" style:font-name-complex="Courier New1" style:font-size-complex="12pt"/>
    </style:style>
    <style:style style:name="T140" style:family="text" style:parent-style-name="Source_20_Text">
      <style:text-properties fo:font-size="10pt" fo:language="en" fo:country="none" style:font-size-asian="10pt" style:font-size-complex="12pt"/>
    </style:style>
    <style:style style:name="T141" style:family="text">
      <style:text-properties fo:font-weight="bold" style:font-name-asian="Verdana1" style:font-weight-asian="bold" style:font-name-complex="Verdana1" style:font-weight-complex="bold"/>
    </style:style>
    <style:style style:name="T142" style:family="text">
      <style:text-properties style:font-name-asian="Verdana1" style:font-name-complex="Verdana1"/>
    </style:style>
    <style:style style:name="T143" style:family="text">
      <style:text-properties fo:font-size="10pt" style:font-name-asian="Verdana1" style:font-size-asian="10pt" style:font-name-complex="Verdana1" style:font-size-complex="10pt"/>
    </style:style>
    <style:style style:name="T144" style:family="text">
      <style:text-properties style:font-name="Times New Roman" fo:font-size="10pt" style:font-name-asian="Verdana1" style:font-size-asian="10pt" style:font-name-complex="Verdana1" style:font-size-complex="10pt"/>
    </style:style>
    <style:style style:name="T145" style:family="text" style:parent-style-name="Source_20_Text">
      <style:text-properties style:font-name="Times New Roman" fo:font-size="12pt" fo:font-weight="normal" style:font-size-asian="12pt" style:font-weight-asian="normal" style:font-size-complex="12pt" style:font-weight-complex="normal"/>
    </style:style>
    <style:style style:name="T146"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7" style:family="text">
      <style:text-properties style:font-name="Times New Roman" fo:font-weight="bold" style:font-weight-asian="bold" style:font-weight-complex="bold"/>
    </style:style>
    <style:style style:name="T148" style:family="text">
      <style:text-properties style:font-name="Times New Roman"/>
    </style:style>
    <style:style style:name="T149" style:family="text" style:parent-style-name="Source_20_Text">
      <style:text-properties style:font-name="Times New Roman"/>
    </style:style>
    <style:style style:name="T150" style:family="text" style:parent-style-name="Source_20_Text">
      <style:text-properties fo:language="en" fo:country="none" style:language-asian="zh" style:country-asian="TW"/>
    </style:style>
    <style:style style:name="T151"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2" style:family="text" style:parent-style-name="Source_20_Text">
      <style:text-properties style:language-asian="zh" style:country-asian="TW"/>
    </style:style>
    <style:style style:name="T153" style:family="text">
      <style:text-properties style:font-name="Verdana" fo:font-size="10pt" style:font-name-asian="Verdana1" style:font-size-asian="10pt" style:language-asian="zh" style:country-asian="TW" style:font-name-complex="Verdana1" style:font-size-complex="12pt"/>
    </style:style>
    <style:style style:name="T154" style:family="text">
      <style:text-properties style:font-name="Verdana" fo:font-size="10pt" style:font-size-asian="10pt" style:language-asian="zh" style:country-asian="TW"/>
    </style:style>
    <style:style style:name="T155" style:family="text" style:parent-style-name="Source_20_Text">
      <style:text-properties style:font-name="Verdana" fo:font-size="10pt" style:font-size-asian="10pt" style:language-asian="zh" style:country-asian="TW"/>
    </style:style>
    <style:style style:name="T156" style:family="text" style:parent-style-name="Source_20_Text">
      <style:text-properties fo:font-size="10pt" style:font-size-asian="10pt" style:language-asian="zh" style:country-asian="TW"/>
    </style:style>
    <style:style style:name="T157" style:family="text" style:parent-style-name="Source_20_Text">
      <style:text-properties style:use-window-font-color="true"/>
    </style:style>
    <style:style style:name="T158" style:family="text" style:parent-style-name="Source_20_Text">
      <style:text-properties style:font-name="Times New Roman" fo:font-size="12pt" fo:font-weight="bold" style:font-size-asian="12pt" style:font-weight-asian="bold" style:font-size-complex="12pt" style:font-weight-complex="bold"/>
    </style:style>
    <style:style style:name="T159" style:family="text" style:parent-style-name="Source_20_Text">
      <style:text-properties style:font-name="Times New Roman" fo:font-size="12pt" style:font-size-asian="12pt" style:font-size-complex="12pt"/>
    </style:style>
    <style:style style:name="T160" style:family="text">
      <style:text-properties fo:color="#000000" style:font-name="Verdana" fo:font-size="10pt" fo:language="en" fo:country="none" fo:font-weight="bold" style:font-size-asian="10pt" style:font-weight-asian="bold" style:font-weight-complex="bold"/>
    </style:style>
    <style:style style:name="T161" style:family="text" style:parent-style-name="Source_20_Text">
      <style:text-properties fo:color="#000000" style:font-name="Verdana" fo:font-size="10pt" fo:language="en" fo:country="none" style:font-size-asian="10pt"/>
    </style:style>
    <style:style style:name="T162" style:family="text">
      <style:text-properties fo:color="#000000" style:font-name="Verdana" fo:font-size="10pt" fo:language="en" fo:country="none" style:font-size-asian="10pt"/>
    </style:style>
    <style:style style:name="T163" style:family="text" style:parent-style-name="Source_20_Text">
      <style:text-properties fo:font-size="12pt" fo:language="en" fo:country="none" fo:font-weight="normal" style:font-size-asian="12pt" style:font-weight-asian="normal" style:font-weight-complex="normal"/>
    </style:style>
    <style:style style:name="T164" style:family="text">
      <style:text-properties style:language-asian="zh" style:country-asian="TW"/>
    </style:style>
    <style:style style:name="T165" style:family="text" style:parent-style-name="Source_20_Text">
      <style:text-properties fo:font-size="12pt" fo:language="en" fo:country="none" fo:font-weight="normal" style:font-size-asian="12pt" style:font-weight-asian="normal" style:font-size-complex="10pt" style:font-weight-complex="normal"/>
    </style:style>
    <style:style style:name="T166"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7" style:family="text" style:parent-style-name="Source_20_Text">
      <style:text-properties style:font-name="Courier New1" fo:font-size="12pt" style:font-name-asian="Courier New1" style:font-size-asian="12pt" style:language-asian="zh" style:country-asian="TW" style:font-name-complex="Courier New1"/>
    </style:style>
    <style:style style:name="T168" style:family="text">
      <style:text-properties fo:font-style="normal" fo:font-weight="bold" style:language-asian="zh" style:country-asian="TW" style:font-style-asian="normal" style:font-weight-asian="bold" style:font-style-complex="normal" style:font-weight-complex="bold"/>
    </style:style>
    <style:style style:name="T169" style:family="text">
      <style:text-properties style:font-name="Verdana2" style:font-name-asian="Verdana2" style:language-asian="zh" style:country-asian="TW"/>
    </style:style>
    <style:style style:name="T170" style:family="text">
      <style:text-properties fo:color="#ff0000" fo:font-weight="bold" style:font-weight-asian="bold" style:font-weight-complex="bold"/>
    </style:style>
    <style:style style:name="T171"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1</text:p>
      <text:p text:style-name="P5"><text:span text:style-name="T2">November</text:span> 2007</text:p>
      <text:p text:style-name="P6">Potix Corporation</text:p>
      <text:p text:style-name="P7">Revision 82</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2</text:a></text:p>
          <text:p text:style-name="P12"><text:a xlink:type="simple" xlink:href="#2.2. The ZK User Interface Markup Language|outline" text:style-name="Internet_20_link" text:visited-style-name="Internet_20_link">2. The ZK User Interface Markup Language<text:tab/>13</text:a></text:p>
          <text:p text:style-name="P13"><text:a xlink:type="simple" xlink:href="#2.1.Implicit Objects|outline" text:style-name="Internet_20_link" text:visited-style-name="Internet_20_link">Implicit Objects<text:tab/>13</text:a></text:p>
          <text:p text:style-name="P14"><text:a xlink:type="simple" xlink:href="#2.1.1.applicationScope - java.util.Map|outline" text:style-name="Internet_20_link" text:visited-style-name="Internet_20_link">applicationScope - java.util.Map<text:tab/>13</text:a></text:p>
          <text:p text:style-name="P14"><text:a xlink:type="simple" xlink:href="#2.1.2.arg - java.util.Map|outline" text:style-name="Internet_20_link" text:visited-style-name="Internet_20_link">arg - java.util.Map<text:tab/>13</text:a></text:p>
          <text:p text:style-name="P14"><text:a xlink:type="simple" xlink:href="#2.1.3.componentScope  - java.util.Map|outline" text:style-name="Internet_20_link" text:visited-style-name="Internet_20_link">componentScope <text:s/>- java.util.Map<text:tab/>13</text:a></text:p>
          <text:p text:style-name="P14"><text:a xlink:type="simple" xlink:href="#2.1.4.desktop - org.zkoss.zk.ui.Desktop|outline" text:style-name="Internet_20_link" text:visited-style-name="Internet_20_link">desktop - org.zkoss.zk.ui.Desktop<text:tab/>14</text:a></text:p>
          <text:p text:style-name="P14"><text:a xlink:type="simple" xlink:href="#2.1.5.desktopScope - java.util.Map|outline" text:style-name="Internet_20_link" text:visited-style-name="Internet_20_link">desktopScope - java.util.Map<text:tab/>14</text:a></text:p>
          <text:p text:style-name="P14"><text:a xlink:type="simple" xlink:href="#2.1.6.each - java.lang.Object|outline" text:style-name="Internet_20_link" text:visited-style-name="Internet_20_link">each - java.lang.Object<text:tab/>14</text:a></text:p>
          <text:p text:style-name="P14"><text:a xlink:type="simple" xlink:href="#2.1.7.event - org.zkoss.zk.ui.event.Event or derived|outline" text:style-name="Internet_20_link" text:visited-style-name="Internet_20_link">event - org.zkoss.zk.ui.event.Event or derived<text:tab/>14</text:a></text:p>
          <text:p text:style-name="P14"><text:a xlink:type="simple" xlink:href="#2.1.8.forEachStatus – org.zkoss.zk.ui.util.ForEachStatus|outline" text:style-name="Internet_20_link" text:visited-style-name="Internet_20_link">forEachStatus – org.zkoss.zk.ui.util.ForEachStatus<text:tab/>14</text:a></text:p>
          <text:p text:style-name="P14"><text:a xlink:type="simple" xlink:href="#2.1.9.page - org.zkoss.zk.ui.Page|outline" text:style-name="Internet_20_link" text:visited-style-name="Internet_20_link">page - org.zkoss.zk.ui.Page<text:tab/>15</text:a></text:p>
          <text:p text:style-name="P14"><text:a xlink:type="simple" xlink:href="#2.1.10.pageContext – org.zkoss.web.servlet.xel.PageContext|outline" text:style-name="Internet_20_link" text:visited-style-name="Internet_20_link">pageContext – org.zkoss.web.servlet.xel.PageContext<text:tab/>15</text:a></text:p>
          <text:p text:style-name="P14"><text:a xlink:type="simple" xlink:href="#2.1.11.pageScope - java.util.Map|outline" text:style-name="Internet_20_link" text:visited-style-name="Internet_20_link">pageScope - java.util.Map<text:tab/>15</text:a></text:p>
          <text:p text:style-name="P14"><text:a xlink:type="simple" xlink:href="#2.1.12.requestScope – java.util.Map|outline" text:style-name="Internet_20_link" text:visited-style-name="Internet_20_link">requestScope – java.util.Map<text:tab/>15</text:a></text:p>
          <text:p text:style-name="P14"><text:a xlink:type="simple" xlink:href="#2.1.13.self - org.zkoss.zk.ui.Component|outline" text:style-name="Internet_20_link" text:visited-style-name="Internet_20_link">self - org.zkoss.zk.ui.Component<text:tab/>15</text:a></text:p>
          <text:p text:style-name="P14"><text:a xlink:type="simple" xlink:href="#2.1.14.session - org.zkoss.zk.ui.Session|outline" text:style-name="Internet_20_link" text:visited-style-name="Internet_20_link">session - org.zkoss.zk.ui.Session<text:tab/>15</text:a></text:p>
          <text:p text:style-name="P14"><text:a xlink:type="simple" xlink:href="#2.1.15.sessionScope - java.util.Map|outline" text:style-name="Internet_20_link" text:visited-style-name="Internet_20_link">sessionScope - java.util.Map<text:tab/>15</text:a></text:p>
          <text:p text:style-name="P14"><text:a xlink:type="simple" xlink:href="#2.1.16.spaceOwner - org.zkoss.zk.ui.IdSpace|outline" text:style-name="Internet_20_link" text:visited-style-name="Internet_20_link">spaceOwner - org.zkoss.zk.ui.IdSpace<text:tab/>16</text:a></text:p>
          <text:p text:style-name="P14"><text:a xlink:type="simple" xlink:href="#2.1.17.spaceScope - java.util.Map|outline" text:style-name="Internet_20_link" text:visited-style-name="Internet_20_link">spaceScope - java.util.Map<text:tab/>16</text:a></text:p>
          <text:p text:style-name="P13"><text:a xlink:type="simple" xlink:href="#2.2.Processing Instructions|outline" text:style-name="Internet_20_link" text:visited-style-name="Internet_20_link">Processing Instructions<text:tab/>16</text:a></text:p>
          <text:p text:style-name="P14"><text:a xlink:type="simple" xlink:href="#2.2.1.The component Directive|outline" text:style-name="Internet_20_link" text:visited-style-name="Internet_20_link">The component Directive<text:tab/>16</text:a></text:p>
          <text:p text:style-name="P14"><text:a xlink:type="simple" xlink:href="#2.2.2.The evaluator Directive|outline" text:style-name="Internet_20_link" text:visited-style-name="Internet_20_link">The evaluator Directive<text:tab/>19</text:a></text:p>
          <text:p text:style-name="P14"><text:a xlink:type="simple" xlink:href="#2.2.3.The import Directive|outline" text:style-name="Internet_20_link" text:visited-style-name="Internet_20_link">The import Directive<text:tab/>21</text:a></text:p>
          <text:p text:style-name="P14"><text:a xlink:type="simple" xlink:href="#2.2.4.The init Directive|outline" text:style-name="Internet_20_link" text:visited-style-name="Internet_20_link">The init Directive<text:tab/>22</text:a></text:p>
          <text:p text:style-name="P14"><text:a xlink:type="simple" xlink:href="#2.2.5.The link and meta Directives|outline" text:style-name="Internet_20_link" text:visited-style-name="Internet_20_link">The link and meta Directives<text:tab/>23</text:a></text:p>
          <text:p text:style-name="P14"><text:a xlink:type="simple" xlink:href="#2.2.6.The page Directive|outline" text:style-name="Internet_20_link" text:visited-style-name="Internet_20_link">The page Directive<text:tab/>23</text:a></text:p>
          <text:p text:style-name="P14"><text:a xlink:type="simple" xlink:href="#2.2.7.The root-attributes Directive|outline" text:style-name="Internet_20_link" text:visited-style-name="Internet_20_link">The root-attributes Directive<text:tab/>25</text:a></text:p>
          <text:p text:style-name="P14"><text:a xlink:type="simple" xlink:href="#2.2.8.The taglib Directive|outline" text:style-name="Internet_20_link" text:visited-style-name="Internet_20_link">The taglib Directive<text:tab/>26</text:a></text:p>
          <text:p text:style-name="P14"><text:a xlink:type="simple" xlink:href="#2.2.9.The variable-resolver Directive|outline" text:style-name="Internet_20_link" text:visited-style-name="Internet_20_link">The variable-resolver Directive<text:tab/>27</text:a></text:p>
          <text:p text:style-name="P14"><text:a xlink:type="simple" xlink:href="#2.2.10.The xel-method Directive|outline" text:style-name="Internet_20_link" text:visited-style-name="Internet_20_link">The xel-method Directive<text:tab/>27</text:a></text:p>
          <text:p text:style-name="P13"><text:a xlink:type="simple" xlink:href="#2.3.ZK Elements|outline" text:style-name="Internet_20_link" text:visited-style-name="Internet_20_link">ZK Elements<text:tab/>28</text:a></text:p>
          <text:p text:style-name="P14"><text:a xlink:type="simple" xlink:href="#2.3.1.The XML Namespace|outline" text:style-name="Internet_20_link" text:visited-style-name="Internet_20_link">The XML Namespace<text:tab/>28</text:a></text:p>
          <text:p text:style-name="P14"><text:a xlink:type="simple" xlink:href="#2.3.2.The attribute Element|outline" text:style-name="Internet_20_link" text:visited-style-name="Internet_20_link">The attribute Element<text:tab/>28</text:a></text:p>
          <text:p text:style-name="P14"><text:a xlink:type="simple" xlink:href="#2.3.3.The custom-attributes Element|outline" text:style-name="Internet_20_link" text:visited-style-name="Internet_20_link">The custom-attributes Element<text:tab/>29</text:a></text:p>
          <text:p text:style-name="P14"><text:a xlink:type="simple" xlink:href="#2.3.4.The variables Element|outline" text:style-name="Internet_20_link" text:visited-style-name="Internet_20_link">The variables Element<text:tab/>30</text:a></text:p>
          <text:p text:style-name="P14"><text:a xlink:type="simple" xlink:href="#2.3.5.The zk Element|outline" text:style-name="Internet_20_link" text:visited-style-name="Internet_20_link">The zk Element<text:tab/>31</text:a></text:p>
          <text:p text:style-name="P14"><text:a xlink:type="simple" xlink:href="#2.3.6.The zscript Element|outline" text:style-name="Internet_20_link" text:visited-style-name="Internet_20_link">The zscript Element<text:tab/>32</text:a></text:p>
          <text:p text:style-name="P13"><text:a xlink:type="simple" xlink:href="#2.4.ZK Attributes|outline" text:style-name="Internet_20_link" text:visited-style-name="Internet_20_link">ZK Attributes<text:tab/>34</text:a></text:p>
          <text:p text:style-name="P14"><text:a xlink:type="simple" xlink:href="#2.4.1.The apply Attribute|outline" text:style-name="Internet_20_link" text:visited-style-name="Internet_20_link">The apply Attribute<text:tab/>34</text:a></text:p>
          <text:p text:style-name="P14"><text:a xlink:type="simple" xlink:href="#2.4.2.The forEach Attribute|outline" text:style-name="Internet_20_link" text:visited-style-name="Internet_20_link">The forEach Attribute<text:tab/>35</text:a></text:p>
          <text:p text:style-name="P14"><text:a xlink:type="simple" xlink:href="#2.4.3.The forEachBegin Attribute|outline" text:style-name="Internet_20_link" text:visited-style-name="Internet_20_link">The forEachBegin Attribute<text:tab/>36</text:a></text:p>
          <text:p text:style-name="P14"><text:a xlink:type="simple" xlink:href="#2.4.4.The forEachEnd Attribute|outline" text:style-name="Internet_20_link" text:visited-style-name="Internet_20_link">The forEachEnd Attribute<text:tab/>36</text:a></text:p>
          <text:p text:style-name="P14"><text:a xlink:type="simple" xlink:href="#2.4.5.The forward Attribute|outline" text:style-name="Internet_20_link" text:visited-style-name="Internet_20_link">The forward Attribute<text:tab/>36</text:a></text:p>
          <text:p text:style-name="P14"><text:a xlink:type="simple" xlink:href="#2.4.6.The fulfill Attribute|outline" text:style-name="Internet_20_link" text:visited-style-name="Internet_20_link">The fulfill Attribute<text:tab/>36</text:a></text:p>
          <text:p text:style-name="P14"><text:a xlink:type="simple" xlink:href="#2.4.7.The if Attribute|outline" text:style-name="Internet_20_link" text:visited-style-name="Internet_20_link">The if Attribute<text:tab/>37</text:a></text:p>
          <text:p text:style-name="P14"><text:a xlink:type="simple" xlink:href="#2.4.8.The unless Attribute|outline" text:style-name="Internet_20_link" text:visited-style-name="Internet_20_link">The unless Attribute<text:tab/>37</text:a></text:p>
          <text:p text:style-name="P14"><text:a xlink:type="simple" xlink:href="#2.4.9.The use Attribute|outline" text:style-name="Internet_20_link" text:visited-style-name="Internet_20_link">The use Attribute<text:tab/>37</text:a></text:p>
          <text:p text:style-name="P12"><text:a xlink:type="simple" xlink:href="#3.3. EL Expressions|outline" text:style-name="Internet_20_link" text:visited-style-name="Internet_20_link">3. EL Expressions<text:tab/>38</text:a></text:p>
          <text:p text:style-name="P13"><text:a xlink:type="simple" xlink:href="#3.1.Overview|outline" text:style-name="Internet_20_link" text:visited-style-name="Internet_20_link">Overview<text:tab/>38</text:a></text:p>
          <text:p text:style-name="P14"><text:a xlink:type="simple" xlink:href="#3.1.1.Using EL Expressions|outline" text:style-name="Internet_20_link" text:visited-style-name="Internet_20_link">Using EL Expressions<text:tab/>38</text:a></text:p>
          <text:p text:style-name="P14"><text:a xlink:type="simple" xlink:href="#3.1.2.Variables|outline" text:style-name="Internet_20_link" text:visited-style-name="Internet_20_link">Variables<text:tab/>38</text:a></text:p>
          <text:p text:style-name="P14"><text:a xlink:type="simple" xlink:href="#3.1.3.Implicit Objects|outline" text:style-name="Internet_20_link" text:visited-style-name="Internet_20_link">Implicit Objects<text:tab/>38</text:a></text:p>
          <text:p text:style-name="P14"><text:a xlink:type="simple" xlink:href="#3.1.4.Literals|outline" text:style-name="Internet_20_link" text:visited-style-name="Internet_20_link">Literals<text:tab/>38</text:a></text:p>
          <text:p text:style-name="P14"><text:a xlink:type="simple" xlink:href="#3.1.5.Operators|outline" text:style-name="Internet_20_link" text:visited-style-name="Internet_20_link">Operators<text:tab/>38</text:a></text:p>
          <text:p text:style-name="P14"><text:a xlink:type="simple" xlink:href="#3.1.6.Functions|outline" text:style-name="Internet_20_link" text:visited-style-name="Internet_20_link">Functions<text:tab/>38</text:a></text:p>
          <text:p text:style-name="P13"><text:a xlink:type="simple" xlink:href="#3.2.Standard Implicit Objects that ZK supports|outline" text:style-name="Internet_20_link" text:visited-style-name="Internet_20_link">Standard Implicit Objects that ZK supports<text:tab/>39</text:a></text:p>
          <text:p text:style-name="P14"><text:a xlink:type="simple" xlink:href="#3.2.1.applicationScope - java.util.Map|outline" text:style-name="Internet_20_link" text:visited-style-name="Internet_20_link">applicationScope - java.util.Map<text:tab/>39</text:a></text:p>
          <text:p text:style-name="P14"><text:a xlink:type="simple" xlink:href="#3.2.2.cookie - java.util.Map|outline" text:style-name="Internet_20_link" text:visited-style-name="Internet_20_link">cookie - java.util.Map<text:tab/>39</text:a></text:p>
          <text:p text:style-name="P14"><text:a xlink:type="simple" xlink:href="#3.2.3.header - java.util.Map|outline" text:style-name="Internet_20_link" text:visited-style-name="Internet_20_link">header - java.util.Map<text:tab/>39</text:a></text:p>
          <text:p text:style-name="P14"><text:a xlink:type="simple" xlink:href="#3.2.4.headerValues - java.util.Map|outline" text:style-name="Internet_20_link" text:visited-style-name="Internet_20_link">headerValues - java.util.Map<text:tab/>39</text:a></text:p>
          <text:p text:style-name="P14"><text:a xlink:type="simple" xlink:href="#3.2.5.pageScope - java.util.Map|outline" text:style-name="Internet_20_link" text:visited-style-name="Internet_20_link">pageScope - java.util.Map<text:tab/>39</text:a></text:p>
          <text:p text:style-name="P14"><text:a xlink:type="simple" xlink:href="#3.2.6.param - java.util.Map|outline" text:style-name="Internet_20_link" text:visited-style-name="Internet_20_link">param - java.util.Map<text:tab/>39</text:a></text:p>
          <text:p text:style-name="P14"><text:a xlink:type="simple" xlink:href="#3.2.7.paramValues - java.util.Map|outline" text:style-name="Internet_20_link" text:visited-style-name="Internet_20_link">paramValues - java.util.Map<text:tab/>39</text:a></text:p>
          <text:p text:style-name="P14"><text:a xlink:type="simple" xlink:href="#3.2.8.requestScope - java.util.Map|outline" text:style-name="Internet_20_link" text:visited-style-name="Internet_20_link">requestScope - java.util.Map<text:tab/>40</text:a></text:p>
          <text:p text:style-name="P14"><text:a xlink:type="simple" xlink:href="#3.2.9.sessionScope - java.util.Map|outline" text:style-name="Internet_20_link" text:visited-style-name="Internet_20_link">sessionScope - java.util.Map<text:tab/>40</text:a></text:p>
          <text:p text:style-name="P13"><text:a xlink:type="simple" xlink:href="#3.3.ZK Implicit Objects|outline" text:style-name="Internet_20_link" text:visited-style-name="Internet_20_link">ZK Implicit Objects<text:tab/>40</text:a></text:p>
          <text:p text:style-name="P12"><text:a xlink:type="simple" xlink:href="#4.4. The XUL Components|outline" text:style-name="Internet_20_link" text:visited-style-name="Internet_20_link">4. The XUL Components<text:tab/>41</text:a></text:p>
          <text:p text:style-name="P13"><text:a xlink:type="simple" xlink:href="#4.1.Overview|outline" text:style-name="Internet_20_link" text:visited-style-name="Internet_20_link">Overview<text:tab/>41</text:a></text:p>
          <text:p text:style-name="P14"><text:a xlink:type="simple" xlink:href="#4.1.1.AbstractComponent|outline" text:style-name="Internet_20_link" text:visited-style-name="Internet_20_link">AbstractComponent<text:tab/>41</text:a></text:p>
          <text:p text:style-name="P14"><text:a xlink:type="simple" xlink:href="#4.1.3.FormatInputElement|outline" text:style-name="Internet_20_link" text:visited-style-name="Internet_20_link">FormatInputElement<text:tab/>47</text:a></text:p>
          <text:p text:style-name="P14"><text:a xlink:type="simple" xlink:href="#4.1.5.HeaderElement|outline" text:style-name="Internet_20_link" text:visited-style-name="Internet_20_link">HeaderElement<text:tab/>48</text:a></text:p>
          <text:p text:style-name="P14"><text:a xlink:type="simple" xlink:href="#4.1.7.HeadersElement|outline" text:style-name="Internet_20_link" text:visited-style-name="Internet_20_link">HeadersElement<text:tab/>49</text:a></text:p>
          <text:p text:style-name="P14"><text:a xlink:type="simple" xlink:href="#4.1.9.HtmlBasedComponent|outline" text:style-name="Internet_20_link" text:visited-style-name="Internet_20_link">HtmlBasedComponent<text:tab/>50</text:a></text:p>
          <text:p text:style-name="P14"><text:a xlink:type="simple" xlink:href="#4.1.10.InputElement|outline" text:style-name="Internet_20_link" text:visited-style-name="Internet_20_link">InputElement<text:tab/>54</text:a></text:p>
          <text:p text:style-name="P14"><text:a xlink:type="simple" xlink:href="#4.1.11.LabelElement|outline" text:style-name="Internet_20_link" text:visited-style-name="Internet_20_link">LabelElement<text:tab/>57</text:a></text:p>
          <text:p text:style-name="P14"><text:a xlink:type="simple" xlink:href="#4.1.12.LabelImageElement|outline" text:style-name="Internet_20_link" text:visited-style-name="Internet_20_link">LabelImageElement<text:tab/>58</text:a></text:p>
          <text:p text:style-name="P14"><text:a xlink:type="simple" xlink:href="#4.1.14.LayoutRegion|outline" text:style-name="Internet_20_link" text:visited-style-name="Internet_20_link">LayoutRegion<text:tab/>60</text:a></text:p>
          <text:p text:style-name="P14"><text:a xlink:type="simple" xlink:href="#4.1.15.NumberInputElement|outline" text:style-name="Internet_20_link" text:visited-style-name="Internet_20_link">NumberInputElement<text:tab/>63</text:a></text:p>
          <text:p text:style-name="P14"><text:a xlink:type="simple" xlink:href="#4.1.16.XulElement|outline" text:style-name="Internet_20_link" text:visited-style-name="Internet_20_link">XulElement<text:tab/>64</text:a></text:p>
          <text:p text:style-name="P13"><text:a xlink:type="simple" xlink:href="#4.2.Components|outline" text:style-name="Internet_20_link" text:visited-style-name="Internet_20_link">Components<text:tab/>65</text:a></text:p>
          <text:p text:style-name="P14"><text:a xlink:type="simple" xlink:href="#4.2.1.Audio|outline" text:style-name="Internet_20_link" text:visited-style-name="Internet_20_link">Audio<text:tab/>65</text:a></text:p>
          <text:p text:style-name="P14"><text:a xlink:type="simple" xlink:href="#4.2.3.Auxhead|outline" text:style-name="Internet_20_link" text:visited-style-name="Internet_20_link">Auxhead<text:tab/>67</text:a></text:p>
          <text:p text:style-name="P14"><text:a xlink:type="simple" xlink:href="#4.2.5.Auxheader|outline" text:style-name="Internet_20_link" text:visited-style-name="Internet_20_link">Auxheader<text:tab/>69</text:a></text:p>
          <text:p text:style-name="P14"><text:a xlink:type="simple" xlink:href="#4.2.6.Bandbox|outline" text:style-name="Internet_20_link" text:visited-style-name="Internet_20_link">Bandbox<text:tab/>71</text:a></text:p>
          <text:p text:style-name="P14"><text:a xlink:type="simple" xlink:href="#4.2.9.Bandpopup|outline" text:style-name="Internet_20_link" text:visited-style-name="Internet_20_link">Bandpopup<text:tab/>74</text:a></text:p>
          <text:p text:style-name="P14"><text:a xlink:type="simple" xlink:href="#4.2.12.Calendar|outline" text:style-name="Internet_20_link" text:visited-style-name="Internet_20_link">Calendar<text:tab/>76</text:a></text:p>
          <text:p text:style-name="P14"><text:a xlink:type="simple" xlink:href="#4.2.15.Borderlayout|outline" text:style-name="Internet_20_link" text:visited-style-name="Internet_20_link">Borderlayout<text:tab/>78</text:a></text:p>
          <text:p text:style-name="P14"><text:a xlink:type="simple" xlink:href="#4.2.16.Box|outline" text:style-name="Internet_20_link" text:visited-style-name="Internet_20_link">Box<text:tab/>81</text:a></text:p>
          <text:p text:style-name="P14"><text:a xlink:type="simple" xlink:href="#4.2.17.Button|outline" text:style-name="Internet_20_link" text:visited-style-name="Internet_20_link">Button<text:tab/>83</text:a></text:p>
          <text:p text:style-name="P14"><text:a xlink:type="simple" xlink:href="#4.2.18.Captcha|outline" text:style-name="Internet_20_link" text:visited-style-name="Internet_20_link">Captcha<text:tab/>85</text:a></text:p>
          <text:p text:style-name="P14"><text:a xlink:type="simple" xlink:href="#4.2.20.Caption|outline" text:style-name="Internet_20_link" text:visited-style-name="Internet_20_link">Caption<text:tab/>88</text:a></text:p>
          <text:p text:style-name="P14"><text:a xlink:type="simple" xlink:href="#4.2.22.Center|outline" text:style-name="Internet_20_link" text:visited-style-name="Internet_20_link">Center<text:tab/>91</text:a></text:p>
          <text:p text:style-name="P14"><text:a xlink:type="simple" xlink:href="#4.2.23.Chart|outline" text:style-name="Internet_20_link" text:visited-style-name="Internet_20_link">Chart<text:tab/>94</text:a></text:p>
          <text:p text:style-name="P14"><text:a xlink:type="simple" xlink:href="#4.2.25.Checkbox|outline" text:style-name="Internet_20_link" text:visited-style-name="Internet_20_link">Checkbox<text:tab/>99</text:a></text:p>
          <text:p text:style-name="P14"><text:a xlink:type="simple" xlink:href="#4.2.26.Column|outline" text:style-name="Internet_20_link" text:visited-style-name="Internet_20_link">Column<text:tab/>101</text:a></text:p>
          <text:p text:style-name="P14"><text:a xlink:type="simple" xlink:href="#4.2.27.Columns|outline" text:style-name="Internet_20_link" text:visited-style-name="Internet_20_link">Columns<text:tab/>105</text:a></text:p>
          <text:p text:style-name="P14"><text:a xlink:type="simple" xlink:href="#4.2.29.Combobox|outline" text:style-name="Internet_20_link" text:visited-style-name="Internet_20_link">Combobox<text:tab/>108</text:a></text:p>
          <text:p text:style-name="P14"><text:a xlink:type="simple" xlink:href="#4.2.31.Comboitem|outline" text:style-name="Internet_20_link" text:visited-style-name="Internet_20_link">Comboitem<text:tab/>112</text:a></text:p>
          <text:p text:style-name="P14"><text:a xlink:type="simple" xlink:href="#4.2.32.Datebox|outline" text:style-name="Internet_20_link" text:visited-style-name="Internet_20_link">Datebox<text:tab/>114</text:a></text:p>
          <text:p text:style-name="P14"><text:a xlink:type="simple" xlink:href="#4.2.33.Doublebox|outline" text:style-name="Internet_20_link" text:visited-style-name="Internet_20_link">Doublebox<text:tab/>118</text:a></text:p>
          <text:p text:style-name="P14"><text:a xlink:type="simple" xlink:href="#4.2.36.Div|outline" text:style-name="Internet_20_link" text:visited-style-name="Internet_20_link">Div<text:tab/>120</text:a></text:p>
          <text:p text:style-name="P14"><text:a xlink:type="simple" xlink:href="#4.2.38.East|outline" text:style-name="Internet_20_link" text:visited-style-name="Internet_20_link">East<text:tab/>122</text:a></text:p>
          <text:p text:style-name="P14"><text:a xlink:type="simple" xlink:href="#4.2.41.Flash|outline" text:style-name="Internet_20_link" text:visited-style-name="Internet_20_link">Flash<text:tab/>125</text:a></text:p>
          <text:p text:style-name="P14"><text:a xlink:type="simple" xlink:href="#4.2.43.Footer|outline" text:style-name="Internet_20_link" text:visited-style-name="Internet_20_link">Footer<text:tab/>127</text:a></text:p>
          <text:p text:style-name="P14"><text:a xlink:type="simple" xlink:href="#4.2.45.Foot|outline" text:style-name="Internet_20_link" text:visited-style-name="Internet_20_link">Foot<text:tab/>129</text:a></text:p>
          <text:p text:style-name="P14"><text:a xlink:type="simple" xlink:href="#4.2.47.Grid|outline" text:style-name="Internet_20_link" text:visited-style-name="Internet_20_link">Grid<text:tab/>131</text:a></text:p>
          <text:p text:style-name="P14"><text:a xlink:type="simple" xlink:href="#4.2.48.Groupbox|outline" text:style-name="Internet_20_link" text:visited-style-name="Internet_20_link">Groupbox<text:tab/>135</text:a></text:p>
          <text:p text:style-name="P14"><text:a xlink:type="simple" xlink:href="#4.2.49.Hbox|outline" text:style-name="Internet_20_link" text:visited-style-name="Internet_20_link">Hbox<text:tab/>138</text:a></text:p>
          <text:p text:style-name="P14"><text:a xlink:type="simple" xlink:href="#4.2.50.Html|outline" text:style-name="Internet_20_link" text:visited-style-name="Internet_20_link">Html<text:tab/>140</text:a></text:p>
          <text:p text:style-name="P14"><text:a xlink:type="simple" xlink:href="#4.2.51.Iframe|outline" text:style-name="Internet_20_link" text:visited-style-name="Internet_20_link">Iframe<text:tab/>142</text:a></text:p>
          <text:p text:style-name="P14"><text:a xlink:type="simple" xlink:href="#4.2.52.Image|outline" text:style-name="Internet_20_link" text:visited-style-name="Internet_20_link">Image<text:tab/>144</text:a></text:p>
          <text:p text:style-name="P14"><text:a xlink:type="simple" xlink:href="#4.2.53.Imagemap|outline" text:style-name="Internet_20_link" text:visited-style-name="Internet_20_link">Imagemap<text:tab/>146</text:a></text:p>
          <text:p text:style-name="P14"><text:a xlink:type="simple" xlink:href="#4.2.54.Include|outline" text:style-name="Internet_20_link" text:visited-style-name="Internet_20_link">Include<text:tab/>148</text:a></text:p>
          <text:p text:style-name="P14"><text:a xlink:type="simple" xlink:href="#4.2.55.Intbox|outline" text:style-name="Internet_20_link" text:visited-style-name="Internet_20_link">Intbox<text:tab/>150</text:a></text:p>
          <text:p text:style-name="P14"><text:a xlink:type="simple" xlink:href="#4.2.56.Label|outline" text:style-name="Internet_20_link" text:visited-style-name="Internet_20_link">Label<text:tab/>153</text:a></text:p>
          <text:p text:style-name="P14"><text:a xlink:type="simple" xlink:href="#4.2.57.Listbox|outline" text:style-name="Internet_20_link" text:visited-style-name="Internet_20_link">Listbox<text:tab/>155</text:a></text:p>
          <text:p text:style-name="P14"><text:a xlink:type="simple" xlink:href="#4.2.58.Listcell|outline" text:style-name="Internet_20_link" text:visited-style-name="Internet_20_link">Listcell<text:tab/>160</text:a></text:p>
          <text:p text:style-name="P14"><text:a xlink:type="simple" xlink:href="#4.2.59.Listfoot|outline" text:style-name="Internet_20_link" text:visited-style-name="Internet_20_link">Listfoot<text:tab/>163</text:a></text:p>
          <text:p text:style-name="P14"><text:a xlink:type="simple" xlink:href="#4.2.60.Listfooter|outline" text:style-name="Internet_20_link" text:visited-style-name="Internet_20_link">Listfooter<text:tab/>165</text:a></text:p>
          <text:p text:style-name="P14"><text:a xlink:type="simple" xlink:href="#4.2.61.Listhead|outline" text:style-name="Internet_20_link" text:visited-style-name="Internet_20_link">Listhead<text:tab/>167</text:a></text:p>
          <text:p text:style-name="P14"><text:a xlink:type="simple" xlink:href="#4.2.62.Listheader|outline" text:style-name="Internet_20_link" text:visited-style-name="Internet_20_link">Listheader<text:tab/>169</text:a></text:p>
          <text:p text:style-name="P14"><text:a xlink:type="simple" xlink:href="#4.2.63.Listitem|outline" text:style-name="Internet_20_link" text:visited-style-name="Internet_20_link">Listitem<text:tab/>172</text:a></text:p>
          <text:p text:style-name="P14"><text:a xlink:type="simple" xlink:href="#4.2.64.Menu|outline" text:style-name="Internet_20_link" text:visited-style-name="Internet_20_link">Menu<text:tab/>175</text:a></text:p>
          <text:p text:style-name="P14"><text:a xlink:type="simple" xlink:href="#4.2.65.Menubar|outline" text:style-name="Internet_20_link" text:visited-style-name="Internet_20_link">Menubar<text:tab/>177</text:a></text:p>
          <text:p text:style-name="P14"><text:a xlink:type="simple" xlink:href="#4.2.66.Menuitem|outline" text:style-name="Internet_20_link" text:visited-style-name="Internet_20_link">Menuitem<text:tab/>179</text:a></text:p>
          <text:p text:style-name="P14"><text:a xlink:type="simple" xlink:href="#4.2.67.Menupopup|outline" text:style-name="Internet_20_link" text:visited-style-name="Internet_20_link">Menupopup<text:tab/>181</text:a></text:p>
          <text:p text:style-name="P14"><text:a xlink:type="simple" xlink:href="#4.2.68.Menuseparator|outline" text:style-name="Internet_20_link" text:visited-style-name="Internet_20_link">Menuseparator<text:tab/>183</text:a></text:p>
          <text:p text:style-name="P14"><text:a xlink:type="simple" xlink:href="#4.2.70.North|outline" text:style-name="Internet_20_link" text:visited-style-name="Internet_20_link">North<text:tab/>185</text:a></text:p>
          <text:p text:style-name="P14"><text:a xlink:type="simple" xlink:href="#4.2.71.Paging|outline" text:style-name="Internet_20_link" text:visited-style-name="Internet_20_link">Paging<text:tab/>188</text:a></text:p>
          <text:p text:style-name="P14"><text:a xlink:type="simple" xlink:href="#4.2.74.Popup|outline" text:style-name="Internet_20_link" text:visited-style-name="Internet_20_link">Popup<text:tab/>190</text:a></text:p>
          <text:p text:style-name="P14"><text:a xlink:type="simple" xlink:href="#4.2.76.Progressmeter|outline" text:style-name="Internet_20_link" text:visited-style-name="Internet_20_link">Progressmeter<text:tab/>192</text:a></text:p>
          <text:p text:style-name="P14"><text:a xlink:type="simple" xlink:href="#4.2.77.Radio|outline" text:style-name="Internet_20_link" text:visited-style-name="Internet_20_link">Radio<text:tab/>193</text:a></text:p>
          <text:p text:style-name="P14"><text:a xlink:type="simple" xlink:href="#4.2.78.Radiogroup|outline" text:style-name="Internet_20_link" text:visited-style-name="Internet_20_link">Radiogroup<text:tab/>195</text:a></text:p>
          <text:p text:style-name="P14"><text:a xlink:type="simple" xlink:href="#4.2.79.Row|outline" text:style-name="Internet_20_link" text:visited-style-name="Internet_20_link">Row<text:tab/>197</text:a></text:p>
          <text:p text:style-name="P14"><text:a xlink:type="simple" xlink:href="#4.2.80.Rows|outline" text:style-name="Internet_20_link" text:visited-style-name="Internet_20_link">Rows<text:tab/>200</text:a></text:p>
          <text:p text:style-name="P14"><text:a xlink:type="simple" xlink:href="#4.2.82.Script|outline" text:style-name="Internet_20_link" text:visited-style-name="Internet_20_link">Script<text:tab/>203</text:a></text:p>
          <text:p text:style-name="P14"><text:a xlink:type="simple" xlink:href="#4.2.83.Slider|outline" text:style-name="Internet_20_link" text:visited-style-name="Internet_20_link">Slider<text:tab/>205</text:a></text:p>
          <text:p text:style-name="P14"><text:a xlink:type="simple" xlink:href="#4.2.85.Space|outline" text:style-name="Internet_20_link" text:visited-style-name="Internet_20_link">Space<text:tab/>207</text:a></text:p>
          <text:p text:style-name="P14"><text:a xlink:type="simple" xlink:href="#4.2.87.South|outline" text:style-name="Internet_20_link" text:visited-style-name="Internet_20_link">South<text:tab/>208</text:a></text:p>
          <text:p text:style-name="P14"><text:a xlink:type="simple" xlink:href="#4.2.88.Separator|outline" text:style-name="Internet_20_link" text:visited-style-name="Internet_20_link">Separator<text:tab/>211</text:a></text:p>
          <text:p text:style-name="P14"><text:a xlink:type="simple" xlink:href="#4.2.89.Splitter|outline" text:style-name="Internet_20_link" text:visited-style-name="Internet_20_link">Splitter<text:tab/>213</text:a></text:p>
          <text:p text:style-name="P14"><text:a xlink:type="simple" xlink:href="#4.2.90.Style|outline" text:style-name="Internet_20_link" text:visited-style-name="Internet_20_link">Style<text:tab/>215</text:a></text:p>
          <text:p text:style-name="P14"><text:a xlink:type="simple" xlink:href="#4.2.91.Tab|outline" text:style-name="Internet_20_link" text:visited-style-name="Internet_20_link">Tab<text:tab/>217</text:a></text:p>
          <text:p text:style-name="P14"><text:a xlink:type="simple" xlink:href="#4.2.92.Tabbox|outline" text:style-name="Internet_20_link" text:visited-style-name="Internet_20_link">Tabbox<text:tab/>220</text:a></text:p>
          <text:p text:style-name="P14"><text:a xlink:type="simple" xlink:href="#4.2.93.Tabpanel|outline" text:style-name="Internet_20_link" text:visited-style-name="Internet_20_link">Tabpanel<text:tab/>223</text:a></text:p>
          <text:p text:style-name="P14"><text:a xlink:type="simple" xlink:href="#4.2.94.Tabpanels|outline" text:style-name="Internet_20_link" text:visited-style-name="Internet_20_link">Tabpanels<text:tab/>225</text:a></text:p>
          <text:p text:style-name="P14"><text:a xlink:type="simple" xlink:href="#4.2.95.Tabs|outline" text:style-name="Internet_20_link" text:visited-style-name="Internet_20_link">Tabs<text:tab/>227</text:a></text:p>
          <text:p text:style-name="P14"><text:a xlink:type="simple" xlink:href="#4.2.96.Textbox|outline" text:style-name="Internet_20_link" text:visited-style-name="Internet_20_link">Textbox<text:tab/>229</text:a></text:p>
          <text:p text:style-name="P14"><text:a xlink:type="simple" xlink:href="#4.2.98.Timebox|outline" text:style-name="Internet_20_link" text:visited-style-name="Internet_20_link">Timebox<text:tab/>232</text:a></text:p>
          <text:p text:style-name="P14"><text:a xlink:type="simple" xlink:href="#4.2.101.Timer|outline" text:style-name="Internet_20_link" text:visited-style-name="Internet_20_link">Timer<text:tab/>234</text:a></text:p>
          <text:p text:style-name="P14"><text:a xlink:type="simple" xlink:href="#4.2.102.Toolbar|outline" text:style-name="Internet_20_link" text:visited-style-name="Internet_20_link">Toolbar<text:tab/>236</text:a></text:p>
          <text:p text:style-name="P14"><text:a xlink:type="simple" xlink:href="#4.2.103.Toolbarbutton|outline" text:style-name="Internet_20_link" text:visited-style-name="Internet_20_link">Toolbarbutton<text:tab/>238</text:a></text:p>
          <text:p text:style-name="P14"><text:a xlink:type="simple" xlink:href="#4.2.104.Tree|outline" text:style-name="Internet_20_link" text:visited-style-name="Internet_20_link">Tree<text:tab/>241</text:a></text:p>
          <text:p text:style-name="P14"><text:a xlink:type="simple" xlink:href="#4.2.105.Treecell|outline" text:style-name="Internet_20_link" text:visited-style-name="Internet_20_link">Treecell<text:tab/>246</text:a></text:p>
          <text:p text:style-name="P14"><text:a xlink:type="simple" xlink:href="#4.2.106.Treechildren|outline" text:style-name="Internet_20_link" text:visited-style-name="Internet_20_link">Treechildren<text:tab/>249</text:a></text:p>
          <text:p text:style-name="P14"><text:a xlink:type="simple" xlink:href="#4.2.107.Treecol|outline" text:style-name="Internet_20_link" text:visited-style-name="Internet_20_link">Treecol<text:tab/>253</text:a></text:p>
          <text:p text:style-name="P14"><text:a xlink:type="simple" xlink:href="#4.2.108.Treecols|outline" text:style-name="Internet_20_link" text:visited-style-name="Internet_20_link">Treecols<text:tab/>255</text:a></text:p>
          <text:p text:style-name="P14"><text:a xlink:type="simple" xlink:href="#4.2.109.Treefoot|outline" text:style-name="Internet_20_link" text:visited-style-name="Internet_20_link">Treefoot<text:tab/>257</text:a></text:p>
          <text:p text:style-name="P14"><text:a xlink:type="simple" xlink:href="#4.2.110.Treefooter|outline" text:style-name="Internet_20_link" text:visited-style-name="Internet_20_link">Treefooter<text:tab/>259</text:a></text:p>
          <text:p text:style-name="P14"><text:a xlink:type="simple" xlink:href="#4.2.111.Treeitem|outline" text:style-name="Internet_20_link" text:visited-style-name="Internet_20_link">Treeitem<text:tab/>261</text:a></text:p>
          <text:p text:style-name="P14"><text:a xlink:type="simple" xlink:href="#4.2.112.Treerow|outline" text:style-name="Internet_20_link" text:visited-style-name="Internet_20_link">Treerow<text:tab/>265</text:a></text:p>
          <text:p text:style-name="P14"><text:a xlink:type="simple" xlink:href="#4.2.113.Vbox|outline" text:style-name="Internet_20_link" text:visited-style-name="Internet_20_link">Vbox<text:tab/>268</text:a></text:p>
          <text:p text:style-name="P14"><text:a xlink:type="simple" xlink:href="#4.2.115.West|outline" text:style-name="Internet_20_link" text:visited-style-name="Internet_20_link">West<text:tab/>270</text:a></text:p>
          <text:p text:style-name="P14"><text:a xlink:type="simple" xlink:href="#4.2.116.Window|outline" text:style-name="Internet_20_link" text:visited-style-name="Internet_20_link">Window<text:tab/>273</text:a></text:p>
          <text:p text:style-name="P13"><text:a xlink:type="simple" xlink:href="#4.3.Events|outline" text:style-name="Internet_20_link" text:visited-style-name="Internet_20_link">Events<text:tab/>277</text:a></text:p>
          <text:p text:style-name="P14"><text:a xlink:type="simple" xlink:href="#4.3.1.CheckEvent|outline" text:style-name="Internet_20_link" text:visited-style-name="Internet_20_link">CheckEvent<text:tab/>277</text:a></text:p>
          <text:p text:style-name="P14"><text:a xlink:type="simple" xlink:href="#4.3.2.ColSizeEvent|outline" text:style-name="Internet_20_link" text:visited-style-name="Internet_20_link">ColSizeEvent<text:tab/>277</text:a></text:p>
          <text:p text:style-name="P14"><text:a xlink:type="simple" xlink:href="#4.3.3.CreateEvent|outline" text:style-name="Internet_20_link" text:visited-style-name="Internet_20_link">CreateEvent<text:tab/>278</text:a></text:p>
          <text:p text:style-name="P14"><text:a xlink:type="simple" xlink:href="#4.3.4.DropEvent|outline" text:style-name="Internet_20_link" text:visited-style-name="Internet_20_link">DropEvent<text:tab/>278</text:a></text:p>
          <text:p text:style-name="P14"><text:a xlink:type="simple" xlink:href="#4.3.5.ErrorEvent|outline" text:style-name="Internet_20_link" text:visited-style-name="Internet_20_link">ErrorEvent<text:tab/>279</text:a></text:p>
          <text:p text:style-name="P14"><text:a xlink:type="simple" xlink:href="#4.3.6.Event|outline" text:style-name="Internet_20_link" text:visited-style-name="Internet_20_link">Event<text:tab/>280</text:a></text:p>
          <text:p text:style-name="P14"><text:a xlink:type="simple" xlink:href="#4.3.7.InputEvent|outline" text:style-name="Internet_20_link" text:visited-style-name="Internet_20_link">InputEvent<text:tab/>280</text:a></text:p>
          <text:p text:style-name="P14"><text:a xlink:type="simple" xlink:href="#4.3.8.KeyEvent|outline" text:style-name="Internet_20_link" text:visited-style-name="Internet_20_link">KeyEvent<text:tab/>281</text:a></text:p>
          <text:p text:style-name="P14"><text:a xlink:type="simple" xlink:href="#4.3.9.MouseEvent|outline" text:style-name="Internet_20_link" text:visited-style-name="Internet_20_link">MouseEvent<text:tab/>281</text:a></text:p>
          <text:p text:style-name="P14"><text:a xlink:type="simple" xlink:href="#4.3.10.MoveEvent|outline" text:style-name="Internet_20_link" text:visited-style-name="Internet_20_link">MoveEvent<text:tab/>282</text:a></text:p>
          <text:p text:style-name="P14"><text:a xlink:type="simple" xlink:href="#4.3.13.OpenEvent|outline" text:style-name="Internet_20_link" text:visited-style-name="Internet_20_link">OpenEvent<text:tab/>283</text:a></text:p>
          <text:p text:style-name="P14"><text:a xlink:type="simple" xlink:href="#4.3.16.PageSizeEvent|outline" text:style-name="Internet_20_link" text:visited-style-name="Internet_20_link">PageSizeEvent<text:tab/>285</text:a></text:p>
          <text:p text:style-name="P14"><text:a xlink:type="simple" xlink:href="#4.3.17.PagingEvent|outline" text:style-name="Internet_20_link" text:visited-style-name="Internet_20_link">PagingEvent<text:tab/>285</text:a></text:p>
          <text:p text:style-name="P14"><text:a xlink:type="simple" xlink:href="#4.3.19.ScrollEvent|outline" text:style-name="Internet_20_link" text:visited-style-name="Internet_20_link">ScrollEvent<text:tab/>286</text:a></text:p>
          <text:p text:style-name="P14"><text:a xlink:type="simple" xlink:href="#4.3.20.SelectEvent|outline" text:style-name="Internet_20_link" text:visited-style-name="Internet_20_link">SelectEvent<text:tab/>286</text:a></text:p>
          <text:p text:style-name="P14"><text:a xlink:type="simple" xlink:href="#4.3.22.SelectionEvent|outline" text:style-name="Internet_20_link" text:visited-style-name="Internet_20_link">SelectionEvent<text:tab/>287</text:a></text:p>
          <text:p text:style-name="P14"><text:a xlink:type="simple" xlink:href="#4.3.23.SizeEvent|outline" text:style-name="Internet_20_link" text:visited-style-name="Internet_20_link">SizeEvent<text:tab/>287</text:a></text:p>
          <text:p text:style-name="P14"><text:a xlink:type="simple" xlink:href="#4.3.24.UploadEvent|outline" text:style-name="Internet_20_link" text:visited-style-name="Internet_20_link">UploadEvent<text:tab/>288</text:a></text:p>
          <text:p text:style-name="P14"><text:a xlink:type="simple" xlink:href="#4.3.25.ZIndexEvent|outline" text:style-name="Internet_20_link" text:visited-style-name="Internet_20_link">ZIndexEvent<text:tab/>288</text:a></text:p>
          <text:p text:style-name="P13"><text:a xlink:type="simple" xlink:href="#4.4.Supplemental Classes|outline" text:style-name="Internet_20_link" text:visited-style-name="Internet_20_link">Supplemental Classes<text:tab/>289</text:a></text:p>
          <text:p text:style-name="P14"><text:a xlink:type="simple" xlink:href="#4.4.1.AbstractListModel|outline" text:style-name="Internet_20_link" text:visited-style-name="Internet_20_link">AbstractListModel<text:tab/>289</text:a></text:p>
          <text:p text:style-name="P14"><text:a xlink:type="simple" xlink:href="#4.4.2.Constraint|outline" text:style-name="Internet_20_link" text:visited-style-name="Internet_20_link">Constraint<text:tab/>290</text:a></text:p>
          <text:p text:style-name="P14"><text:a xlink:type="simple" xlink:href="#4.4.3.Constrained|outline" text:style-name="Internet_20_link" text:visited-style-name="Internet_20_link">Constrained<text:tab/>290</text:a></text:p>
          <text:p text:style-name="P14"><text:a xlink:type="simple" xlink:href="#4.4.6.Fileupload|outline" text:style-name="Internet_20_link" text:visited-style-name="Internet_20_link">Fileupload<text:tab/>291</text:a></text:p>
          <text:p text:style-name="P14"><text:a xlink:type="simple" xlink:href="#4.4.7.ListitemRenderer|outline" text:style-name="Internet_20_link" text:visited-style-name="Internet_20_link">ListitemRenderer<text:tab/>293</text:a></text:p>
          <text:p text:style-name="P14"><text:a xlink:type="simple" xlink:href="#4.4.8.ListModel|outline" text:style-name="Internet_20_link" text:visited-style-name="Internet_20_link">ListModel<text:tab/>293</text:a></text:p>
          <text:p text:style-name="P14"><text:a xlink:type="simple" xlink:href="#4.4.11.Messagebox|outline" text:style-name="Internet_20_link" text:visited-style-name="Internet_20_link">Messagebox<text:tab/>295</text:a></text:p>
          <text:p text:style-name="P14"><text:a xlink:type="simple" xlink:href="#4.4.14.RendererCtrl|outline" text:style-name="Internet_20_link" text:visited-style-name="Internet_20_link">RendererCtrl<text:tab/>297</text:a></text:p>
          <text:p text:style-name="P14"><text:a xlink:type="simple" xlink:href="#4.4.17.SimpleConstraint|outline" text:style-name="Internet_20_link" text:visited-style-name="Internet_20_link">SimpleConstraint<text:tab/>298</text:a></text:p>
          <text:p text:style-name="P14"><text:a xlink:type="simple" xlink:href="#4.4.20.SimpleListModel|outline" text:style-name="Internet_20_link" text:visited-style-name="Internet_20_link">SimpleListModel<text:tab/>299</text:a></text:p>
          <text:p text:style-name="P12"><text:a xlink:type="simple" xlink:href="#5.5. The XHTML Components|outline" text:style-name="Internet_20_link" text:visited-style-name="Internet_20_link">5. The XHTML Components<text:tab/>300</text:a></text:p>
          <text:p text:style-name="P13"><text:a xlink:type="simple" xlink:href="#5.1.Overview|outline" text:style-name="Internet_20_link" text:visited-style-name="Internet_20_link">Overview<text:tab/>300</text:a></text:p>
          <text:p text:style-name="P14"><text:a xlink:type="simple" xlink:href="#5.1.1.URL and encodeURL|outline" text:style-name="Internet_20_link" text:visited-style-name="Internet_20_link">URL and encodeURL<text:tab/>300</text:a></text:p>
          <text:p text:style-name="P14"><text:a xlink:type="simple" xlink:href="#5.1.2.AbstractTag|outline" text:style-name="Internet_20_link" text:visited-style-name="Internet_20_link">AbstractTag<text:tab/>300</text:a></text:p>
          <text:p text:style-name="P14"><text:a xlink:type="simple" xlink:href="#5.1.3.Raw|outline" text:style-name="Internet_20_link" text:visited-style-name="Internet_20_link">Raw<text:tab/>301</text:a></text:p>
          <text:p text:style-name="P13"><text:a xlink:type="simple" xlink:href="#5.2.Components|outline" text:style-name="Internet_20_link" text:visited-style-name="Internet_20_link">Components<text:tab/>301</text:a></text:p>
          <text:p text:style-name="P14"><text:a xlink:type="simple" xlink:href="#5.2.1.A|outline" text:style-name="Internet_20_link" text:visited-style-name="Internet_20_link">A<text:tab/>301</text:a></text:p>
          <text:p text:style-name="P14"><text:a xlink:type="simple" xlink:href="#5.2.2.Abbr|outline" text:style-name="Internet_20_link" text:visited-style-name="Internet_20_link">Abbr<text:tab/>301</text:a></text:p>
          <text:p text:style-name="P14"><text:a xlink:type="simple" xlink:href="#5.2.3.Acronym|outline" text:style-name="Internet_20_link" text:visited-style-name="Internet_20_link">Acronym<text:tab/>301</text:a></text:p>
          <text:p text:style-name="P14"><text:a xlink:type="simple" xlink:href="#5.2.4.Address|outline" text:style-name="Internet_20_link" text:visited-style-name="Internet_20_link">Address<text:tab/>301</text:a></text:p>
          <text:p text:style-name="P14"><text:a xlink:type="simple" xlink:href="#5.2.5.Area|outline" text:style-name="Internet_20_link" text:visited-style-name="Internet_20_link">Area<text:tab/>301</text:a></text:p>
          <text:p text:style-name="P14"><text:a xlink:type="simple" xlink:href="#5.2.6.B|outline" text:style-name="Internet_20_link" text:visited-style-name="Internet_20_link">B<text:tab/>301</text:a></text:p>
          <text:p text:style-name="P14"><text:a xlink:type="simple" xlink:href="#5.2.7.Base|outline" text:style-name="Internet_20_link" text:visited-style-name="Internet_20_link">Base<text:tab/>302</text:a></text:p>
          <text:p text:style-name="P14"><text:a xlink:type="simple" xlink:href="#5.2.8.Big|outline" text:style-name="Internet_20_link" text:visited-style-name="Internet_20_link">Big<text:tab/>302</text:a></text:p>
          <text:p text:style-name="P14"><text:a xlink:type="simple" xlink:href="#5.2.9.Blockquote|outline" text:style-name="Internet_20_link" text:visited-style-name="Internet_20_link">Blockquote<text:tab/>302</text:a></text:p>
          <text:p text:style-name="P14"><text:a xlink:type="simple" xlink:href="#5.2.10.Body|outline" text:style-name="Internet_20_link" text:visited-style-name="Internet_20_link">Body<text:tab/>302</text:a></text:p>
          <text:p text:style-name="P14"><text:a xlink:type="simple" xlink:href="#5.2.11.Br|outline" text:style-name="Internet_20_link" text:visited-style-name="Internet_20_link">Br<text:tab/>302</text:a></text:p>
          <text:p text:style-name="P14"><text:a xlink:type="simple" xlink:href="#5.2.12.Button|outline" text:style-name="Internet_20_link" text:visited-style-name="Internet_20_link">Button<text:tab/>302</text:a></text:p>
          <text:p text:style-name="P14"><text:a xlink:type="simple" xlink:href="#5.2.13.Caption|outline" text:style-name="Internet_20_link" text:visited-style-name="Internet_20_link">Caption<text:tab/>302</text:a></text:p>
          <text:p text:style-name="P14"><text:a xlink:type="simple" xlink:href="#5.2.14.Cite|outline" text:style-name="Internet_20_link" text:visited-style-name="Internet_20_link">Cite<text:tab/>302</text:a></text:p>
          <text:p text:style-name="P14"><text:a xlink:type="simple" xlink:href="#5.2.15.Code|outline" text:style-name="Internet_20_link" text:visited-style-name="Internet_20_link">Code<text:tab/>302</text:a></text:p>
          <text:p text:style-name="P14"><text:a xlink:type="simple" xlink:href="#5.2.16.Collection|outline" text:style-name="Internet_20_link" text:visited-style-name="Internet_20_link">Collection<text:tab/>302</text:a></text:p>
          <text:p text:style-name="P14"><text:a xlink:type="simple" xlink:href="#5.2.17.Colgroup|outline" text:style-name="Internet_20_link" text:visited-style-name="Internet_20_link">Colgroup<text:tab/>302</text:a></text:p>
          <text:p text:style-name="P14"><text:a xlink:type="simple" xlink:href="#5.2.18.Dd|outline" text:style-name="Internet_20_link" text:visited-style-name="Internet_20_link">Dd<text:tab/>302</text:a></text:p>
          <text:p text:style-name="P14"><text:a xlink:type="simple" xlink:href="#5.2.19.Del|outline" text:style-name="Internet_20_link" text:visited-style-name="Internet_20_link">Del<text:tab/>303</text:a></text:p>
          <text:p text:style-name="P14"><text:a xlink:type="simple" xlink:href="#5.2.20.Dfn|outline" text:style-name="Internet_20_link" text:visited-style-name="Internet_20_link">Dfn<text:tab/>303</text:a></text:p>
          <text:p text:style-name="P14"><text:a xlink:type="simple" xlink:href="#5.2.21.Dir|outline" text:style-name="Internet_20_link" text:visited-style-name="Internet_20_link">Dir<text:tab/>303</text:a></text:p>
          <text:p text:style-name="P14"><text:a xlink:type="simple" xlink:href="#5.2.22.Div|outline" text:style-name="Internet_20_link" text:visited-style-name="Internet_20_link">Div<text:tab/>303</text:a></text:p>
          <text:p text:style-name="P14"><text:a xlink:type="simple" xlink:href="#5.2.23.Dl|outline" text:style-name="Internet_20_link" text:visited-style-name="Internet_20_link">Dl<text:tab/>303</text:a></text:p>
          <text:p text:style-name="P14"><text:a xlink:type="simple" xlink:href="#5.2.24.Dt|outline" text:style-name="Internet_20_link" text:visited-style-name="Internet_20_link">Dt<text:tab/>303</text:a></text:p>
          <text:p text:style-name="P14"><text:a xlink:type="simple" xlink:href="#5.2.25.Em|outline" text:style-name="Internet_20_link" text:visited-style-name="Internet_20_link">Em<text:tab/>303</text:a></text:p>
          <text:p text:style-name="P14"><text:a xlink:type="simple" xlink:href="#5.2.26.Embed|outline" text:style-name="Internet_20_link" text:visited-style-name="Internet_20_link">Embed<text:tab/>303</text:a></text:p>
          <text:p text:style-name="P14"><text:a xlink:type="simple" xlink:href="#5.2.27.Fieldset|outline" text:style-name="Internet_20_link" text:visited-style-name="Internet_20_link">Fieldset<text:tab/>303</text:a></text:p>
          <text:p text:style-name="P14"><text:a xlink:type="simple" xlink:href="#5.2.28.Font|outline" text:style-name="Internet_20_link" text:visited-style-name="Internet_20_link">Font<text:tab/>303</text:a></text:p>
          <text:p text:style-name="P14"><text:a xlink:type="simple" xlink:href="#5.2.29.Form|outline" text:style-name="Internet_20_link" text:visited-style-name="Internet_20_link">Form<text:tab/>303</text:a></text:p>
          <text:p text:style-name="P14"><text:a xlink:type="simple" xlink:href="#5.2.30.H1|outline" text:style-name="Internet_20_link" text:visited-style-name="Internet_20_link">H1<text:tab/>303</text:a></text:p>
          <text:p text:style-name="P14"><text:a xlink:type="simple" xlink:href="#5.2.31.H2|outline" text:style-name="Internet_20_link" text:visited-style-name="Internet_20_link">H2<text:tab/>304</text:a></text:p>
          <text:p text:style-name="P14"><text:a xlink:type="simple" xlink:href="#5.2.32.H3|outline" text:style-name="Internet_20_link" text:visited-style-name="Internet_20_link">H3<text:tab/>304</text:a></text:p>
          <text:p text:style-name="P14"><text:a xlink:type="simple" xlink:href="#5.2.33.H4|outline" text:style-name="Internet_20_link" text:visited-style-name="Internet_20_link">H4<text:tab/>304</text:a></text:p>
          <text:p text:style-name="P14"><text:a xlink:type="simple" xlink:href="#5.2.34.Head|outline" text:style-name="Internet_20_link" text:visited-style-name="Internet_20_link">Head<text:tab/>304</text:a></text:p>
          <text:p text:style-name="P14"><text:a xlink:type="simple" xlink:href="#5.2.35.Hr|outline" text:style-name="Internet_20_link" text:visited-style-name="Internet_20_link">Hr<text:tab/>304</text:a></text:p>
          <text:p text:style-name="P14"><text:a xlink:type="simple" xlink:href="#5.2.36.Html|outline" text:style-name="Internet_20_link" text:visited-style-name="Internet_20_link">Html<text:tab/>304</text:a></text:p>
          <text:p text:style-name="P14"><text:a xlink:type="simple" xlink:href="#5.2.37.I|outline" text:style-name="Internet_20_link" text:visited-style-name="Internet_20_link">I<text:tab/>304</text:a></text:p>
          <text:p text:style-name="P14"><text:a xlink:type="simple" xlink:href="#5.2.38.Iframe|outline" text:style-name="Internet_20_link" text:visited-style-name="Internet_20_link">Iframe<text:tab/>304</text:a></text:p>
          <text:p text:style-name="P14"><text:a xlink:type="simple" xlink:href="#5.2.39.Img|outline" text:style-name="Internet_20_link" text:visited-style-name="Internet_20_link">Img<text:tab/>304</text:a></text:p>
          <text:p text:style-name="P14"><text:a xlink:type="simple" xlink:href="#5.2.40.Input|outline" text:style-name="Internet_20_link" text:visited-style-name="Internet_20_link">Input<text:tab/>304</text:a></text:p>
          <text:p text:style-name="P14"><text:a xlink:type="simple" xlink:href="#5.2.41.Ins|outline" text:style-name="Internet_20_link" text:visited-style-name="Internet_20_link">Ins<text:tab/>304</text:a></text:p>
          <text:p text:style-name="P14"><text:a xlink:type="simple" xlink:href="#5.2.42.Isindex|outline" text:style-name="Internet_20_link" text:visited-style-name="Internet_20_link">Isindex<text:tab/>304</text:a></text:p>
          <text:p text:style-name="P14"><text:a xlink:type="simple" xlink:href="#5.2.43.Kbd|outline" text:style-name="Internet_20_link" text:visited-style-name="Internet_20_link">Kbd<text:tab/>305</text:a></text:p>
          <text:p text:style-name="P14"><text:a xlink:type="simple" xlink:href="#5.2.44.Label|outline" text:style-name="Internet_20_link" text:visited-style-name="Internet_20_link">Label<text:tab/>305</text:a></text:p>
          <text:p text:style-name="P14"><text:a xlink:type="simple" xlink:href="#5.2.45.Legend|outline" text:style-name="Internet_20_link" text:visited-style-name="Internet_20_link">Legend<text:tab/>305</text:a></text:p>
          <text:p text:style-name="P14"><text:a xlink:type="simple" xlink:href="#5.2.46.Li|outline" text:style-name="Internet_20_link" text:visited-style-name="Internet_20_link">Li<text:tab/>305</text:a></text:p>
          <text:p text:style-name="P14"><text:a xlink:type="simple" xlink:href="#5.2.47.Link|outline" text:style-name="Internet_20_link" text:visited-style-name="Internet_20_link">Link<text:tab/>305</text:a></text:p>
          <text:p text:style-name="P14"><text:a xlink:type="simple" xlink:href="#5.2.48.Map|outline" text:style-name="Internet_20_link" text:visited-style-name="Internet_20_link">Map<text:tab/>305</text:a></text:p>
          <text:p text:style-name="P14"><text:a xlink:type="simple" xlink:href="#5.2.49.Menu|outline" text:style-name="Internet_20_link" text:visited-style-name="Internet_20_link">Menu<text:tab/>305</text:a></text:p>
          <text:p text:style-name="P14"><text:a xlink:type="simple" xlink:href="#5.2.50.Meta|outline" text:style-name="Internet_20_link" text:visited-style-name="Internet_20_link">Meta<text:tab/>305</text:a></text:p>
          <text:p text:style-name="P14"><text:a xlink:type="simple" xlink:href="#5.2.51.Nobr|outline" text:style-name="Internet_20_link" text:visited-style-name="Internet_20_link">Nobr<text:tab/>305</text:a></text:p>
          <text:p text:style-name="P14"><text:a xlink:type="simple" xlink:href="#5.2.52.Object|outline" text:style-name="Internet_20_link" text:visited-style-name="Internet_20_link">Object<text:tab/>305</text:a></text:p>
          <text:p text:style-name="P14"><text:a xlink:type="simple" xlink:href="#5.2.53.Ol|outline" text:style-name="Internet_20_link" text:visited-style-name="Internet_20_link">Ol<text:tab/>305</text:a></text:p>
          <text:p text:style-name="P14"><text:a xlink:type="simple" xlink:href="#5.2.54.Optgroup|outline" text:style-name="Internet_20_link" text:visited-style-name="Internet_20_link">Optgroup<text:tab/>305</text:a></text:p>
          <text:p text:style-name="P14"><text:a xlink:type="simple" xlink:href="#5.2.55.Option|outline" text:style-name="Internet_20_link" text:visited-style-name="Internet_20_link">Option<text:tab/>306</text:a></text:p>
          <text:p text:style-name="P14"><text:a xlink:type="simple" xlink:href="#5.2.56.P|outline" text:style-name="Internet_20_link" text:visited-style-name="Internet_20_link">P<text:tab/>306</text:a></text:p>
          <text:p text:style-name="P14"><text:a xlink:type="simple" xlink:href="#5.2.57.Pre|outline" text:style-name="Internet_20_link" text:visited-style-name="Internet_20_link">Pre<text:tab/>306</text:a></text:p>
          <text:p text:style-name="P14"><text:a xlink:type="simple" xlink:href="#5.2.58.Q|outline" text:style-name="Internet_20_link" text:visited-style-name="Internet_20_link">Q<text:tab/>306</text:a></text:p>
          <text:p text:style-name="P14"><text:a xlink:type="simple" xlink:href="#5.2.59.S|outline" text:style-name="Internet_20_link" text:visited-style-name="Internet_20_link">S<text:tab/>306</text:a></text:p>
          <text:p text:style-name="P14"><text:a xlink:type="simple" xlink:href="#5.2.60.Sam|outline" text:style-name="Internet_20_link" text:visited-style-name="Internet_20_link">Sam<text:tab/>306</text:a></text:p>
          <text:p text:style-name="P14"><text:a xlink:type="simple" xlink:href="#5.2.61.Script|outline" text:style-name="Internet_20_link" text:visited-style-name="Internet_20_link">Script<text:tab/>306</text:a></text:p>
          <text:p text:style-name="P14"><text:a xlink:type="simple" xlink:href="#5.2.62.Select|outline" text:style-name="Internet_20_link" text:visited-style-name="Internet_20_link">Select<text:tab/>306</text:a></text:p>
          <text:p text:style-name="P14"><text:a xlink:type="simple" xlink:href="#5.2.63.Small|outline" text:style-name="Internet_20_link" text:visited-style-name="Internet_20_link">Small<text:tab/>306</text:a></text:p>
          <text:p text:style-name="P14"><text:a xlink:type="simple" xlink:href="#5.2.64.Span|outline" text:style-name="Internet_20_link" text:visited-style-name="Internet_20_link">Span<text:tab/>306</text:a></text:p>
          <text:p text:style-name="P14"><text:a xlink:type="simple" xlink:href="#5.2.65.Strong|outline" text:style-name="Internet_20_link" text:visited-style-name="Internet_20_link">Strong<text:tab/>306</text:a></text:p>
          <text:p text:style-name="P14"><text:a xlink:type="simple" xlink:href="#5.2.66.Style|outline" text:style-name="Internet_20_link" text:visited-style-name="Internet_20_link">Style<text:tab/>306</text:a></text:p>
          <text:p text:style-name="P14"><text:a xlink:type="simple" xlink:href="#5.2.67.Sub|outline" text:style-name="Internet_20_link" text:visited-style-name="Internet_20_link">Sub<text:tab/>307</text:a></text:p>
          <text:p text:style-name="P14"><text:a xlink:type="simple" xlink:href="#5.2.68.Sup|outline" text:style-name="Internet_20_link" text:visited-style-name="Internet_20_link">Sup<text:tab/>307</text:a></text:p>
          <text:p text:style-name="P14"><text:a xlink:type="simple" xlink:href="#5.2.69.Table|outline" text:style-name="Internet_20_link" text:visited-style-name="Internet_20_link">Table<text:tab/>307</text:a></text:p>
          <text:p text:style-name="P14"><text:a xlink:type="simple" xlink:href="#5.2.70.Tbody|outline" text:style-name="Internet_20_link" text:visited-style-name="Internet_20_link">Tbody<text:tab/>307</text:a></text:p>
          <text:p text:style-name="P14"><text:a xlink:type="simple" xlink:href="#5.2.71.Td|outline" text:style-name="Internet_20_link" text:visited-style-name="Internet_20_link">Td<text:tab/>307</text:a></text:p>
          <text:p text:style-name="P14"><text:a xlink:type="simple" xlink:href="#5.2.72.Text|outline" text:style-name="Internet_20_link" text:visited-style-name="Internet_20_link">Text<text:tab/>307</text:a></text:p>
          <text:p text:style-name="P14"><text:a xlink:type="simple" xlink:href="#5.2.73.Textarea|outline" text:style-name="Internet_20_link" text:visited-style-name="Internet_20_link">Textarea<text:tab/>307</text:a></text:p>
          <text:p text:style-name="P14"><text:a xlink:type="simple" xlink:href="#5.2.74.Tfoot|outline" text:style-name="Internet_20_link" text:visited-style-name="Internet_20_link">Tfoot<text:tab/>307</text:a></text:p>
          <text:p text:style-name="P14"><text:a xlink:type="simple" xlink:href="#5.2.75.Th|outline" text:style-name="Internet_20_link" text:visited-style-name="Internet_20_link">Th<text:tab/>307</text:a></text:p>
          <text:p text:style-name="P14"><text:a xlink:type="simple" xlink:href="#5.2.76.Thead|outline" text:style-name="Internet_20_link" text:visited-style-name="Internet_20_link">Thead<text:tab/>307</text:a></text:p>
          <text:p text:style-name="P14"><text:a xlink:type="simple" xlink:href="#5.2.77.Title|outline" text:style-name="Internet_20_link" text:visited-style-name="Internet_20_link">Title<text:tab/>307</text:a></text:p>
          <text:p text:style-name="P14"><text:a xlink:type="simple" xlink:href="#5.2.78.Tr|outline" text:style-name="Internet_20_link" text:visited-style-name="Internet_20_link">Tr<text:tab/>307</text:a></text:p>
          <text:p text:style-name="P14"><text:a xlink:type="simple" xlink:href="#5.2.79.Tt|outline" text:style-name="Internet_20_link" text:visited-style-name="Internet_20_link">Tt<text:tab/>308</text:a></text:p>
          <text:p text:style-name="P14"><text:a xlink:type="simple" xlink:href="#5.2.80.Ul|outline" text:style-name="Internet_20_link" text:visited-style-name="Internet_20_link">Ul<text:tab/>308</text:a></text:p>
          <text:p text:style-name="P14"><text:a xlink:type="simple" xlink:href="#5.2.81.Var|outline" text:style-name="Internet_20_link" text:visited-style-name="Internet_20_link">Var<text:tab/>308</text:a></text:p>
          <text:p text:style-name="P13"><text:a xlink:type="simple" xlink:href="#5.3.Supplement Classes|outline" text:style-name="Internet_20_link" text:visited-style-name="Internet_20_link">Supplement Classes<text:tab/>308</text:a></text:p>
          <text:p text:style-name="P14"><text:a xlink:type="simple" xlink:href="#5.3.1.Fileupload|outline" text:style-name="Internet_20_link" text:visited-style-name="Internet_20_link">Fileupload<text:tab/>308</text:a></text:p>
          <text:p text:style-name="P14"><text:a xlink:type="simple" xlink:href="#5.3.2.Messagebox|outline" text:style-name="Internet_20_link" text:visited-style-name="Internet_20_link">Messagebox<text:tab/>308</text:a></text:p>
          <text:p text:style-name="P12"><text:a xlink:type="simple" xlink:href="#6.Appendix A. WEB-INF/web.xml|outline" text:style-name="Internet_20_link" text:visited-style-name="Internet_20_link">Appendix A. WEB-INF/web.xml<text:tab/>309</text:a></text:p>
          <text:p text:style-name="P13"><text:a xlink:type="simple" xlink:href="#6.1.ZK Loader|outline" text:style-name="Internet_20_link" text:visited-style-name="Internet_20_link">ZK Loader<text:tab/>309</text:a></text:p>
          <text:p text:style-name="P14"><text:a xlink:type="simple" xlink:href="#6.1.1.The Initial Parameters|outline" text:style-name="Internet_20_link" text:visited-style-name="Internet_20_link">The Initial Parameters<text:tab/>309</text:a></text:p>
          <text:p text:style-name="P13"><text:a xlink:type="simple" xlink:href="#6.2.ZK AU Engine|outline" text:style-name="Internet_20_link" text:visited-style-name="Internet_20_link">ZK AU Engine<text:tab/>310</text:a></text:p>
          <text:p text:style-name="P13"><text:a xlink:type="simple" xlink:href="#6.3.ZK Session Cleaner|outline" text:style-name="Internet_20_link" text:visited-style-name="Internet_20_link">ZK Session Cleaner<text:tab/>310</text:a></text:p>
          <text:p text:style-name="P13"><text:a xlink:type="simple" xlink:href="#6.4.ZK Filter|outline" text:style-name="Internet_20_link" text:visited-style-name="Internet_20_link">ZK Filter<text:tab/>310</text:a></text:p>
          <text:p text:style-name="P14"><text:a xlink:type="simple" xlink:href="#6.4.1.The Initial Parameters|outline" text:style-name="Internet_20_link" text:visited-style-name="Internet_20_link">The Initial Parameters<text:tab/>310</text:a></text:p>
          <text:p text:style-name="P14"><text:a xlink:type="simple" xlink:href="#6.4.2.How to Specify in web.xml|outline" text:style-name="Internet_20_link" text:visited-style-name="Internet_20_link">How to Specify in web.xml<text:tab/>311</text:a></text:p>
          <text:p text:style-name="P13"><text:a xlink:type="simple" xlink:href="#6.5.DSP Loader|outline" text:style-name="Internet_20_link" text:visited-style-name="Internet_20_link">DSP Loader<text:tab/>311</text:a></text:p>
          <text:p text:style-name="P14"><text:a xlink:type="simple" xlink:href="#6.5.1.The Initial Parameters|outline" text:style-name="Internet_20_link" text:visited-style-name="Internet_20_link">The Initial Parameters<text:tab/>311</text:a></text:p>
          <text:p text:style-name="P14"><text:a xlink:type="simple" xlink:href="#6.5.2.How to Specify in web.xml|outline" text:style-name="Internet_20_link" text:visited-style-name="Internet_20_link">How to Specify in web.xml<text:tab/>312</text:a></text:p>
          <text:p text:style-name="P13"><text:a xlink:type="simple" xlink:href="#6.6.Sample of web.xml|outline" text:style-name="Internet_20_link" text:visited-style-name="Internet_20_link">Sample of web.xml<text:tab/>312</text:a></text:p>
          <text:p text:style-name="P12"><text:a xlink:type="simple" xlink:href="#7.Appendix B. WEB-INF/zk.xml|outline" text:style-name="Internet_20_link" text:visited-style-name="Internet_20_link">Appendix B. WEB-INF/zk.xml<text:tab/>315</text:a></text:p>
          <text:p text:style-name="P13"><text:a xlink:type="simple" xlink:href="#7.1.Overview|outline" text:style-name="Internet_20_link" text:visited-style-name="Internet_20_link">Overview<text:tab/>315</text:a></text:p>
          <text:p text:style-name="P14"><text:a xlink:type="simple" xlink:href="#7.1.1.The richlet and richlet-mapping elements|outline" text:style-name="Internet_20_link" text:visited-style-name="Internet_20_link">The richlet and richlet-mapping elements<text:tab/>315</text:a></text:p>
          <text:p text:style-name="P14"><text:a xlink:type="simple" xlink:href="#7.1.2.The listener Element|outline" text:style-name="Internet_20_link" text:visited-style-name="Internet_20_link">The listener Element<text:tab/>316</text:a></text:p>
          <text:p text:style-name="P14"><text:a xlink:type="simple" xlink:href="#7.1.3.The log Element|outline" text:style-name="Internet_20_link" text:visited-style-name="Internet_20_link">The log Element<text:tab/>321</text:a></text:p>
          <text:p text:style-name="P14"><text:a xlink:type="simple" xlink:href="#7.1.4.The client-config Element|outline" text:style-name="Internet_20_link" text:visited-style-name="Internet_20_link">The client-config Element<text:tab/>321</text:a></text:p>
          <text:p text:style-name="P14"><text:a xlink:type="simple" xlink:href="#7.1.5.The desktop-config Element|outline" text:style-name="Internet_20_link" text:visited-style-name="Internet_20_link">The desktop-config Element<text:tab/>323</text:a></text:p>
          <text:p text:style-name="P14"><text:a xlink:type="simple" xlink:href="#7.1.6.The xel-config Element|outline" text:style-name="Internet_20_link" text:visited-style-name="Internet_20_link">The xel-config Element<text:tab/>325</text:a></text:p>
          <text:p text:style-name="P14"><text:a xlink:type="simple" xlink:href="#7.1.7.The language-config Element|outline" text:style-name="Internet_20_link" text:visited-style-name="Internet_20_link">The language-config Element<text:tab/>326</text:a></text:p>
          <text:p text:style-name="P14"><text:a xlink:type="simple" xlink:href="#7.1.8.The session-config Element|outline" text:style-name="Internet_20_link" text:visited-style-name="Internet_20_link">The session-config Element<text:tab/>326</text:a></text:p>
          <text:p text:style-name="P14"><text:a xlink:type="simple" xlink:href="#7.1.9.The system-config Element|outline" text:style-name="Internet_20_link" text:visited-style-name="Internet_20_link">The system-config Element<text:tab/>327</text:a></text:p>
          <text:p text:style-name="P14"><text:a xlink:type="simple" xlink:href="#7.1.10.The zscript-config Element|outline" text:style-name="Internet_20_link" text:visited-style-name="Internet_20_link">The zscript-config Element<text:tab/>332</text:a></text:p>
          <text:p text:style-name="P14"><text:a xlink:type="simple" xlink:href="#7.1.11.The device-config Element|outline" text:style-name="Internet_20_link" text:visited-style-name="Internet_20_link">The device-config Element<text:tab/>333</text:a></text:p>
          <text:p text:style-name="P14"><text:a xlink:type="simple" xlink:href="#7.1.12.The error-page Element|outline" text:style-name="Internet_20_link" text:visited-style-name="Internet_20_link">The error-page Element<text:tab/>334</text:a></text:p>
          <text:p text:style-name="P14"><text:a xlink:type="simple" xlink:href="#7.1.13.The preference Element|outline" text:style-name="Internet_20_link" text:visited-style-name="Internet_20_link">The preference Element<text:tab/>33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8">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19">A map of custom attributes ass<text:span text:style-name="T2">ociated with</text:span> the desktop. It is the same as the <text:span text:style-name="T6">getAttributes</text:span> method in the <text:span text:style-name="T6">org.zkoss.zk.ui.Desktop</text:span> interface.</text:p>
      <text:p text:style-name="P19">It is mai<text:span text:style-name="T2">nly used to communicate among pages in the same desktop.</text:span></text:p>
      <text:h text:style-name="P15" text:outline-level="3"><text:span text:style-name="T11">each - </text:span><text:span text:style-name="T6">java.lang.Object</text:span></text:h>
      <text:p text:style-name="P20"><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1">The current page. It is the same as <text:span text:style-name="T6">self.page</text:span>.</text:p>
      <text:h text:style-name="P15" text:outline-level="3"><text:span text:style-name="T11">pageContext – </text:span><text:span text:style-name="T6">org.zkoss.web.servlet.xel.PageContext</text:span></text:h>
      <text:p text:style-name="P21">The current page context used to retrieve the request, response, variable resolver and so o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2">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9">A map of custom attributes ass<text:span text:style-name="T2">ociated with</text:span> the session. It is the same as the <text:span text:style-name="T6">getAttributes</text:span> method in the <text:span text:style-name="T6">org.zkoss.zk.ui.Session</text:span> interface.</text:p>
      <text:p text:style-name="P19">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9">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3">&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4">In addition, you could specify the initial properties (such as <text:span text:style-name="T6">prop1</text:span> in the above example), such that they are always passed to the macro component (thru the <text:span text:style-name="T6">arg</text:span> variable).</text:p>
      <text:p text:style-name="P24">The <text:span text:style-name="T6">inline</text:span> attribute specifies whether it is an inline macro (<text:span text:style-name="T6">inlinie="true"</text:span>) or a regular macro (default).</text:p>
      <text:p text:style-name="P24">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4">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3">&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4">To define a new component, you have to specify at least the <text:span text:style-name="T6">class</text:span> attribute, which is used by ZK to instantiate a new instance of the component.</text:p>
      <text:p text:style-name="P24">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4">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5">&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3">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4">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4">The name of the implementation used to evaluate the XEL expressions. There are two ways to specify the implementation. One is the name attribute. The other is the class attribute.</text:p>
      <text:p text:style-name="P24">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4">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6">default</text:p>
          </table:table-cell>
          <table:table-cell table:style-name="Table5.B2" office:value-type="string">
            <text:p text:style-name="P26">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6">mvel</text:p>
          </table:table-cell>
          <table:table-cell table:style-name="Table5.B2" office:value-type="string">
            <text:p text:style-name="P27">org.zkoss.zkmax.xel.mvel.MVELFactory</text:p>
            <text:p text:style-name="P28">The implementation based on MVEL, http://mvel.codehaus.org.</text:p>
            <text:p text:style-name="P29">[available only if zkmax.jar is loaded]</text:p>
          </table:table-cell>
        </table:table-row>
        <table:table-row>
          <table:table-cell table:style-name="Table5.A2" office:value-type="string">
            <text:p text:style-name="P26">ognl</text:p>
          </table:table-cell>
          <table:table-cell table:style-name="Table5.B2" office:value-type="string">
            <text:p text:style-name="P26">org<text:span text:style-name="T2">.zkoss.zkmax.xel.ognl.OGNLFactory</text:span></text:p>
            <text:p text:style-name="P28">The implementation based on OGNL, <text:a xlink:type="simple" xlink:href="http://www.ognl.org/">http://www.ognl.org</text:a>.</text:p>
            <text:p text:style-name="P29">[available only if zkmax.jar is loaded]</text:p>
          </table:table-cell>
        </table:table-row>
        <table:table-row>
          <table:table-cell table:style-name="Table5.A2" office:value-type="string">
            <text:p text:style-name="P26">com<text:span text:style-name="T2">mons-el</text:span></text:p>
          </table:table-cell>
          <table:table-cell table:style-name="Table5.B2" office:value-type="string">
            <text:p text:style-name="P26">org.zkoss.zkmax.xel.el.ApacheELFactory</text:p>
            <text:p text:style-name="P30">The imp<text:span text:style-name="T2">lementation that is based on Apache Commons EL, </text:span><text:span text:style-name="T5">org.apache.commons.el.ExpressionEvaluatorImpl</text:span><text:span text:style-name="T2">.</text:span></text:p>
            <text:p text:style-name="P31">[available only if zkmax.jar is loaded]</text:p>
          </table:table-cell>
        </table:table-row>
        <table:table-row>
          <table:table-cell table:style-name="Table5.A2" office:value-type="string">
            <text:p text:style-name="P26">japser-el</text:p>
          </table:table-cell>
          <table:table-cell table:style-name="Table5.B2" office:value-type="string">
            <text:p text:style-name="P26">org.zkoss.zkmax.xel.el21.ApacheELFactory</text:p>
            <text:p text:style-name="P30">The imp<text:span text:style-name="T2">lementation that is based on Apache JSP 2.1 EL, </text:span><text:span text:style-name="T5">org.apache.el.ExpressionFactoryImpl</text:span><text:span text:style-name="T2">.</text:span></text:p>
            <text:p text:style-name="P31">[available only if zkmax.jar is loaded]</text:p>
          </table:table-cell>
        </table:table-row>
      </table:table>
      <text:p text:style-name="P24">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4">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4">[Optiona][Default: <text:span text:style-name="T16">what are defined in taglib</text:span><text:span text:style-name="T17">]</text:span></text:p>
      <text:p text:style-name="P32">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3">&lt;/window&gt;</text:p>
      <text:p text:style-name="P32">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2">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p text:style-name="P34">Unlike other directives, the import directives must be at the topmost level, i.e., at the the same level as the root element.</text:p>
        </text:list-item>
        <text:list-item>
          <text:p text:style-name="P34">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4">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2">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0">&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4">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4">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5">&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4">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2">Specifies the <text:span text:style-name="T6">xml</text:span> processing instruction (i.e., <text:span text:style-name="T6">&lt;?xml?&gt;</text:span>) that will be generated to the output. Currently only XML devices support this option.</text:p>
      <text:p text:style-name="P32">For example,</text:p>
      <text:p text:style-name="Code_20_Indent_20_2">&lt;?page xml="<text:span text:style-name="T23">version=&amp;quot;1.0&amp;quot; encoding=&amp;quot;UTF-8&amp;quot;"?&gt;</text:span></text:p>
      <text:p text:style-name="P32">will generate the following as the first line of the output</text:p>
      <text:p text:style-name="P33">&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2">It specifies the additional attributes for the root element of the generated output, which depends on the device types.</text:p>
      <text:p text:style-name="P22">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4">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4">[Required]</text:p>
      <text:p text:style-name="P24">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2">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2">You can specify multiple variable resolvers with multiple <text:span text:style-name="T6">variable-resolver</text:span> directives. The later declared one has higher priority.</text:p>
      <text:p text:style-name="P22">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2">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3" text:outline-level="3"><text:bookmark text:name="directive_init11"/>The <text:span text:style-name="T6">xel-method</text:span> Directive</text:h>
      <text:p text:style-name="P17">&lt;?xel-method pre<text:span text:style-name="T2">fix="..." name="..."</text:span> class="..."<text:line-break/>signature="..."?&gt;</text:p>
      <text:p text:style-name="P22">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4">[Required]</text:p>
      <text:p text:style-name="P24">Specifies the prefix used to identify this method.</text:p>
      <text:h text:style-name="P39" text:outline-level="4">name</text:h>
      <text:p text:style-name="P24">[Required]</text:p>
      <text:p text:style-name="P24">Specifies the name used to identify this method. The full name is "prefix:name".</text:p>
      <text:h text:style-name="P39" text:outline-level="4">class</text:h>
      <text:p text:style-name="P24">[Required]</text:p>
      <text:p text:style-name="P24">Specifies the class that the method is defined in.</text:p>
      <text:h text:style-name="P39" text:outline-level="4">signature</text:h>
      <text:p text:style-name="P24">[Required]</text:p>
      <text:p text:style-name="P24">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3">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4">[Optional][Default: false]</text:p>
      <text:p text:style-name="P24">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2">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2">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4">It is used with the <text:span text:style-name="T6">forEach</text:span> attribute to specify the index (starting from 0) that the iteration shall begin at. If not specified, the iteration begins at the first element, i.e., 0 is assumed.</text:p>
      <text:p text:style-name="P24">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4">It is used with the <text:span text:style-name="T6">forEach</text:span> attribute to specify the index (starting from 0) the iteration shall ends at (inclusive). If not specified, the iterations ends at the last element.</text:p>
      <text:p text:style-name="P24">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4">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4">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4">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7">app<text:span text:style-name="T2">ly="a-class-name"<text:line-break/>apply="class1, class2,..."<text:line-break/></text:span>app<text:span text:style-name="T2">ly="${EL_returns_a_class_or_a_collection_of_classes}"<text:line-break/>apply="${EL_returns_an_instance_or_a_collection_of_Composer_instances}"</text:span></text:p>
      <text:p text:style-name="P22">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2">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22"><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20">forEach="${<text:span text:style-name="T16">an-EL-expr</text:span>}"</text:p>
      <text:p text:style-name="P22">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2">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20">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0">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0">forward="orginalEvent=targetId1/targetId2,targetEvent"</text:p>
      <text:p text:style-name="P20">forward="originalEvent=${el-expr},targetEvent"</text:p>
      <text:p text:style-name="P20">forward="targetEvent"</text:p>
      <text:p text:style-name="P22">It is used to forward an event, that is targeting a specific component, to another component in another event name. It is called the forward condition.</text:p>
      <text:p text:style-name="P22">The original event is optional. If it is omitted, <text:span text:style-name="T6">onClick</text:span> is assumed. Similarly, the target ID is also optional. If omitted, the space owner is assumed.</text:p>
      <text:p text:style-name="P22">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2">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2">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2"/>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2"/>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4"/>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6">A map of application-scoped attributes (String, Object).</text:p>
      <text:h text:style-name="P48" text:outline-level="3">cookie - <text:span text:style-name="T6">java.util.Map</text:span></text:h>
      <text:p text:style-name="P16">A map of cookies of the request. (String, Cookie).</text:p>
      <text:h text:style-name="P48" text:outline-level="3">header - <text:span text:style-name="T6">java.util.Map</text:span></text:h>
      <text:p text:style-name="P16">A map of headers of the request. (String, String).</text:p>
      <text:h text:style-name="P48" text:outline-level="3">headerValues - <text:span text:style-name="T6">java.util.Map</text:span></text:h>
      <text:p text:style-name="P16">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9">A map of parameters of the request (String, String).</text:p>
      <text:h text:style-name="Heading_20_3" text:outline-level="3">paramValues - <text:span text:style-name="T6">java.util.Map</text:span></text:h>
      <text:p text:style-name="P19">A map of parameters of the request. (String, String[]).</text:p>
      <text:h text:style-name="Heading_20_3" text:outline-level="3">req<text:span text:style-name="T2">uestScope - </text:span><text:span text:style-name="T5">java.util.Map</text:span></text:h>
      <text:p text:style-name="P22">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h text:style-name="Heading_20_3" text:outline-level="3"/>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8">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69"/>
      <text:h text:style-name="Heading_20_4" text:outline-level="4">Methods</text:h>
      <text:p text:style-name="P70"><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1"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2"><text:a xlink:type="simple" xlink:href="#InputElement"><text:span text:style-name="Source_20_Text">org.zkoss.zul.impl.InputElement</text:span></text:a></text:p>
          </table:table-cell>
        </table:table-row>
        <table:table-row>
          <table:table-cell table:style-name="Table10.A2" office:value-type="string">
            <text:p text:style-name="P72"><text:a xlink:type="simple" xlink:href="#XulElement"><text:span text:style-name="Source_20_Text">org.zkoss.zul.impl.XulElement</text:span></text:a></text:p>
          </table:table-cell>
        </table:table-row>
        <table:table-row table:style-name="Table10.4">
          <table:table-cell table:style-name="Table10.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2"><text:a xlink:type="simple" xlink:href="#AbstractComponent"><text:span text:style-name="Source_20_Text">org.zkoss.zk.ui.AbstractComponent </text:span></text:a></text:p>
          </table:table-cell>
        </table:table-row>
      </table:table>
      <text:p text:style-name="Text_20_body"/>
      <text:h text:style-name="P73" text:outline-level="3"/>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6">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8">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8">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7"/>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7">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7"/>
          </table:table-cell>
          <table:table-cell table:style-name="Table12.A2" office:value-type="string">
            <text:p text:style-name="P59"><text:span text:style-name="T41">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2"><text:a xlink:type="simple" xlink:href="#LabelElement">org.zkoss.zul.impl.LabelElement</text:a></text:p>
          </table:table-cell>
        </table:table-row>
        <table:table-row>
          <table:table-cell table:style-name="Table13.A2" office:value-type="string">
            <text:p text:style-name="P72"><text:a xlink:type="simple" xlink:href="#LabelImageElement"><text:span text:style-name="Source_20_Text">org.zkoss.zul.impl.LabelImageElement</text:span></text:a></text:p>
          </table:table-cell>
        </table:table-row>
        <table:table-row>
          <table:table-cell table:style-name="Table13.A2" office:value-type="string">
            <text:p text:style-name="P72"><text:a xlink:type="simple" xlink:href="#XulElement">org.zkoss.zul.impl.XulElement</text:a></text:p>
          </table:table-cell>
        </table:table-row>
        <table:table-row table:style-name="Table13.5">
          <table:table-cell table:style-name="Table13.A2" office:value-type="string">
            <text:p text:style-name="P72"><text:a xlink:type="simple" xlink:href="#HtmlBasedComponent">org.zkoss.zk.ui.HtmlBasedComponent</text:a><text:span text:style-name="T42"> </text:span></text:p>
          </table:table-cell>
        </table:table-row>
        <table:table-row table:style-name="Table13.5">
          <table:table-cell table:style-name="Table13.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6">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8">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7"/>
          </table:table-cell>
          <table:table-cell table:style-name="Table15.A2" office:value-type="string">
            <text:p text:style-name="P59"><text:span text:style-name="T39">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2"><text:a xlink:type="simple" xlink:href="#XulElement">org.zkoss.zul.impl.XulElement</text:a></text:p>
          </table:table-cell>
        </table:table-row>
        <table:table-row table:style-name="Table16.3">
          <table:table-cell table:style-name="Table16.A2" office:value-type="string">
            <text:p text:style-name="P72"><text:a xlink:type="simple" xlink:href="#HtmlBasedComponent">org.zkoss.zk.ui.HtmlBasedComponent</text:a><text:span text:style-name="T42"> </text:span></text:p>
          </table:table-cell>
        </table:table-row>
        <table:table-row table:style-name="Table16.3">
          <table:table-cell table:style-name="Table16.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3">org.zkoss.zk.ui.event.DropEvent</text:span></text:a></text:p>
            <text:p text:style-name="P77"><text:a xlink:type="simple" xlink:href="#DropEvent"><text:span text:style-name="T43"/></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8"><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8"><text:span text:style-name="T44">Value:</text:span><text:span text:style-name="T31">true</text:span><text:span text:style-name="T45"> | </text:span><text:span text:style-name="T31">false|</text:span></text:p>
            <text:p text:style-name="P68"><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2"><text:a xlink:type="simple" xlink:href="#AbstractComponent">org.zkoss.zk.ui.AbstractComponent</text:a></text:p>
          </table:table-cell>
        </table:table-row>
      </table:table>
      <text:p text:style-name="P81"/>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4" text:outline-level="4">Class Name</text:h>
      <text:p text:style-name="P55"><text:span text:style-name="T36">org.zkoss.zul.InputElement</text:span></text:p>
      <text:h text:style-name="P76" text:outline-level="4">Supported Events</text:h>
      <text:p text:style-name="P82">*NONE</text:p>
      <text:h text:style-name="P83"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4">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8">Sets the columns. </text:p>
            <text:p text:style-name="P68"><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4">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5">Sets the constraint, must be a default constraint expression. The value,except regular expression , could be a combination String by comma</text:p>
            <text:p text:style-name="P85"><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6">Sets the name of this component.</text:p>
            <text:p text:style-name="P86">Don't use this method if your application is purely based on ZK's event-driven model.</text:p>
            <text:p text:style-name="P86">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0">null</text:span></text:p>
          </table:table-cell>
        </table:table-row>
      </table:table>
      <text:p text:style-name="P63"/>
      <text:h text:style-name="P76" text:outline-level="4">Methods</text:h>
      <text:p text:style-name="P87">*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8"><text:a xlink:type="simple" xlink:href="#XulElement"><text:span text:style-name="Source_20_Text">org.zkoss.zul.imp.XulElement</text:span></text:a></text:p>
          </table:table-cell>
        </table:table-row>
        <table:table-row table:style-name="Table22.3">
          <table:table-cell table:style-name="Table22.A2" office:value-type="string">
            <text:p text:style-name="P88"><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6">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8">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2"><text:a xlink:type="simple" xlink:href="#XulElement">org.zkoss.zul.impl.XulElement</text:a></text:p>
          </table:table-cell>
        </table:table-row>
        <table:table-row table:style-name="Table24.3">
          <table:table-cell table:style-name="Table24.A2" office:value-type="string">
            <text:p text:style-name="P72"><text:a xlink:type="simple" xlink:href="#HtmlBasedComponent">org.zkoss.zk.ui.HtmlBasedComponent</text:a><text:span text:style-name="T42"> </text:span></text:p>
          </table:table-cell>
        </table:table-row>
        <table:table-row table:style-name="Table24.3">
          <table:table-cell table:style-name="Table24.A2" office:value-type="string">
            <text:p text:style-name="P72"><text:a xlink:type="simple" xlink:href="#AbstractComponent">org.zkoss.zk.ui.AbstractComponent </text:a></text:p>
          </table:table-cell>
        </table:table-row>
      </table:table>
      <text:p text:style-name="Text_20_body"/>
      <text:p text:style-name="P81"/>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9"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8">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8">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8">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1" text:outline-level="4"/>
      <text:p text:style-name="P90"/>
      <text:h text:style-name="P89"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8">Returns whether the image is available. </text:p>
            <text:p text:style-name="P68">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8">Returns the HTML IMG tag for the image part.</text:p>
            <text:p text:style-name="P68">Used only for component template, not for application developers.</text:p>
            <text:p text:style-name="P68">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2"><text:a xlink:type="simple" xlink:href="#LabelElement">org.zkoss.zul.impl.LabelElement</text:a></text:p>
          </table:table-cell>
        </table:table-row>
        <table:table-row>
          <table:table-cell table:style-name="Table27.A2" office:value-type="string">
            <text:p text:style-name="P72"><text:a xlink:type="simple" xlink:href="#XulElement">org.zkoss.zul.impl.XulElement</text:a></text:p>
          </table:table-cell>
        </table:table-row>
        <table:table-row table:style-name="Table27.4">
          <table:table-cell table:style-name="Table27.A2" office:value-type="string">
            <text:p text:style-name="P72"><text:a xlink:type="simple" xlink:href="#HtmlBasedComponent">org.zkoss.zk.ui.HtmlBasedComponent</text:a><text:span text:style-name="T42"> </text:span></text:p>
          </table:table-cell>
        </table:table-row>
        <table:table-row table:style-name="Table27.4">
          <table:table-cell table:style-name="Table27.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1">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2">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2">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2">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2">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2">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2">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8"><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2">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2">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2">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2">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2">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3"/>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8"><text:a xlink:type="simple" xlink:href="#XulElement"><text:span text:style-name="T56">org.zkoss.zul.impl.XulElement</text:span></text:a></text:p>
          </table:table-cell>
        </table:table-row>
        <table:table-row table:style-name="Table31.2">
          <table:table-cell table:style-name="Table31.A2" office:value-type="string">
            <text:p text:style-name="P88"><text:span text:style-name="T57"><text:s/></text:span><text:a xlink:type="simple" xlink:href="#HtmlBasedComponent">org.zkoss.zk.ui.HtmlBasedComponent</text:a><text:span text:style-name="T57"> </text:span></text:p>
          </table:table-cell>
        </table:table-row>
        <table:table-row table:style-name="Table31.2">
          <table:table-cell table:style-name="Table31.A2" office:value-type="string">
            <text:p text:style-name="P88"><text:s/><text:a xlink:type="simple" xlink:href="#AbstractComponent">org.zkoss.zk.ui.AbstractComponent </text:a></text:p>
          </table:table-cell>
        </table:table-row>
      </table:table>
      <text:h text:style-name="P73" text:outline-level="3"><text:bookmark-start text:name="NumberInputElement"/>NumberInputElement<text:bookmark-end text:name="NumberInputElement"/></text:h>
      <text:p text:style-name="P54">A skeletal implementation for number-type input box. </text:p>
      <text:p text:style-name="P94"/>
      <text:h text:style-name="P74" text:outline-level="4">Class Name</text:h>
      <text:p text:style-name="P55"><text:span text:style-name="T36">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5">Property</text:p>
            </table:table-cell>
            <table:table-cell table:style-name="Table32.A1" office:value-type="string">
              <text:p text:style-name="P95">Description</text:p>
            </table:table-cell>
            <table:table-cell table:style-name="Table32.A1" office:value-type="string">
              <text:p text:style-name="P95">Data Type</text:p>
            </table:table-cell>
            <table:table-cell table:style-name="Table32.D1" office:value-type="string">
              <text:p text:style-name="P95">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8">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69"/>
      <text:h text:style-name="Heading_20_4" text:outline-level="4">Methods</text:h>
      <text:p text:style-name="P70"><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69"/>
      <text:p text:style-name="P69">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2"><text:a xlink:type="simple" xlink:href="#FormatInputElement"><text:span text:style-name="Source_20_Text">org.zkoss.zul.impl.FormatInputElement</text:span></text:a></text:p>
          </table:table-cell>
        </table:table-row>
        <table:table-row>
          <table:table-cell table:style-name="Table35.A2" office:value-type="string">
            <text:p text:style-name="P72"><text:a xlink:type="simple" xlink:href="#InputElement"><text:span text:style-name="Source_20_Text">org.zkoss.zul.impl.InputElement</text:span></text:a></text:p>
          </table:table-cell>
        </table:table-row>
        <table:table-row>
          <table:table-cell table:style-name="Table35.A2" office:value-type="string">
            <text:p text:style-name="P72"><text:a xlink:type="simple" xlink:href="#XulElement"><text:span text:style-name="Source_20_Text">org.zkoss.zul.impl.XulElement</text:span></text:a></text:p>
          </table:table-cell>
        </table:table-row>
        <table:table-row table:style-name="Table35.5">
          <table:table-cell table:style-name="Table3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2"><text:a xlink:type="simple" xlink:href="#AbstractComponent"><text:span text:style-name="Source_20_Text">org.zkoss.zk.ui.AbstractComponent </text:span></text:a></text:p>
          </table:table-cell>
        </table:table-row>
      </table:table>
      <text:p text:style-name="Text_20_body"/>
      <text:p text:style-name="P81"/>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6">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8">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8">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8">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8">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8">Generates the Client-Side-Action attributes to the interior tag. </text:p>
            <text:p text:style-name="P68"><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8"/>
          </table:table-cell>
          <table:table-cell table:style-name="Table37.C2" office:value-type="string">
            <text:p text:style-name="P59"><text:span text:style-name="T40">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2"><text:a xlink:type="simple" xlink:href="#HtmlBasedComponent">org.zkoss.zk.ui.HtmlBasedComponent</text:a><text:span text:style-name="T42"> </text:span></text:p>
          </table:table-cell>
        </table:table-row>
        <table:table-row table:style-name="Table38.2">
          <table:table-cell table:style-name="Table38.A2" office:value-type="string">
            <text:p text:style-name="P72"><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58">audio</text:span><text:span text:style-name="T49"> component is used to play the audio at the browser. Like </text:span><text:span text:style-name="T58">image</text:span><text:span text:style-name="T49">, you could use the </text:span><text:span text:style-name="T58">src</text:span><text:span text:style-name="T49"> property to specify an URL of an audio resource, or the </text:span><text:span text:style-name="T58">setContent</text:span><text:span text:style-name="T49"> method to specify a dynamically generated audio.</text:span></text:p>
      <text:p text:style-name="Text_20_body_20_indent_20_2"><text:span text:style-name="T49">Depending on the browser and the </text:span><text:span text:style-name="T58">audio</text:span><text:span text:style-name="T49"> plugin, developers might be able to control the play of an audio by the </text:span><text:span text:style-name="T58">play</text:span><text:span text:style-name="T49">, </text:span><text:span text:style-name="T58">stop</text:span><text:span text:style-name="T49"> and </text:span><text:span text:style-name="T58">pause</text:span><text:span text:style-name="T49"> methods. Currently, Internet Explorer with Media Player is capable of such controls.</text:span></text:p>
      <text:p text:style-name="P54"><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6" text:outline-level="4">Supported Child Components</text:h>
      <text:p text:style-name="P78">*NONE</text:p>
      <text:h text:style-name="P76" text:outline-level="4">Supported Events</text:h>
      <text:p text:style-name="P96">*NONE</text:p>
      <text:h text:style-name="P97"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59">one of top</text:span><text:span text:style-name="T40">, </text:span></text:p>
            <text:p text:style-name="P77"><text:span text:style-name="T60">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8">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8"><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8">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1">&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9">Value: <text:span text:style-name="T62">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2"><text:a xlink:type="simple" xlink:href="#XulElement">org.zkoss.zul.impl.XulElement</text:a></text:p>
          </table:table-cell>
        </table:table-row>
        <table:table-row table:style-name="Table41.3">
          <table:table-cell table:style-name="Table41.A2" office:value-type="string">
            <text:p text:style-name="P72"><text:a xlink:type="simple" xlink:href="#HtmlBasedComponent">org.zkoss.zk.ui.HtmlBasedComponent</text:a> </text:p>
          </table:table-cell>
        </table:table-row>
        <table:table-row table:style-name="Table41.3">
          <table:table-cell table:style-name="Table41.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Auxhead"/>Auxhead<text:bookmark-end text:name="Auxhead"/></text:h>
      <text:p text:style-name="P22">Used to define a collection of auxiliary headers (<text:span text:style-name="Source_20_Text">Auxheader</text:span>).</text:p>
      <text:p text:style-name="P22"><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1">org.zkoss.zul.Auxhead</text:span></text:p>
      <text:h text:style-name="P76" text:outline-level="4">Supported Child Components</text:h>
      <text:p text:style-name="P100"><text:span text:style-name="T63"><text:tab/></text:span><text:span text:style-name="T64"> </text:span><text:a xlink:type="simple" xlink:href="#Auxheader"><text:span text:style-name="T65">Auxheader</text:span></text:a></text:p>
      <text:h text:style-name="P83" text:outline-level="4">Supported Events</text:h>
      <text:p text:style-name="P101"><text:tab/> <text:s/>*NONE</text:p>
      <text:h text:style-name="P91" text:outline-level="4">Properties</text:h>
      <text:p text:style-name="P102"><text:tab/> <text:s/>*NONE</text:p>
      <text:p text:style-name="P103">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6">insertBefore(org.zkoss.zk.ui.Component child, org.zkoss.zk.ui.Component insertBefore)</text:span></text:p>
          </table:table-cell>
          <table:table-cell table:style-name="Table181.A2" office:value-type="string">
            <text:p text:style-name="P104"/>
          </table:table-cell>
          <table:table-cell table:style-name="Table181.C2" office:value-type="string">
            <text:p text:style-name="P59"><text:span text:style-name="T31">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2"><text:a xlink:type="simple" xlink:href="#XulElement"><text:span text:style-name="T67">org.zkoss.zul.impl.XulElement</text:span></text:a></text:p>
          </table:table-cell>
        </table:table-row>
        <table:table-row table:style-name="Table182.3">
          <table:table-cell table:style-name="Table182.A2" office:value-type="string">
            <text:p text:style-name="P72"><text:a xlink:type="simple" xlink:href="#HtmlBasedComponent"><text:span text:style-name="T67">org.zkoss.zk.ui.HtmlBasedComponent</text:span></text:a></text:p>
          </table:table-cell>
        </table:table-row>
        <table:table-row table:style-name="Table182.3">
          <table:table-cell table:style-name="Table182.A2" office:value-type="string">
            <text:p text:style-name="P72"><text:a xlink:type="simple" xlink:href="#AbstractComponent"><text:span text:style-name="T67">org.zkoss.zk.ui.AbstractComponent </text:span></text:a></text:p>
          </table:table-cell>
        </table:table-row>
      </table:table>
      <text:p text:style-name="Standard"/>
      <text:h text:style-name="P105" text:outline-level="3"/>
      <text:h text:style-name="Heading_20_3" text:outline-level="3"><text:bookmark-start text:name="Auxheader"/>Auxheader<text:bookmark-end text:name="Auxheader"/></text:h>
      <text:p text:style-name="Text_20_body_20_indent">An auxiliary header.</text:p>
      <text:p text:style-name="P22"><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1">org.zkoss.zul.Auxheader</text:span></text:p>
      <text:h text:style-name="P76" text:outline-level="4">Supported Child Components</text:h>
      <text:p text:style-name="P106"><text:span text:style-name="T68"><text:tab/></text:span><text:span text:style-name="T69"> <text:s/>*NONE</text:span></text:p>
      <text:h text:style-name="P83" text:outline-level="4">Supported Events</text:h>
      <text:p text:style-name="P101"><text:tab/> <text:s/>*NONE</text:p>
      <text:h text:style-name="P107" text:outline-level="4"><text:span text:style-name="T70">Properties</text:span><text:span text:style-name="T68"><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8">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8">Sets the number of rows to span this header.</text:p>
          </table:table-cell>
          <table:table-cell table:style-name="Table336.C2" office:value-type="string">
            <text:p text:style-name="P59"><text:span text:style-name="T40">int</text:span></text:p>
          </table:table-cell>
        </table:table-row>
      </table:table>
      <text:p text:style-name="P103"/>
      <text:p text:style-name="P103">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9">getOuterAttrs()</text:p>
          </table:table-cell>
          <table:table-cell table:style-name="Table337.A2" office:value-type="string">
            <text:p text:style-name="P104"/>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9">setParent(org.zkoss.zk.ui.Component parent)</text:p>
          </table:table-cell>
          <table:table-cell table:style-name="Table337.A2" office:value-type="string">
            <text:p text:style-name="P104"/>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2"><text:a xlink:type="simple" xlink:href="#HeaderElement"><text:span text:style-name="Source_20_Text">org.zkoss.zul.impl.HeaderElement</text:span></text:a></text:p>
          </table:table-cell>
        </table:table-row>
        <table:table-row>
          <table:table-cell table:style-name="Table338.A2" office:value-type="string">
            <text:p text:style-name="P72"><text:a xlink:type="simple" xlink:href="#LabelImageElement"><text:span text:style-name="Source_20_Text">org.zkoss.zul.impl.LabelImageElement</text:span></text:a></text:p>
          </table:table-cell>
        </table:table-row>
        <table:table-row>
          <table:table-cell table:style-name="Table338.A2" office:value-type="string">
            <text:p text:style-name="P72"><text:a xlink:type="simple" xlink:href="#LabelElement"><text:span text:style-name="Source_20_Text">org.zkoss.zul.impl.LabelElement</text:span></text:a></text:p>
          </table:table-cell>
        </table:table-row>
        <table:table-row>
          <table:table-cell table:style-name="Table338.A2" office:value-type="string">
            <text:p text:style-name="P72"><text:a xlink:type="simple" xlink:href="#XulElement"><text:span text:style-name="Source_20_Text">org.zkoss.zul.impl.XulElement</text:span></text:a></text:p>
          </table:table-cell>
        </table:table-row>
        <table:table-row table:style-name="Table338.6">
          <table:table-cell table:style-name="Table338.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2"><text:a xlink:type="simple" xlink:href="#AbstractComponent"><text:span text:style-name="Source_20_Text">org.zkoss.zk.ui.AbstractComponent </text:span></text:a></text:p>
          </table:table-cell>
        </table:table-row>
      </table:table>
      <text:p text:style-name="P110"/>
      <text:p text:style-name="P111"/>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68"><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1">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3"><text:span text:style-name="T71">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4"><text:span text:style-name="T72">Denotes user has opened or closed a component. Note: unlike onClose, this event is only a notification. The client sends this event after opening or closing the component.</text:span></text:p>
          </table:table-cell>
        </table:table-row>
      </table:table>
      <text:h text:style-name="P107" text:outline-level="4"><text:span text:style-name="T70">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5">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4"><text:span text:style-name="T73">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4">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4">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4">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6"><text:span text:style-name="Source_20_Text">clone()</text:span></text:p>
          </table:table-cell>
          <table:table-cell table:style-name="Table91.A2" office:value-type="string">
            <text:p text:style-name="Table_20_Contents"/>
          </table:table-cell>
          <table:table-cell table:style-name="Table91.C2" office:value-type="string">
            <text:p text:style-name="P116"><text:span text:style-name="T34">java.lang.Object</text:span></text:p>
          </table:table-cell>
        </table:table-row>
        <table:table-row>
          <table:table-cell table:style-name="Table91.A2" office:value-type="string">
            <text:p text:style-name="P115"><text:span text:style-name="Source_20_Text">closeDropdown()</text:span></text:p>
          </table:table-cell>
          <table:table-cell table:style-name="Table91.A2" office:value-type="string">
            <text:p text:style-name="P116">Closes the popup (getDropdown()).</text:p>
          </table:table-cell>
          <table:table-cell table:style-name="Table91.C2" office:value-type="string">
            <text:p text:style-name="P115"><text:span text:style-name="Source_20_Text">void</text:span></text:p>
          </table:table-cell>
        </table:table-row>
        <table:table-row>
          <table:table-cell table:style-name="Table91.A2" office:value-type="string">
            <text:p text:style-name="P115"><text:span text:style-name="Source_20_Text">getDropdown()</text:span></text:p>
          </table:table-cell>
          <table:table-cell table:style-name="Table91.A2" office:value-type="string">
            <text:p text:style-name="P116">Returns the dropdown window belonging to this band box.</text:p>
          </table:table-cell>
          <table:table-cell table:style-name="Table91.C2" office:value-type="string">
            <text:p text:style-name="P115"><text:span text:style-name="Source_20_Text">org.zkoss.zul.Bandpopup</text:span></text:p>
          </table:table-cell>
        </table:table-row>
        <table:table-row>
          <table:table-cell table:style-name="Table91.A2" office:value-type="string">
            <text:p text:style-name="P115"><text:span text:style-name="Source_20_Text">getInnerAttrs()</text:span></text:p>
          </table:table-cell>
          <table:table-cell table:style-name="Table91.A2" office:value-type="string">
            <text:p text:style-name="P116">Generates the Client-Side-Action attributes to the interior tag.</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OuterAttrs()</text:span></text:p>
          </table:table-cell>
          <table:table-cell table:style-name="Table91.A2" office:value-type="string">
            <text:p text:style-name="P114"><text:span text:style-name="T74">Returns </text:span><text:span text:style-name="T75">west</text:span><text:span text:style-name="T74"> componennt</text:span></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RealStyleFlags()</text:span></text:p>
          </table:table-cell>
          <table:table-cell table:style-name="Table91.A2" office:value-type="string">
            <text:p text:style-name="P116">Returns RS_NO_WIDTH|RS_NO_HEIGHT.</text:p>
          </table:table-cell>
          <table:table-cell table:style-name="Table91.C2" office:value-type="string">
            <text:p text:style-name="P68"><text:span text:style-name="Source_20_Text"/></text:p>
          </table:table-cell>
        </table:table-row>
        <table:table-row>
          <table:table-cell table:style-name="Table91.A2" office:value-type="string">
            <text:p text:style-name="P115"><text:span text:style-name="Source_20_Text">insertBefore(org.zkoss.zk.ui.Component newChild, org.zkoss.zk.ui.Component refChild)</text:span></text:p>
          </table:table-cell>
          <table:table-cell table:style-name="Table91.A2" office:value-type="string">
            <text:p text:style-name="P116"/>
          </table:table-cell>
          <table:table-cell table:style-name="Table91.C2" office:value-type="string">
            <text:p text:style-name="P68"><text:span text:style-name="Source_20_Text">boolean</text:span></text:p>
          </table:table-cell>
        </table:table-row>
      </table:table>
      <text:p text:style-name="P117">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2"><text:a xlink:type="simple" xlink:href="#InputElement"><text:span text:style-name="Source_20_Text">org.zkoss.zul.InputElement</text:span></text:a></text:p>
          </table:table-cell>
        </table:table-row>
        <table:table-row>
          <table:table-cell table:style-name="Table92.A2" office:value-type="string">
            <text:p text:style-name="P72"><text:a xlink:type="simple" xlink:href="#XulElement"><text:span text:style-name="Source_20_Text">org.zkoss.zul.imp.XulElement</text:span></text:a></text:p>
          </table:table-cell>
        </table:table-row>
        <table:table-row table:style-name="Table92.4">
          <table:table-cell table:style-name="Table92.A2" office:value-type="string">
            <text:p text:style-name="P72"><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1">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1"><text:tab/> <text:s/>*NONE</text:p>
      <text:h text:style-name="P91"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7">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6"><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6"><text:span text:style-name="T34">void</text:span></text:p>
          </table:table-cell>
        </table:table-row>
      </table:table>
      <text:p text:style-name="P117">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2"><text:a xlink:type="simple" xlink:href="#InputElement"><text:span text:style-name="Source_20_Text">org.zkoss.zul.InputElement</text:span></text:a></text:p>
          </table:table-cell>
        </table:table-row>
        <table:table-row>
          <table:table-cell table:style-name="Table322.A2" office:value-type="string">
            <text:p text:style-name="P72"><text:a xlink:type="simple" xlink:href="#XulElement"><text:span text:style-name="Source_20_Text">org.zkoss.zul.imp.XulElement</text:span></text:a></text:p>
          </table:table-cell>
        </table:table-row>
        <table:table-row table:style-name="Table322.4">
          <table:table-cell table:style-name="Table322.A2" office:value-type="string">
            <text:p text:style-name="P72"><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1">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1"><text:tab/> <text:s/>*NONE</text:p>
      <text:h text:style-name="P91"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8">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8">Sets the name of this component.</text:p>
          </table:table-cell>
          <table:table-cell table:style-name="Table320.A2" office:value-type="string">
            <text:p text:style-name="P119"><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8">Sets the time zone that this date box belongs to, or null if the default time zone is used.</text:p>
          </table:table-cell>
          <table:table-cell table:style-name="Table320.A2" office:value-type="string">
            <text:p text:style-name="P119"><text:span text:style-name="Source_20_Text">java.util.TimeZone</text:span></text:p>
          </table:table-cell>
          <table:table-cell table:style-name="Table320.D2" office:value-type="string">
            <text:p text:style-name="P120"><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8">Assigns a value to this component.</text:p>
          </table:table-cell>
          <table:table-cell table:style-name="Table320.A2" office:value-type="string">
            <text:p text:style-name="P119"><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8">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21"><text:span text:style-name="T76">getOuterAttrs() </text:span></text:p>
          </table:table-cell>
          <table:table-cell table:style-name="Table323.A2" office:value-type="string">
            <text:p text:style-name="Table_20_Contents"/>
          </table:table-cell>
          <table:table-cell table:style-name="Table323.C2" office:value-type="string">
            <text:p text:style-name="P122"><text:span text:style-name="T77">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2"><text:a xlink:type="simple" xlink:href="#XulElement"><text:span text:style-name="Source_20_Text">org.zkoss.zul.imp.XulElement</text:span></text:a></text:p>
          </table:table-cell>
        </table:table-row>
        <table:table-row table:style-name="Table324.3">
          <table:table-cell table:style-name="Table324.A2" office:value-type="string">
            <text:p text:style-name="P72"><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58">borderlayout</text:span><text:span text:style-name="T49">, and its </text:span>children components include <text:span text:style-name="T78">north</text:span>, <text:span text:style-name="T78">south</text:span>, <text:span text:style-name="T78">center</text:span>, <text:span text:style-name="T78">west</text:span>, and <text:span text:style-name="T78">east</text:span>. The combination of children <text:span text:style-name="T79">components of </text:span><text:span text:style-name="T55">borderlayout</text:span><text:span text:style-name="T80"> </text:span><text:span text:style-name="T79">is free.</text:span></text:p>
      <text:p text:style-name="P123"><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4"><text:tab/> <text:span text:style-name="T62">*None</text:span></text:p>
      <text:h text:style-name="P91" text:outline-level="4">Properties</text:h>
      <text:p text:style-name="P125"><text:tab/><text:span text:style-name="T81">*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2"><text:a xlink:type="simple" xlink:href="#HtmlBasedComponent">org.zkoss.zk.ui.HtmlBasedComponent</text:a> </text:p>
          </table:table-cell>
        </table:table-row>
        <table:table-row table:style-name="Table43.2">
          <table:table-cell table:style-name="Table43.A2" office:value-type="string">
            <text:p text:style-name="P72"><text:a xlink:type="simple" xlink:href="#AbstractComponent">org.zkoss.zk.ui.AbstractComponent </text:a></text:p>
          </table:table-cell>
        </table:table-row>
      </table:table>
      <text:p text:style-name="P81"/>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4"><text:s/><text:span text:style-name="T3"><text:s text:c="6"/></text:span></text:p>
      <text:p text:style-name="P126"><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6">org.zkoss.zul.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8">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8">Sets the<text:span text:style-name="T2"> orient.</text:span></text:p>
            <text:p text:style-name="P68"><text:span text:style-name="T44">Values:</text:span><text:span text:style-name="T33">horizontal</text:span><text:span text:style-name="T45"> | </text:span><text:span text:style-name="T31">ver</text:span><text:span text:style-name="T82">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7">Sets the vertical alignment of the adjacent cells of a box.</text:p>
            <text:p text:style-name="P77"><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1">&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7"><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2"><text:a xlink:type="simple" xlink:href="#XulElement">org.zkoss.zul.impl.XulElement</text:a></text:p>
          </table:table-cell>
        </table:table-row>
        <table:table-row>
          <table:table-cell table:style-name="Table46.A2" office:value-type="string">
            <text:p text:style-name="P72"><text:a xlink:type="simple" xlink:href="#HtmlBasedComponent">org.zkoss.zk.ui.HtmlBasedComponent</text:a> </text:p>
          </table:table-cell>
        </table:table-row>
        <table:table-row table:style-name="Table46.4">
          <table:table-cell table:style-name="Table46.A2" office:value-type="string">
            <text:p text:style-name="P72"><text:a xlink:type="simple" xlink:href="#AbstractComponent">org.zkoss.zk.ui.AbstractComponent </text:a></text:p>
          </table:table-cell>
        </table:table-row>
      </table:table>
      <text:p text:style-name="P81"/>
      <text:h text:style-name="Heading_20_3" text:outline-level="3"><text:bookmark-start text:name="Button"/>Button<text:bookmark-end text:name="Button"/></text:h>
      <text:p text:style-name="Text_20_body_20_indent_20_2"><text:span text:style-name="T49">You could assign a </text:span><text:span text:style-name="T58">label</text:span><text:span text:style-name="T49"> and an </text:span><text:span text:style-name="T58">image</text:span><text:span text:style-name="T49"> to a button by the </text:span><text:span text:style-name="T58">label</text:span><text:span text:style-name="T49"> and </text:span><text:span text:style-name="T58">image</text:span><text:span text:style-name="T49"> properties. If both are specified, the </text:span><text:span text:style-name="T58">dir</text:span><text:span text:style-name="T49"> property control which is displayed up front, and the </text:span><text:span text:style-name="T58">orient</text:span><text:span text:style-name="T49"> property controls whether the layout is horizontal or vertical. </text:span></text:p>
      <text:p text:style-name="P94"><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0">org.zkoss.zul.Button</text:span></text:p>
      <text:h text:style-name="P76" text:outline-level="4">Supported Child Components</text:h>
      <text:p text:style-name="Text_20_body_20_indent_20_2">*NONE </text:p>
      <text:h text:style-name="P76" text:outline-level="4">Supported Events</text:h>
      <text:h text:style-name="P97"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3"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8"><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7"><text:span text:style-name="T44">Value:</text:span><text:span text:style-name="T33">horizontal</text:span><text:span text:style-name="T57">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8"><text:a xlink:type="simple" xlink:href="#LabelImageElement">org.zkoss.zul.impl.LabelImageElement</text:a></text:p>
          </table:table-cell>
        </table:table-row>
        <table:table-row>
          <table:table-cell table:style-name="Table50.A2" office:value-type="string">
            <text:p text:style-name="P88"><text:a xlink:type="simple" xlink:href="#LabelElement">org.zkoss.zul.impl.LabelElement</text:a></text:p>
          </table:table-cell>
        </table:table-row>
        <table:table-row>
          <table:table-cell table:style-name="Table50.A2" office:value-type="string">
            <text:p text:style-name="P88"><text:a xlink:type="simple" xlink:href="#XulElement">org.zkoss.zul.impl.XulElement</text:a></text:p>
          </table:table-cell>
        </table:table-row>
        <table:table-row table:style-name="Table50.5">
          <table:table-cell table:style-name="Table50.A2" office:value-type="string">
            <text:p text:style-name="P88"><text:s/><text:a xlink:type="simple" xlink:href="#HtmlBasedComponent">org.zkoss.zk.ui.HtmlBasedComponent</text:a> </text:p>
          </table:table-cell>
        </table:table-row>
        <table:table-row table:style-name="Table50.5">
          <table:table-cell table:style-name="Table50.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6">org.zkoss.zul.Captcha</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3">rdinates.</text:span></text:p>
          </table:table-cell>
        </table:table-row>
      </table:table>
      <text:h text:style-name="P83"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30">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4"><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30">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4">"</text:span><text:span text:style-name="Source_20_Text">0123456789IOilo</text:span><text:span text:style-name="T84">"</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30">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30">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30">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30">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30">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30">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2"><text:a xlink:type="simple" xlink:href="#Image">org.zkoss.zul.Image</text:a></text:p>
          </table:table-cell>
        </table:table-row>
        <table:table-row>
          <table:table-cell table:style-name="Table348.A2" office:value-type="string">
            <text:p text:style-name="P72"><text:a xlink:type="simple" xlink:href="#XulElement">org.zkoss.zul.impl.XulElement</text:a></text:p>
          </table:table-cell>
        </table:table-row>
        <table:table-row table:style-name="Table348.4">
          <table:table-cell table:style-name="Table348.A2" office:value-type="string">
            <text:p text:style-name="P72"><text:a xlink:type="simple" xlink:href="#HtmlBasedComponent">org.zkoss.zk.ui.HtmlBasedComponent</text:a> </text:p>
          </table:table-cell>
        </table:table-row>
        <table:table-row table:style-name="Table348.4">
          <table:table-cell table:style-name="Table348.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4"><text:s/><text:span text:style-name="T3"><text:s text:c="6"/></text:span></text:p>
      <text:p text:style-name="P126"><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6">org.zkoss.zul.Caption</text:span></text:p>
      <text:h text:style-name="P76" text:outline-level="4">Supported Child Components</text:h>
      <text:p text:style-name="P127">*ALL</text:p>
      <text:h text:style-name="P76" text:outline-level="4">Supported Events <text:s text:c="6"/></text:h>
      <text:p text:style-name="P128"><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97" text:outline-level="4">Properties</text:h>
      <text:p text:style-name="P125"><text:s text:c="8"/><text:span text:style-name="T85">*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8"><text:a xlink:type="simple" xlink:href="#LabelImageElement">org.zkoss.zul.impl.LabelImageElement</text:a></text:p>
          </table:table-cell>
        </table:table-row>
        <table:table-row>
          <table:table-cell table:style-name="Table53.A2" office:value-type="string">
            <text:p text:style-name="P88"><text:a xlink:type="simple" xlink:href="#LabelElement">org.zkoss.zul.impl.LabelElement</text:a></text:p>
          </table:table-cell>
        </table:table-row>
        <table:table-row table:style-name="Table53.4">
          <table:table-cell table:style-name="Table53.A2" office:value-type="string">
            <text:p text:style-name="P88"><text:a xlink:type="simple" xlink:href="#XulElement">org.zkoss.zul.impl.XulElement</text:a></text:p>
          </table:table-cell>
        </table:table-row>
        <table:table-row table:style-name="Table53.4">
          <table:table-cell table:style-name="Table53.A2" office:value-type="string">
            <text:p text:style-name="P88"><text:s/><text:a xlink:type="simple" xlink:href="#HtmlBasedComponent">org.zkoss.zk.ui.HtmlBasedComponent</text:a> </text:p>
          </table:table-cell>
        </table:table-row>
        <table:table-row table:style-name="Table53.4">
          <table:table-cell table:style-name="Table53.A2" office:value-type="string">
            <text:p text:style-name="P88"><text:s/><text:a xlink:type="simple" xlink:href="#AbstractComponent">org.zkoss.zk.ui.AbstractComponent </text:a></text:p>
          </table:table-cell>
        </table:table-row>
      </table:table>
      <text:h text:style-name="P73" text:outline-level="3"/>
      <text:h text:style-name="Heading_20_3" text:outline-level="3"><text:bookmark-start text:name="Center"/>Center<text:bookmark-end text:name="Center"/></text:h>
      <text:p text:style-name="P131">This component is a center region. The default class of CSS is specified "layout-region-center".</text:p>
      <text:p text:style-name="Text_20_body_20_indent"/>
      <text:p text:style-name="P123"><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32"><text:a xlink:type="simple" xlink:href="#OpenEvent"><text:span text:style-name="T86">org.zkoss.zk.ui.event.OpenEvent</text:span></text:a></text:p>
            <text:p text:style-name="Table_20_Contents"><text:span text:style-name="T87"/></text:p>
            <text:p text:style-name="Table_20_Contents"><text:span text:style-name="T88">Description: </text:span><text:span text:style-name="T35">When a layout is collapsed or opened by a user, the onOpen event is sent to the application.</text:span></text:p>
          </table:table-cell>
        </table:table-row>
      </table:table>
      <text:h text:style-name="P91"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2">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3"/>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8"><text:a xlink:type="simple" xlink:href="#LayoutRegion"><text:span text:style-name="T56">org.zkoss.zkex.zul.LayoutRegion </text:span></text:a></text:p>
          </table:table-cell>
        </table:table-row>
        <table:table-row table:style-name="Table57.2">
          <table:table-cell table:style-name="Table57.A2" office:value-type="string">
            <text:p text:style-name="P88"><text:span text:style-name="T57"><text:s/></text:span><text:a xlink:type="simple" xlink:href="#HtmlBasedComponent">org.zkoss.zk.ui.HtmlBasedComponent</text:a><text:span text:style-name="T57"> </text:span></text:p>
          </table:table-cell>
        </table:table-row>
        <table:table-row table:style-name="Table57.2">
          <table:table-cell table:style-name="Table57.A2" office:value-type="string">
            <text:p text:style-name="P88"><text:s/><text:a xlink:type="simple" xlink:href="#AbstractComponent">org.zkoss.zk.ui.AbstractComponent </text:a></text:p>
          </table:table-cell>
        </table:table-row>
      </table:table>
      <text:p text:style-name="P81"/>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30"><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30"><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30"><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30"><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6">org.zkoss.zul.Chart</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text:span></text:p>
            <text:p text:style-name="P77"><text:span text:style-name="T38">Use getX(), getY() method to get coo</text:span><text:span text:style-name="T83">rdinates.</text:span></text:p>
            <text:p text:style-name="P77"><text:span text:style-name="T83">Use getArea() method to get the area component which user clicks on.</text:span></text:p>
          </table:table-cell>
        </table:table-row>
      </table:table>
      <text:h text:style-name="P83"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30">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4">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30">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30">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30">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30">Sets the chart orientation.</text:p>
            <text:p text:style-name="P130">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3">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30">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3">iod</text:span></text:p>
          </table:table-cell>
          <table:table-cell table:style-name="Table351.A2" office:value-type="string">
            <text:p text:style-name="P130">Sets the period used in Time Series Chart.</text:p>
            <text:p text:style-name="P130">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4">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30">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30">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30">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3">Set the chart's type </text:p>
            <text:p text:style-name="P130"><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30">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30">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30">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4">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2"><text:a xlink:type="simple" xlink:href="#Imagemap">org.zkoss.zul.Imagemap</text:a></text:p>
          </table:table-cell>
        </table:table-row>
        <table:table-row>
          <table:table-cell table:style-name="Table353.A2" office:value-type="string">
            <text:p text:style-name="P72"><text:a xlink:type="simple" xlink:href="#Image">org.zkoss.zul.Image</text:a></text:p>
          </table:table-cell>
        </table:table-row>
        <table:table-row>
          <table:table-cell table:style-name="Table353.A2" office:value-type="string">
            <text:p text:style-name="P72"><text:a xlink:type="simple" xlink:href="#XulElement">org.zkoss.zul.impl.XulElement</text:a></text:p>
          </table:table-cell>
        </table:table-row>
        <table:table-row table:style-name="Table353.5">
          <table:table-cell table:style-name="Table353.A2" office:value-type="string">
            <text:p text:style-name="P72"><text:a xlink:type="simple" xlink:href="#HtmlBasedComponent">org.zkoss.zk.ui.HtmlBasedComponent</text:a> </text:p>
          </table:table-cell>
        </table:table-row>
        <table:table-row table:style-name="Table353.5">
          <table:table-cell table:style-name="Table353.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0">org.zkoss.zul.Button</text:span></text:p>
      <text:h text:style-name="P76" text:outline-level="4">Supported Child Components</text:h>
      <text:p text:style-name="Text_20_body_20_indent_20_2">*ALL </text:p>
      <text:h text:style-name="P76" text:outline-level="4">Supported Events</text:h>
      <text:h text:style-name="P97"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3"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8"><text:span text:style-name="T31">Sets whether it is checked.</text:span></text:p>
          </table:table-cell>
          <table:table-cell table:style-name="Table59.A2" office:value-type="string">
            <text:p text:style-name="P57"><text:span text:style-name="T31">boo</text:span><text:span text:style-name="T82">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2">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2">tabindex</text:span></text:p>
          </table:table-cell>
          <table:table-cell table:style-name="Table59.B4" office:value-type="string">
            <text:p text:style-name="P77"><text:span text:style-name="T45">Sets the</text:span><text:span text:style-name="T89"> tab order of this component. </text:span></text:p>
          </table:table-cell>
          <table:table-cell table:style-name="Table59.A2" office:value-type="string">
            <text:p text:style-name="P57"><text:span text:style-name="T82">int </text:span></text:p>
          </table:table-cell>
          <table:table-cell table:style-name="Table59.D2" office:value-type="string">
            <text:p text:style-name="P59"><text:span text:style-name="T33">-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8"><text:a xlink:type="simple" xlink:href="#LabelImageElement">org.zkoss.zul.impl.LabelImageElement</text:a></text:p>
          </table:table-cell>
        </table:table-row>
        <table:table-row>
          <table:table-cell table:style-name="Table61.A2" office:value-type="string">
            <text:p text:style-name="P88"><text:a xlink:type="simple" xlink:href="#LabelElement">org.zkoss.zul.impl.LabelElement</text:a></text:p>
          </table:table-cell>
        </table:table-row>
        <table:table-row>
          <table:table-cell table:style-name="Table61.A2" office:value-type="string">
            <text:p text:style-name="P88"><text:a xlink:type="simple" xlink:href="#XulElement">org.zkoss.zul.impl.XulElement</text:a></text:p>
          </table:table-cell>
        </table:table-row>
        <table:table-row table:style-name="Table61.5">
          <table:table-cell table:style-name="Table61.A2" office:value-type="string">
            <text:p text:style-name="P88"><text:s/><text:a xlink:type="simple" xlink:href="#HtmlBasedComponent">org.zkoss.zk.ui.HtmlBasedComponent</text:a> </text:p>
          </table:table-cell>
        </table:table-row>
        <table:table-row table:style-name="Table61.5">
          <table:table-cell table:style-name="Table61.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58">grid</text:span><text:span text:style-name="T49">. <text:s/></text:span></text:p>
      <text:p text:style-name="P54"><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text:span></text:p>
      <text:h text:style-name="P76" text:outline-level="4">Supported Child Components</text:h>
      <text:p text:style-name="Text_20_body_20_indent_20_2">*ALL</text:p>
      <text:h text:style-name="P76" text:outline-level="4">Supported Events</text:h>
      <text:h text:style-name="P97"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3"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2">sortAscending</text:span></text:p>
          </table:table-cell>
          <table:table-cell table:style-name="Table63.A2" office:value-type="string">
            <text:p text:style-name="P68"><text:span text:style-name="T82">Sets the ascending sorter, or null for no sorter for the ascending order.</text:span></text:p>
          </table:table-cell>
          <table:table-cell table:style-name="Table63.A2" office:value-type="string">
            <text:p text:style-name="P57"><text:span text:style-name="T82">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2">sortDescending</text:span></text:p>
          </table:table-cell>
          <table:table-cell table:style-name="Table63.A2" office:value-type="string">
            <text:p text:style-name="P68"><text:span text:style-name="T31">Sets the descending sorter, or null for no sorter for the descending order. </text:span></text:p>
          </table:table-cell>
          <table:table-cell table:style-name="Table63.A2" office:value-type="string">
            <text:p text:style-name="P57"><text:span text:style-name="T82">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5">Sets the sort direction. </text:p>
            <text:p text:style-name="P136"><text:span text:style-name="T90">Value: </text:span><text:span text:style-name="T91">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4">It invokes <text:span text:style-name="Source_20_Text">sort(boolean)</text:span> to sort list items and maintain <text:span text:style-name="Source_20_Text">getSortDirection()</text:span>.</text:p>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8"><text:a xlink:type="simple" xlink:href="#HeaderElement">org.zkoss.zul.impl.HeaderElement</text:a></text:p>
          </table:table-cell>
        </table:table-row>
        <table:table-row>
          <table:table-cell table:style-name="Table65.A2" office:value-type="string">
            <text:p text:style-name="P88"><text:a xlink:type="simple" xlink:href="#XulElement">org.zkoss.zul.impl.XulElement</text:a></text:p>
          </table:table-cell>
        </table:table-row>
        <table:table-row table:style-name="Table65.4">
          <table:table-cell table:style-name="Table65.A2" office:value-type="string">
            <text:p text:style-name="P88"><text:s/><text:a xlink:type="simple" xlink:href="#HtmlBasedComponent">org.zkoss.zk.ui.HtmlBasedComponent</text:a> </text:p>
          </table:table-cell>
        </table:table-row>
        <table:table-row table:style-name="Table65.4">
          <table:table-cell table:style-name="Table65.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7"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3">org.zkoss.zul.event.ColSizeEvent</text:span></text:a></text:p>
            <text:p text:style-name="P77"><text:span text:style-name="T46">Description:</text:span><text:span text:style-name="T38"> </text:span><text:span text:style-name="T92">Notifies the parent of a group of headers that the widths</text:span></text:p>
            <text:p text:style-name="P137">of two of its children are changed by the user.</text:p>
          </table:table-cell>
        </table:table-row>
      </table:table>
      <text:h text:style-name="P83" text:outline-level="4">Properties</text:h>
      <text:p text:style-name="P55"><text:s/><text:span text:style-name="T93">*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2"><text:a xlink:type="simple" xlink:href="#HeadersElement">org.zkoss.zul.impl.HeadersElement</text:a></text:p>
          </table:table-cell>
        </table:table-row>
        <table:table-row>
          <table:table-cell table:style-name="Table68.A2" office:value-type="string">
            <text:p text:style-name="P72"><text:a xlink:type="simple" xlink:href="#XulElement">org.zkoss.zul.impl.XulElement</text:a></text:p>
          </table:table-cell>
        </table:table-row>
        <table:table-row table:style-name="Table68.4">
          <table:table-cell table:style-name="Table68.A2" office:value-type="string">
            <text:p text:style-name="P72"><text:a xlink:type="simple" xlink:href="#HtmlBasedComponent">org.zkoss.zk.ui.HtmlBasedComponent</text:a> </text:p>
          </table:table-cell>
        </table:table-row>
        <table:table-row table:style-name="Table68.4">
          <table:table-cell table:style-name="Table6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7"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3">org.zkoss.zk.ui.event.InputEvent</text:span></text:a></text:p>
            <text:p text:style-name="P77"><text:a xlink:type="simple" xlink:href="#MouseEvent"><text:span text:style-name="T43"/></text:a></text:p>
            <text:p text:style-name="P77"><text:span text:style-name="T46">Description:</text:span><text:span text:style-name="T38"> </text:span><text:span text:style-name="T92">Denotes the content of an input component has been</text:span></text:p>
            <text:p text:style-name="P138"><text:span text:style-name="T79">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3">org.zkoss.zk.ui.event.InputEvent</text:span></text:a></text:p>
            <text:p text:style-name="P77"><text:span text:style-name="T38"/></text:p>
            <text:p text:style-name="P77"><text:span text:style-name="T46">Description:</text:span><text:span text:style-name="T38"> </text:span><text:span text:style-name="T92">Denotes that user is changing the content of an input </text:span><text:span text:style-name="T79">component. Notice that the component's content (at the server) won't be changed until </text:span><text:span text:style-name="T55">onChange</text:span><text:span text:style-name="T80"> </text:span><text:span text:style-name="T79">is received.</text:span></text:p>
            <text:p text:style-name="P139"><text:span text:style-name="T79">Thus, you have to invoke the </text:span><text:span text:style-name="T55">getValue</text:span><text:span text:style-name="T80"> </text:span><text:span text:style-name="T79">method in the </text:span><text:span text:style-name="T55">InputEvent</text:span><text:span text:style-name="T80"> </text:span><text:span text:style-name="T79">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3">org.zkoss.zk.ui.event.SelectionEvent</text:span></text:a></text:p>
            <text:p text:style-name="P77"><text:a xlink:type="simple" xlink:href="#MouseEvent"><text:span text:style-name="T43"/></text:a></text:p>
            <text:p text:style-name="P77"><text:span text:style-name="T46">Description:</text:span><text:span text:style-name="T38"> </text:span><text:span text:style-name="T92">Denotes that user is selecting a portion of the text of an </text:span><text:span text:style-name="T79">input component. You can retrieve the start and end position of the selected text by use of the </text:span><text:span text:style-name="T55">getStart</text:span><text:span text:style-name="T80"> </text:span><text:span text:style-name="T79">and </text:span><text:span text:style-name="T55">getEnd</text:span><text:span text:style-name="T80"> </text:span><text:span text:style-name="T79">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6">Description:</text:span><text:span text:style-name="Source_20_Text"> </text:span><text:span text:style-name="T94">Denotes user has opened or closed a component. Note:</text:span></text:p>
            <text:p text:style-name="P140">unlike <text:span text:style-name="Source_20_Text">onClose</text:span>, this event is only a notification. The</text:p>
            <text:p text:style-name="P140">client sends this event after opening or closing the</text:p>
            <text:p text:style-name="P140">component.</text:p>
            <text:p text:style-name="P140">It is useful to implement <text:span text:style-name="T95">load-on-demand </text:span>by listening to</text:p>
            <text:p text:style-name="P140">the <text:span text:style-name="Source_20_Text">onOpen</text:span><text:span text:style-name="T78"> </text:span>event, and creating components when the</text:p>
            <text:p text:style-name="P137">first time the component is opened.</text:p>
          </table:table-cell>
        </table:table-row>
      </table:table>
      <text:h text:style-name="P83"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2">ocomplete</text:span></text:p>
          </table:table-cell>
          <table:table-cell table:style-name="Table70.A2" office:value-type="string">
            <text:p text:style-name="P141"><text:span text:style-name="T96">Sets whether to automatically complete this text box by matching the nearest item. </text:span></text:p>
          </table:table-cell>
          <table:table-cell table:style-name="Table70.A2" office:value-type="string">
            <text:p text:style-name="P57"><text:span text:style-name="T31">boo</text:span><text:span text:style-name="T82">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2">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1">boo</text:span><text:span text:style-name="T82">lean</text:span></text:p>
          </table:table-cell>
          <table:table-cell table:style-name="Table70.D2" office:value-type="string">
            <text:p text:style-name="P142"><text:span text:style-name="T97">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41"><text:span text:style-name="T98">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9">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4"><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0">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9"><text:span text:style-name="T2">Note: </text:span><text:span text:style-name="T99">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2"><text:a xlink:type="simple" xlink:href="#Textbox">org.zkoss.zul.Textbox</text:a></text:p>
          </table:table-cell>
        </table:table-row>
        <table:table-row>
          <table:table-cell table:style-name="Table72.A2" office:value-type="string">
            <text:p text:style-name="P72"><text:a xlink:type="simple" xlink:href="#InputElement">org.zkoss.zul.impl.InputElement</text:a></text:p>
          </table:table-cell>
        </table:table-row>
        <table:table-row>
          <table:table-cell table:style-name="Table72.A2" office:value-type="string">
            <text:p text:style-name="P72"><text:a xlink:type="simple" xlink:href="#XulElement">org.zkoss.zul.impl.XulElement</text:a></text:p>
          </table:table-cell>
        </table:table-row>
        <table:table-row table:style-name="Table72.5">
          <table:table-cell table:style-name="Table72.A2" office:value-type="string">
            <text:p text:style-name="P72"><text:a xlink:type="simple" xlink:href="#HtmlBasedComponent">org.zkoss.zk.ui.HtmlBasedComponent</text:a> </text:p>
          </table:table-cell>
        </table:table-row>
        <table:table-row table:style-name="Table72.5">
          <table:table-cell table:style-name="Table72.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text:span><text:span text:style-name="T100">omboitem</text:span></text:p>
      <text:h text:style-name="P76" text:outline-level="4">Supported Child Components</text:h>
      <text:p text:style-name="Text_20_body_20_indent_20_2">*NONE</text:p>
      <text:h text:style-name="P76" text:outline-level="4">Supported Events</text:h>
      <text:p text:style-name="P143">*NONE</text:p>
      <text:h text:style-name="P91"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2">value</text:span></text:p>
          </table:table-cell>
          <table:table-cell table:style-name="Table73.A2" office:value-type="string">
            <text:p text:style-name="P68"><text:span text:style-name="T31">Associate the value with this combo item. </text:span></text:p>
          </table:table-cell>
          <table:table-cell table:style-name="Table73.A2" office:value-type="string">
            <text:p text:style-name="P57"><text:span text:style-name="T82">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8">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4"><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8"><text:a xlink:type="simple" xlink:href="#LabelImageElement">org.zkoss.zul.impl.LabelImageElement</text:a></text:p>
          </table:table-cell>
        </table:table-row>
        <table:table-row>
          <table:table-cell table:style-name="Table75.A2" office:value-type="string">
            <text:p text:style-name="P88"><text:a xlink:type="simple" xlink:href="#LabelElement">org.zkoss.zul.impl.LabelElement</text:a></text:p>
          </table:table-cell>
        </table:table-row>
        <table:table-row>
          <table:table-cell table:style-name="Table75.A2" office:value-type="string">
            <text:p text:style-name="P88"><text:a xlink:type="simple" xlink:href="#XulElement">org.zkoss.zul.impl.XulElement</text:a></text:p>
          </table:table-cell>
        </table:table-row>
        <table:table-row table:style-name="Table75.5">
          <table:table-cell table:style-name="Table75.A2" office:value-type="string">
            <text:p text:style-name="P88"><text:s/><text:a xlink:type="simple" xlink:href="#HtmlBasedComponent">org.zkoss.zk.ui.HtmlBasedComponent</text:a> </text:p>
          </table:table-cell>
        </table:table-row>
        <table:table-row table:style-name="Table75.5">
          <table:table-cell table:style-name="Table75.A2" office:value-type="string">
            <text:p text:style-name="P88"><text:s/><text:a xlink:type="simple" xlink:href="#AbstractComponent">org.zkoss.zk.ui.AbstractComponent </text:a></text:p>
          </table:table-cell>
        </table:table-row>
      </table:table>
      <text:p text:style-name="P81"/>
      <text:h text:style-name="Heading_20_3" text:outline-level="3"><text:bookmark-start text:name="Datebox"/>Datebox<text:bookmark-end text:name="Datebox"/></text:h>
      <text:p text:style-name="P144"><text:span text:style-name="T93">An edit box for holding a date. <text:s/>After click on the calender, a </text:span><text:span text:style-name="T55">calender</text:span><text:span text:style-name="T93"> will pop-up for inputting date.</text:span></text:p>
      <text:p text:style-name="P144"><text:span text:style-name="T93">Mouseless Entry </text:span><text:span text:style-name="T55">datebox</text:span></text:p>
      <text:p text:style-name="P144"><text:span text:style-name="T93">• Alt+DOWN to pop up the </text:span><text:span text:style-name="T55">calendar.</text:span></text:p>
      <text:p text:style-name="P144"><text:span text:style-name="T93">• LEFT, RIGHT, UP and DOWN to change the selected day from the </text:span><text:span text:style-name="T55">calendar.</text:span></text:p>
      <text:p text:style-name="P144"><text:span text:style-name="T93">• ENTER to activate the selection by copying the selected day to the </text:span><text:span text:style-name="T55">datebox</text:span><text:span text:style-name="T93"> control.</text:span></text:p>
      <text:p text:style-name="P144"><text:span text:style-name="T93">• Alt+UP or ESC to give up the selection and close the </text:span><text:span text:style-name="T55">calendar</text:span><text:span text:style-name="T93">.</text:span></text:p>
      <text:p text:style-name="P94"><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3"><text:span text:style-name="T35">org.zkoss.zul.Datebox</text:span> </text:p>
      <text:h text:style-name="Heading_20_4" text:outline-level="4">Supported Child Components</text:h>
      <text:p text:style-name="P145">*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8">the URI of the button image</text:p>
            <text:p text:style-name="P68"><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1">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0"><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6">Inherited From</text:p>
            </table:table-cell>
          </table:table-row>
        </table:table-header-rows>
        <table:table-row>
          <table:table-cell table:style-name="Table79.A2" office:value-type="string">
            <text:p text:style-name="P147"><text:a xlink:type="simple" xlink:href="#FormatInputElement"><text:span text:style-name="T102">org.zkoss.zul.impl.FormatInputElement</text:span></text:a></text:p>
          </table:table-cell>
        </table:table-row>
        <table:table-row>
          <table:table-cell table:style-name="Table79.A2" office:value-type="string">
            <text:p text:style-name="P72"><text:a xlink:type="simple" xlink:href="#InputElement"><text:span text:style-name="Source_20_Text">org.zkoss.zul.impl.InputElement</text:span></text:a></text:p>
          </table:table-cell>
        </table:table-row>
        <table:table-row table:style-name="Table79.4">
          <table:table-cell table:style-name="Table79.A2" office:value-type="string">
            <text:p text:style-name="P72"><text:a xlink:type="simple" xlink:href="#XulElement"><text:span text:style-name="Source_20_Text">org.zkoss.zul.impl.XulElement</text:span></text:a></text:p>
          </table:table-cell>
        </table:table-row>
        <table:table-row table:style-name="Table79.4">
          <table:table-cell table:style-name="Table7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Decimalbox"/>D<text:bookmark-end text:name="Decimalbox"/>oublebox</text:h>
      <text:p text:style-name="P148">An edit box for holding an float point value (double).</text:p>
      <text:p text:style-name="P94"><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3"><text:span text:style-name="T35">org.zkoss.zul.Doublebox</text:span> </text:p>
      <text:h text:style-name="Heading_20_4" text:outline-level="4">Supported Child Components</text:h>
      <text:p text:style-name="Text_20_body_20_indent_20_2">*NONE </text:p>
      <text:h text:style-name="P149"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3">org.zkoss.zk.ui.event.MouseEvent</text:span></text:a></text:p>
            <text:p text:style-name="P77"><text:span text:style-name="T38"/></text:p>
            <text:p text:style-name="P77"><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6">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9"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8">the value (in <text:span text:style-name="Source_20_Text">Double</text:span>), might be null unless a constraint stops it. </text:p>
          </table:table-cell>
          <table:table-cell table:style-name="Table81.A2" office:value-type="string">
            <text:p text:style-name="P57"><text:span text:style-name="T101">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0"><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7"><text:a xlink:type="simple" xlink:href="#NumberInputElement"><text:span text:style-name="T102">org.zkoss.zul.impl.NumberInputElement</text:span></text:a></text:p>
          </table:table-cell>
        </table:table-row>
        <table:table-row>
          <table:table-cell table:style-name="Table83.A2" office:value-type="string">
            <text:p text:style-name="P147"><text:a xlink:type="simple" xlink:href="#FormatInputElement"><text:span text:style-name="T102">org.zkoss.zul.impl.FormatInputElement</text:span></text:a></text:p>
          </table:table-cell>
        </table:table-row>
        <table:table-row>
          <table:table-cell table:style-name="Table83.A2" office:value-type="string">
            <text:p text:style-name="P72"><text:a xlink:type="simple" xlink:href="#InputElement"><text:span text:style-name="Source_20_Text">org.zkoss.zul.impl.InputElement</text:span></text:a></text:p>
          </table:table-cell>
        </table:table-row>
        <table:table-row table:style-name="Table83.5">
          <table:table-cell table:style-name="Table83.A2" office:value-type="string">
            <text:p text:style-name="P72"><text:a xlink:type="simple" xlink:href="#XulElement"><text:span text:style-name="Source_20_Text">org.zkoss.zul.impl.XulElement</text:span></text:a></text:p>
          </table:table-cell>
        </table:table-row>
        <table:table-row table:style-name="Table83.5">
          <table:table-cell table:style-name="Table83.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2"><text:a xlink:type="simple" xlink:href="#AbstractComponent"><text:span text:style-name="Source_20_Text">org.zkoss.zk.ui.AbstractComponent </text:span></text:a></text:p>
          </table:table-cell>
        </table:table-row>
      </table:table>
      <text:p text:style-name="Standard"/>
      <text:h text:style-name="Heading_20_3" text:outline-level="3"/>
      <text:h text:style-name="P73" text:outline-level="3"/>
      <text:h text:style-name="Heading_20_3" text:outline-level="3">Div</text:h>
      <text:p text:style-name="P144"><text:span text:style-name="T93">The same as </text:span><text:span text:style-name="T55">HTML DIV </text:span><text:span text:style-name="T93">tag.</text:span></text:p>
      <text:p text:style-name="P144"><text:span text:style-name="T93">An extension. It has the same effect as</text:span><text:span text:style-name="T55"> &lt;h:div xmlns:h="http://www.w3.org/1999/xhtml"&gt;</text:span><text:span text:style-name="T93">. Note: a Window without title and caption has the same visual effect as </text:span><text:span text:style-name="T55">Div</text:span><text:span text:style-name="T93">, but </text:span><text:span text:style-name="T55">Div</text:span><text:span text:style-name="T93"> doesn't implement </text:span><text:span text:style-name="T55">IdSpace</text:span><text:span text:style-name="T93">. In other words, </text:span><text:span text:style-name="T55">Div</text:span><text:span text:style-name="T93"> won't affect the uniqueness of identifiers. </text:span></text:p>
      <text:p text:style-name="P94"><draw:frame draw:style-name="fr2"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3"><text:span text:style-name="T35">org.zkoss.zul.Div</text:span><text:span text:style-name="Source_20_Text"> </text:span></text:p>
      <text:h text:style-name="Heading_20_4" text:outline-level="4">Supported Child Components</text:h>
      <text:p text:style-name="P145">*All</text:p>
      <text:h text:style-name="Heading_20_4" text:outline-level="4">Supported Events</text:h>
      <text:p text:style-name="P150">*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8">The alignment</text:p>
            <text:p text:style-name="P68"><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1"><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2"><text:a xlink:type="simple" xlink:href="#XulElement"><text:span text:style-name="Source_20_Text">org.zkoss.zul.impl.XulElement</text:span></text:a></text:p>
          </table:table-cell>
        </table:table-row>
        <table:table-row table:style-name="Table86.2">
          <table:table-cell table:style-name="Table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East"/>East<text:bookmark-end text:name="East"/></text:h>
      <text:p text:style-name="P131">This component is a east region. The default class of CSS is specified "layout-region-east".</text:p>
      <text:p text:style-name="Text_20_body_20_indent"/>
      <text:p text:style-name="P123"><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3">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2">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3"/>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2"><text:a xlink:type="simple" xlink:href="#LayoutRegion"><text:span text:style-name="T56">org.zkoss.zkex.zul.LayoutRegion </text:span></text:a></text:p>
          </table:table-cell>
        </table:table-row>
        <table:table-row table:style-name="Table90.2">
          <table:table-cell table:style-name="Table90.A2" office:value-type="string">
            <text:p text:style-name="P72"><text:a xlink:type="simple" xlink:href="#HtmlBasedComponent">org.zkoss.zk.ui.HtmlBasedComponent</text:a><text:span text:style-name="T57"> </text:span></text:p>
          </table:table-cell>
        </table:table-row>
        <table:table-row table:style-name="Table90.2">
          <table:table-cell table:style-name="Table90.A2" office:value-type="string">
            <text:p text:style-name="P72"><text:a xlink:type="simple" xlink:href="#AbstractComponent">org.zkoss.zk.ui.AbstractComponent </text:a></text:p>
          </table:table-cell>
        </table:table-row>
      </table:table>
      <text:h text:style-name="Heading_20_3" text:outline-level="3"/>
      <text:h text:style-name="P73" text:outline-level="3"/>
      <text:h text:style-name="Heading_20_3" text:outline-level="3"><text:bookmark-start text:name="Flash"/><text:bookmark-start text:name="Calendar1"/>F<text:bookmark-end text:name="Calendar1"/>lash<text:bookmark-end text:name="Flash"/></text:h>
      <text:p text:style-name="P22">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1">org.zkoss.zul.Flash</text:span></text:p>
      <text:h text:style-name="P76" text:outline-level="4">Supported Child Components</text:h>
      <text:p text:style-name="P152"><text:tab/> *NONE</text:p>
      <text:h text:style-name="P83" text:outline-level="4">Supported Events</text:h>
      <text:p text:style-name="P101"><text:tab/> <text:s/>*NONE</text:p>
      <text:h text:style-name="P91"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4">Sets wether the song Flash movie playing automatically</text:p>
          </table:table-cell>
          <table:table-cell table:style-name="Table325.C2" office:value-type="string">
            <text:p text:style-name="P59"><text:span text:style-name="T104">void</text:span></text:p>
          </table:table-cell>
          <table:table-cell table:style-name="Table325.C2" office:value-type="string">
            <text:p text:style-name="P132"><text:span text:style-name="T105">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4">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32"><text:span text:style-name="T105">&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4">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32"><text:span text:style-name="T105">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4">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32"><text:span text:style-name="T105">&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4">Sets the Window Mode property of the Flash movie for transparency, layering, and positioning in the browser.</text:p>
            <text:p text:style-name="P153">values:</text:p>
            <text:list text:style-name="L8">
              <text:list-item>
                <text:p text:style-name="P154"><text:span text:style-name="T106">window</text:span><text:span text:style-name="T107"> - movie plays in its own rectangular window on a web page.</text:span></text:p>
              </text:list-item>
              <text:list-item>
                <text:p text:style-name="P154"><text:span text:style-name="T106">opaque</text:span><text:span text:style-name="T107"> - the movie hides everything on the page behind it.</text:span></text:p>
              </text:list-item>
              <text:list-item>
                <text:p text:style-name="P154"><text:span text:style-name="T106">transparent</text:span><text:span text:style-name="T107">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32"><text:span text:style-name="T108">transparent</text:span></text:p>
          </table:table-cell>
        </table:table-row>
      </table:table>
      <text:p text:style-name="P103">Methods</text:p>
      <text:p text:style-name="P155">*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2"><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2"><text:a xlink:type="simple" xlink:href="#AbstractComponent"><text:span text:style-name="Source_20_Text">org.zkoss.zk.ui.AbstractComponent </text:span></text:a></text:p>
          </table:table-cell>
        </table:table-row>
      </table:table>
      <text:h text:style-name="Heading_20_3" text:outline-level="3"/>
      <text:p text:style-name="P111"/>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1">org.zkoss.zul.Footer</text:span></text:p>
      <text:h text:style-name="P76" text:outline-level="4">Supported Child Components</text:h>
      <text:p text:style-name="P152"><text:tab/> *ALL</text:p>
      <text:h text:style-name="P83" text:outline-level="4">Supported Events</text:h>
      <text:p text:style-name="P101"><text:tab/> <text:s/>*NONE</text:p>
      <text:h text:style-name="P91"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4">Sets wether the song Flash movie playing automatically</text:p>
          </table:table-cell>
          <table:table-cell table:style-name="Table327.C2" office:value-type="string">
            <text:p text:style-name="P59"><text:span text:style-name="T104">int</text:span></text:p>
          </table:table-cell>
          <table:table-cell table:style-name="Table327.D2" office:value-type="string">
            <text:p text:style-name="P62"><text:span text:style-name="Source_20_Text">1</text:span></text:p>
          </table:table-cell>
        </table:table-row>
      </table:table>
      <text:p text:style-name="P156"/>
      <text:p text:style-name="P103">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4">getColumn()</text:span></text:p>
          </table:table-cell>
          <table:table-cell table:style-name="Table328.A2" office:value-type="string">
            <text:p text:style-name="P104">Returns the column that is in the same column as this footer, or null if not available.</text:p>
          </table:table-cell>
          <table:table-cell table:style-name="Table328.C2" office:value-type="string">
            <text:p text:style-name="P59"><text:span text:style-name="T109">org.zkoss.zul.Column</text:span></text:p>
          </table:table-cell>
        </table:table-row>
        <table:table-row table:style-name="Table328.3">
          <table:table-cell table:style-name="Table328.A2" office:value-type="string">
            <text:p text:style-name="P59"><text:span text:style-name="T104">getColumnIndex()</text:span></text:p>
          </table:table-cell>
          <table:table-cell table:style-name="Table328.A2" office:value-type="string">
            <text:p text:style-name="P104">Returns the column index, starting from 0.</text:p>
          </table:table-cell>
          <table:table-cell table:style-name="Table328.C2" office:value-type="string">
            <text:p text:style-name="P59"><text:span text:style-name="T104">int</text:span></text:p>
          </table:table-cell>
        </table:table-row>
        <table:table-row table:style-name="Table328.3">
          <table:table-cell table:style-name="Table328.A2" office:value-type="string">
            <text:p text:style-name="P59"><text:span text:style-name="T104">getGrid()</text:span></text:p>
          </table:table-cell>
          <table:table-cell table:style-name="Table328.A2" office:value-type="string">
            <text:p text:style-name="P104"><text:s/>Returns the grid that this belongs to.</text:p>
          </table:table-cell>
          <table:table-cell table:style-name="Table328.C2" office:value-type="string">
            <text:p text:style-name="P59"><text:span text:style-name="T104">org.zkoss.zul.Grid</text:span></text:p>
          </table:table-cell>
        </table:table-row>
        <table:table-row table:style-name="Table328.3">
          <table:table-cell table:style-name="Table328.A5" office:value-type="string">
            <text:p text:style-name="P132"><text:span text:style-name="T97">setParent(org.zkoss.zk.ui.Component parent)</text:span></text:p>
          </table:table-cell>
          <table:table-cell table:style-name="Table328.A2" office:value-type="string">
            <text:p text:style-name="P104"/>
          </table:table-cell>
          <table:table-cell table:style-name="Table328.C2" office:value-type="string">
            <text:p text:style-name="P59"><text:span text:style-name="T104">void</text:span></text:p>
          </table:table-cell>
        </table:table-row>
      </table:table>
      <text:p text:style-name="P157"/>
      <text:p text:style-name="P158">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2"><text:a xlink:type="simple" xlink:href="#LabelElement"><text:span text:style-name="T67">org.zkoss.zul.impl.LabelElement</text:span></text:a></text:p>
          </table:table-cell>
        </table:table-row>
        <table:table-row>
          <table:table-cell table:style-name="Table329.A2" office:value-type="string">
            <text:p text:style-name="P72"><text:a xlink:type="simple" xlink:href="#LabelImageElement"><text:span text:style-name="T67">org.zkoss.zul.impl.LabelImageElement</text:span></text:a></text:p>
          </table:table-cell>
        </table:table-row>
        <table:table-row>
          <table:table-cell table:style-name="Table329.A2" office:value-type="string">
            <text:p text:style-name="P72"><text:a xlink:type="simple" xlink:href="#XulElement"><text:span text:style-name="T67">org.zkoss.zul.impl.XulElement</text:span></text:a></text:p>
          </table:table-cell>
        </table:table-row>
        <table:table-row table:style-name="Table329.5">
          <table:table-cell table:style-name="Table329.A2" office:value-type="string">
            <text:p text:style-name="P72"><text:a xlink:type="simple" xlink:href="#HtmlBasedComponent"><text:span text:style-name="T67">org.zkoss.zk.ui.HtmlBasedComponent</text:span></text:a></text:p>
          </table:table-cell>
        </table:table-row>
        <table:table-row table:style-name="Table329.5">
          <table:table-cell table:style-name="Table329.A2" office:value-type="string">
            <text:p text:style-name="P72"><text:a xlink:type="simple" xlink:href="#AbstractComponent"><text:span text:style-name="T67">org.zkoss.zk.ui.AbstractComponent </text:span></text:a></text:p>
          </table:table-cell>
        </table:table-row>
      </table:table>
      <text:p text:style-name="Standard"/>
      <text:h text:style-name="P73" text:outline-level="3"/>
      <text:h text:style-name="Heading_20_3" text:outline-level="3"><text:bookmark-start text:name="Foot"/><text:bookmark-start text:name="Calendar12"/>F<text:bookmark-end text:name="Calendar12"/>oot<text:bookmark-end text:name="Foot"/></text:h>
      <text:p text:style-name="P22">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1">org.zkoss.zul.Foot</text:span></text:p>
      <text:h text:style-name="P76" text:outline-level="4">Supported Child Components</text:h>
      <text:p text:style-name="P100"><text:span text:style-name="T63"><text:tab/> <text:s/></text:span><text:a xlink:type="simple" xlink:href="#Footer"><text:span text:style-name="T110">Footer</text:span></text:a></text:p>
      <text:h text:style-name="P83" text:outline-level="4">Supported Events</text:h>
      <text:p text:style-name="P101"><text:tab/> <text:s/>*NONE</text:p>
      <text:h text:style-name="P91"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4">Sets the current value of the progress meter. </text:p>
          </table:table-cell>
          <table:table-cell table:style-name="Table330.C2" office:value-type="string">
            <text:p text:style-name="P57"><text:span text:style-name="Source_20_Text">java.langString</text:span></text:p>
          </table:table-cell>
        </table:table-row>
      </table:table>
      <text:p text:style-name="P103">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4">getGrid()</text:span></text:p>
          </table:table-cell>
          <table:table-cell table:style-name="Table331.A2" office:value-type="string">
            <text:p text:style-name="P104">Returns the grid that this belongs to.</text:p>
          </table:table-cell>
          <table:table-cell table:style-name="Table331.C2" office:value-type="string">
            <text:p text:style-name="P59"><text:span text:style-name="T104">org.zkoss.zul.Grid</text:span></text:p>
          </table:table-cell>
        </table:table-row>
        <table:table-row table:style-name="Table331.2">
          <table:table-cell table:style-name="Table331.A2" office:value-type="string">
            <text:p text:style-name="P77"><text:span text:style-name="T66">insertBefore(org.zkoss.zk.ui.Component child, org.zkoss.zk.ui.Component insertBefore)</text:span></text:p>
          </table:table-cell>
          <table:table-cell table:style-name="Table331.A2" office:value-type="string">
            <text:p text:style-name="P104"/>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7"><text:span text:style-name="T104">setParent(org.zkoss.zk.ui.Component parent)</text:span></text:p>
          </table:table-cell>
          <table:table-cell table:style-name="Table331.A2" office:value-type="string">
            <text:p text:style-name="P104"/>
          </table:table-cell>
          <table:table-cell table:style-name="Table331.C2" office:value-type="string">
            <text:p text:style-name="P59"><text:span text:style-name="T104">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2"><text:a xlink:type="simple" xlink:href="#XulElement"><text:span text:style-name="T67">org.zkoss.zul.impl.XulElement</text:span></text:a></text:p>
          </table:table-cell>
        </table:table-row>
        <table:table-row table:style-name="Table332.3">
          <table:table-cell table:style-name="Table332.A2" office:value-type="string">
            <text:p text:style-name="P72"><text:a xlink:type="simple" xlink:href="#HtmlBasedComponent"><text:span text:style-name="T67">org.zkoss.zk.ui.HtmlBasedComponent</text:span></text:a></text:p>
          </table:table-cell>
        </table:table-row>
        <table:table-row table:style-name="Table332.3">
          <table:table-cell table:style-name="Table332.A2" office:value-type="string">
            <text:p text:style-name="P72"><text:a xlink:type="simple" xlink:href="#AbstractComponent"><text:span text:style-name="T67">org.zkoss.zk.ui.AbstractComponent </text:span></text:a></text:p>
          </table:table-cell>
        </table:table-row>
      </table:table>
      <text:p text:style-name="Standard"/>
      <text:h text:style-name="P73" text:outline-level="3"/>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7"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3"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2">align</text:span></text:p>
          </table:table-cell>
          <table:table-cell table:style-name="Table96.A2" office:value-type="string">
            <text:p text:style-name="P68"><text:span text:style-name="T31">Sets the horizontal alignment of the whole grid.</text:span></text:p>
            <text:p text:style-name="P68"><text:span text:style-name="T111">Val</text:span><text:span text:style-name="T112">ue:</text:span><text:span text:style-name="T82">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2">el</text:span></text:p>
          </table:table-cell>
          <table:table-cell table:style-name="Table96.A2" office:value-type="string">
            <text:p text:style-name="P68"><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0">Available only the paging mold</text:span></text:p>
          </table:table-cell>
          <table:table-cell table:style-name="Table96.A2" office:value-type="string">
            <text:p text:style-name="P57"><text:span text:style-name="T82">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2">loadSize</text:span></text:p>
          </table:table-cell>
          <table:table-cell table:style-name="Table96.B5" office:value-type="string">
            <text:p text:style-name="P77"><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2">.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1">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8"><text:a xlink:type="simple" xlink:href="#XulElement">org.zkoss.zul.impl.XulElement</text:a></text:p>
          </table:table-cell>
        </table:table-row>
        <table:table-row table:style-name="Table98.3">
          <table:table-cell table:style-name="Table98.A2" office:value-type="string">
            <text:p text:style-name="P88"><text:s/><text:a xlink:type="simple" xlink:href="#HtmlBasedComponent">org.zkoss.zk.ui.HtmlBasedComponent</text:a> </text:p>
          </table:table-cell>
        </table:table-row>
        <table:table-row table:style-name="Table98.3">
          <table:table-cell table:style-name="Table98.A2" office:value-type="string">
            <text:p text:style-name="P88"><text:s/><text:a xlink:type="simple" xlink:href="#AbstractComponent">org.zkoss.zk.ui.AbstractComponent </text:a></text:p>
          </table:table-cell>
        </table:table-row>
      </table:table>
      <text:p text:style-name="P81"/>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0">org.zkoss.zul.Groupbox</text:span></text:p>
      <text:h text:style-name="P76" text:outline-level="4">Supported Child Components</text:h>
      <text:p text:style-name="Text_20_body_20_indent_20_2">*ALL </text:p>
      <text:h text:style-name="P76" text:outline-level="4">Supported Events</text:h>
      <text:h text:style-name="P97"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3">org.zkoss.zk.ui.event.OpenEvent</text:span></text:a></text:p>
            <text:p text:style-name="P77"><text:a xlink:type="simple" xlink:href="#MouseEvent"><text:span text:style-name="T43"/></text:a></text:p>
            <text:p text:style-name="P77"><text:span text:style-name="T46">Description:</text:span><text:span text:style-name="T38"> </text:span><text:span text:style-name="T92">Denotes user has opened or closed a component. Note:</text:span></text:p>
            <text:p text:style-name="P140">unlike <text:span text:style-name="Source_20_Text">onClose</text:span>, this event is only a notification. The client sends this event after opening or closing the component.</text:p>
            <text:p text:style-name="P139"><text:span text:style-name="T79">It is useful to implement </text:span>load-on-demand <text:span text:style-name="T79">by listening to the </text:span><text:span text:style-name="T55">onOpen</text:span><text:span text:style-name="T80"> </text:span><text:span text:style-name="T79">event, and creating components when the first time the component is opened.</text:span></text:p>
          </table:table-cell>
        </table:table-row>
      </table:table>
      <text:h text:style-name="P83"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8"><text:span text:style-name="T31">Sets whether user can open or close the group box. </text:span></text:p>
          </table:table-cell>
          <table:table-cell table:style-name="Table100.A2" office:value-type="string">
            <text:p text:style-name="P57"><text:span text:style-name="T31">boo</text:span><text:span text:style-name="T82">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2">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2">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2">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2">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8"><text:a xlink:type="simple" xlink:href="#XulElement">org.zkoss.zul.impl.XulElement</text:a></text:p>
          </table:table-cell>
        </table:table-row>
        <table:table-row table:style-name="Table102.3">
          <table:table-cell table:style-name="Table102.A2" office:value-type="string">
            <text:p text:style-name="P88"><text:s/><text:a xlink:type="simple" xlink:href="#HtmlBasedComponent">org.zkoss.zk.ui.HtmlBasedComponent</text:a> </text:p>
          </table:table-cell>
        </table:table-row>
        <table:table-row table:style-name="Table102.3">
          <table:table-cell table:style-name="Table102.A2" office:value-type="string">
            <text:p text:style-name="P88"><text:s/><text:a xlink:type="simple" xlink:href="#AbstractComponent">org.zkoss.zk.ui.AbstractComponent </text:a></text:p>
          </table:table-cell>
        </table:table-row>
      </table:table>
      <text:p text:style-name="P81"/>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4"><text:s/><text:span text:style-name="T3"><text:s text:c="6"/></text:span></text:p>
      <text:p text:style-name="P126"><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H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ext:p text:style-name="P125"><text:tab/> <text:s/><text:span text:style-name="T85">*NONE</text:span></text:p>
      <text:h text:style-name="P76" text:outline-level="4">Methods</text:h>
      <text:p text:style-name="P128"><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2"><text:a xlink:type="simple" xlink:href="#Box">org.zkoss.zul.Box</text:a></text:p>
          </table:table-cell>
        </table:table-row>
        <table:table-row>
          <table:table-cell table:style-name="Table103.A2" office:value-type="string">
            <text:p text:style-name="P72"><text:a xlink:type="simple" xlink:href="#XulElement">org.zkoss.zul.impl.XulElement</text:a></text:p>
          </table:table-cell>
        </table:table-row>
        <table:table-row>
          <table:table-cell table:style-name="Table103.A2" office:value-type="string">
            <text:p text:style-name="P72"><text:a xlink:type="simple" xlink:href="#HtmlBasedComponent">org.zkoss.zk.ui.HtmlBasedComponent</text:a> </text:p>
          </table:table-cell>
        </table:table-row>
        <table:table-row table:style-name="Table103.5">
          <table:table-cell table:style-name="Table103.A2" office:value-type="string">
            <text:p text:style-name="P72"><text:a xlink:type="simple" xlink:href="#AbstractComponent">org.zkoss.zk.ui.AbstractComponent </text:a></text:p>
          </table:table-cell>
        </table:table-row>
      </table:table>
      <text:p text:style-name="P81"/>
      <text:h text:style-name="Heading_20_3" text:outline-level="3"><text:bookmark-start text:name="Html"/>Html<text:bookmark-end text:name="Html"/></text:h>
      <text:p text:style-name="Text_20_body_20_indent"><text:span text:style-name="T79">The simplest way is to use a XUL component called </text:span><text:span text:style-name="T113">html</text:span><text:span text:style-name="T114"> </text:span><text:span text:style-name="T79">to embed whatever HTML tag</text:span><text:span text:style-name="T115">s you want to send directly to the browser. </text:span><text:span text:style-name="T79">To avoid ZK from interpreting the HTML tags, you usually enclose them with </text:span><text:span text:style-name="T113">&lt;![CDATA[</text:span><text:span text:style-name="T80"> </text:span><text:span text:style-name="T79">and </text:span><text:span text:style-name="T116">]]&gt;</text:span><text:span text:style-name="T79">. In other words, they are not the child component. Rather, they are stored in the </text:span><text:span text:style-name="T113">content</text:span><text:span text:style-name="T80"> </text:span><text:span text:style-name="T79">property. Notice you can use EL expressions in it.</text:span></text:p>
      <text:p text:style-name="P94"><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79">where </text:span><text:span text:style-name="T113">&lt;h4&gt;...&lt;/p&gt;</text:span><text:span text:style-name="T80"> </text:span><text:span text:style-name="T79">will become the content of the </text:span><text:span text:style-name="T113">html</text:span><text:span text:style-name="T80"> </text:span><text:span text:style-name="T79">element (see also the </text:span><text:span text:style-name="T113">getContent</text:span><text:span text:style-name="T80"> </text:span><text:span text:style-name="T79">method of the </text:span><text:span text:style-name="T113">org.zkoss.zul.Html</text:span><text:span text:style-name="T80"> </text:span><text:span text:style-name="T79">class).</text:span></text:p>
      <text:p text:style-name="Text_20_body_20_indent">The <text:span text:style-name="T40">html</text:span><text:span text:style-name="T78"> </text:span>component generates the HTML <text:span text:style-name="T40">SPAN</text:span><text:span text:style-name="T78">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9"><text:span text:style-name="Source_20_Text"/></text:p>
      <text:p text:style-name="P160"/>
      <text:h text:style-name="P74" text:outline-level="4">Class Name</text:h>
      <text:p text:style-name="P55"><text:span text:style-name="T36">org.zkoss.zul.Html</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30">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7">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2"><text:a xlink:type="simple" xlink:href="#XulElement">org.zkoss.zul.impl.XulElement</text:a></text:p>
          </table:table-cell>
        </table:table-row>
        <table:table-row table:style-name="Table106.3">
          <table:table-cell table:style-name="Table106.A2" office:value-type="string">
            <text:p text:style-name="P72"><text:a xlink:type="simple" xlink:href="#HtmlBasedComponent">org.zkoss.zk.ui.HtmlBasedComponent</text:a> </text:p>
          </table:table-cell>
        </table:table-row>
        <table:table-row table:style-name="Table106.3">
          <table:table-cell table:style-name="Table106.A2" office:value-type="string">
            <text:p text:style-name="P72"><text:a xlink:type="simple" xlink:href="#AbstractComponent">org.zkoss.zk.ui.AbstractComponent </text:a></text:p>
          </table:table-cell>
        </table:table-row>
      </table:table>
      <text:p text:style-name="P81"/>
      <text:h text:style-name="Heading_20_3" text:outline-level="3"><text:bookmark-start text:name="Iframe"/>Iframe<text:bookmark-end text:name="Iframe"/></text:h>
      <text:p text:style-name="Text_20_body_20_indent">The <text:span text:style-name="T78">iframe </text:span>component uses the HTML IFRAME tag to delegate a portion of the display to</text:p>
      <text:p text:style-name="Text_20_body_20_indent">another URL. Though the appearance looks similar to the <text:span text:style-name="T78">include </text:span>component. The concept and meaning of the <text:span text:style-name="T78">iframe </text:span>component is different.</text:p>
      <text:p text:style-name="Text_20_body_20_indent">The content included by the <text:span text:style-name="T78">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78">include </text:span>component. The inclusion is</text:p>
      <text:p text:style-name="Text_20_body_20_indent">done at the server, and the browser knows nothing about it. It means the URL specified by</text:p>
      <text:p text:style-name="Text_20_body_20_indent">the <text:span text:style-name="T78">src </text:span>property could be any internal resource.</text:p>
      <text:p text:style-name="Text_20_body_20_indent">The content of the <text:span text:style-name="T78">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1"><draw:frame draw:style-name="fr6" draw:name="graphics120" text:anchor-type="paragraph" svg:width="8.724cm" svg:height="5.029cm" draw:z-index="19"><draw:image xlink:href="../images/iframe.png" xlink:type="simple" xlink:show="embed" xlink:actuate="onLoad"/></draw:frame></text:p>
      <text:p text:style-name="P162"/>
      <text:p text:style-name="Code_20_Indent_20_2"><text:span text:style-name="Source_20_Text">&lt;window id="win" title="This is an Iframe Demo!"&gt;</text:span></text:p>
      <text:p text:style-name="Code_20_Indent_20_2"><text:span text:style-name="Source_20_Text"><text:tab/>&lt;iframe </text:span><text:span text:style-name="T118">style="width:99%; height:400px;border:3px inset;"</text:span><text:span text:style-name="T31"> </text:span></text:p>
      <text:p text:style-name="Code_20_Indent_20_2"><text:span text:style-name="Source_20_Text"><text:tab/><text:tab/>src=</text:span><text:span text:style-name="T118">"</text:span><text:span text:style-name="Source_20_Text">/zk-devguide.pdf</text:span><text:span text:style-name="T118">"</text:span><text:span text:style-name="Source_20_Text"> /&gt;</text:span></text:p>
      <text:p text:style-name="Code_20_Indent_20_2"><text:span text:style-name="Source_20_Text">&lt;/window&gt;</text:span></text:p>
      <text:p text:style-name="P163"/>
      <text:p text:style-name="Text_20_body_20_indent">The <text:span text:style-name="T119">embedding</text:span><text:span text:style-name="T9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78">image </text:span>and <text:span text:style-name="T40">audio</text:span><text:span text:style-name="T78"> </text:span>components<text:span text:style-name="T120">47</text:span>, you could specify the dynamically generated</text:p>
      <text:p text:style-name="Text_20_body_20_indent">content. A typical example is you could use JasperReport<text:span text:style-name="T120"> </text:span>to generate a PDF report in a</text:p>
      <text:p text:style-name="Text_20_body_20_indent">binary array or stream, and then pass the report to an <text:span text:style-name="T40">iframe</text:span><text:span text:style-name="T78"> </text:span>component by wrapping the</text:p>
      <text:p text:style-name="Text_20_body_20_indent">result with the <text:span text:style-name="T40">org.zkoss.util.media.AMedia</text:span><text:span text:style-name="T78"> </text:span>class.</text:p>
      <text:p text:style-name="Text_20_body_20_indent">In the following example, we illustrate that you could embed any content by use of <text:span text:style-name="T121">iframe</text:span>,</text:p>
      <text:p text:style-name="Text_20_body_20_indent">as long as the client supports its format.</text:p>
      <text:p text:style-name="P164"/>
      <text:h text:style-name="P74" text:outline-level="4">Class Name</text:h>
      <text:p text:style-name="P55"><text:span text:style-name="T36">org.zkoss.zul.Iframe</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30"><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7">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2"><text:a xlink:type="simple" xlink:href="#XulElement">org.zkoss.zul.impl.XulElement</text:a></text:p>
          </table:table-cell>
        </table:table-row>
        <table:table-row table:style-name="Table109.3">
          <table:table-cell table:style-name="Table109.A2" office:value-type="string">
            <text:p text:style-name="P72"><text:a xlink:type="simple" xlink:href="#HtmlBasedComponent">org.zkoss.zk.ui.HtmlBasedComponent</text:a> </text:p>
          </table:table-cell>
        </table:table-row>
        <table:table-row table:style-name="Table109.3">
          <table:table-cell table:style-name="Table109.A2" office:value-type="string">
            <text:p text:style-name="P72"><text:a xlink:type="simple" xlink:href="#AbstractComponent">org.zkoss.zk.ui.AbstractComponent </text:a></text:p>
          </table:table-cell>
        </table:table-row>
      </table:table>
      <text:p text:style-name="P81"/>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6">org.zkoss.zul.Image</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30"><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7">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2"><text:a xlink:type="simple" xlink:href="#XulElement">org.zkoss.zul.impl.XulElement</text:a></text:p>
          </table:table-cell>
        </table:table-row>
        <table:table-row table:style-name="Table112.3">
          <table:table-cell table:style-name="Table112.A2" office:value-type="string">
            <text:p text:style-name="P72"><text:a xlink:type="simple" xlink:href="#HtmlBasedComponent">org.zkoss.zk.ui.HtmlBasedComponent</text:a> </text:p>
          </table:table-cell>
        </table:table-row>
        <table:table-row table:style-name="Table112.3">
          <table:table-cell table:style-name="Table112.A2" office:value-type="string">
            <text:p text:style-name="P72"><text:a xlink:type="simple" xlink:href="#AbstractComponent">org.zkoss.zk.ui.AbstractComponent </text:a></text:p>
          </table:table-cell>
        </table:table-row>
      </table:table>
      <text:p text:style-name="P81"/>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74" text:outline-level="4">Class Name</text:h>
      <text:p text:style-name="P55"><text:span text:style-name="T36">org.zkoss.zul.Imagemap</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3">rdinates.</text:span></text:p>
          </table:table-cell>
        </table:table-row>
      </table:table>
      <text:h text:style-name="P83"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30"><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7">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2"><text:a xlink:type="simple" xlink:href="#Image">org.zkoss.zul.Image</text:a></text:p>
          </table:table-cell>
        </table:table-row>
        <table:table-row>
          <table:table-cell table:style-name="Table116.A2" office:value-type="string">
            <text:p text:style-name="P72"><text:a xlink:type="simple" xlink:href="#XulElement">org.zkoss.zul.impl.XulElement</text:a></text:p>
          </table:table-cell>
        </table:table-row>
        <table:table-row table:style-name="Table116.4">
          <table:table-cell table:style-name="Table116.A2" office:value-type="string">
            <text:p text:style-name="P72"><text:a xlink:type="simple" xlink:href="#HtmlBasedComponent">org.zkoss.zk.ui.HtmlBasedComponent</text:a> </text:p>
          </table:table-cell>
        </table:table-row>
        <table:table-row table:style-name="Table116.4">
          <table:table-cell table:style-name="Table116.A2" office:value-type="string">
            <text:p text:style-name="P72"><text:a xlink:type="simple" xlink:href="#AbstractComponent">org.zkoss.zk.ui.AbstractComponent </text:a></text:p>
          </table:table-cell>
        </table:table-row>
      </table:table>
      <text:p text:style-name="P81"/>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4" text:outline-level="4">Class Name</text:h>
      <text:p text:style-name="P55"><text:span text:style-name="T30">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1"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8"><text:span text:style-name="T31">Sets whether user can open or close the group box. </text:span></text:p>
          </table:table-cell>
          <table:table-cell table:style-name="Table117.A2" office:value-type="string">
            <text:p text:style-name="P57"><text:span text:style-name="T31">boo</text:span><text:span text:style-name="T82">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2">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2">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2">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2">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8"><text:a xlink:type="simple" xlink:href="#XulElement">org.zkoss.zul.impl.XulElement</text:a></text:p>
          </table:table-cell>
        </table:table-row>
        <table:table-row table:style-name="Table119.3">
          <table:table-cell table:style-name="Table119.A2" office:value-type="string">
            <text:p text:style-name="P88"><text:s/><text:a xlink:type="simple" xlink:href="#HtmlBasedComponent">org.zkoss.zk.ui.HtmlBasedComponent</text:a> </text:p>
          </table:table-cell>
        </table:table-row>
        <table:table-row table:style-name="Table119.3">
          <table:table-cell table:style-name="Table119.A2" office:value-type="string">
            <text:p text:style-name="P88"><text:s/><text:a xlink:type="simple" xlink:href="#AbstractComponent">org.zkoss.zk.ui.AbstractComponent </text:a></text:p>
          </table:table-cell>
        </table:table-row>
      </table:table>
      <text:p text:style-name="P81"/>
      <text:h text:style-name="Heading_20_3" text:outline-level="3"><text:bookmark-start text:name="Intbox"/>Intbox<text:bookmark-end text:name="Intbox"/></text:h>
      <text:p text:style-name="Text_20_body_20_indent_20_2"><text:span text:style-name="T49">A </text:span><text:span text:style-name="T58">intbox</text:span><text:span text:style-name="T49"> is used to let users input integer </text:span><text:span text:style-name="T48">data.</text:span></text:p>
      <text:p text:style-name="P165"><draw:frame draw:style-name="fr2" draw:name="graphics122" text:anchor-type="paragraph" svg:width="5.607cm" svg:height="1.52cm" draw:z-index="21"><draw:image xlink:href="../images/intbox.png" xlink:type="simple" xlink:show="embed" xlink:actuate="onLoad"/></draw:frame>While input invalid data:</text:p>
      <text:p text:style-name="P165"><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6">org.zkoss.zul.Intbox</text:span></text:p>
      <text:h text:style-name="P76" text:outline-level="4">Supported Child Components</text:h>
      <text:p text:style-name="P166">*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8">Description: </text:p>
            <text:p text:style-name="P167"><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8">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7">*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8"><text:a xlink:type="simple" xlink:href="#NumberInputElement"><text:span text:style-name="Source_20_Text">org.zkoss.zul.NumberInputElement</text:span></text:a></text:p>
          </table:table-cell>
        </table:table-row>
        <table:table-row>
          <table:table-cell table:style-name="Table122.A2" office:value-type="string">
            <text:p text:style-name="P88"><text:a xlink:type="simple" xlink:href="#FormatInputElement"><text:span text:style-name="Source_20_Text">org.zkoss.zul.FormatInputElement</text:span></text:a></text:p>
          </table:table-cell>
        </table:table-row>
        <table:table-row>
          <table:table-cell table:style-name="Table122.A2" office:value-type="string">
            <text:p text:style-name="P88"><text:a xlink:type="simple" xlink:href="#InputElement"><text:span text:style-name="Source_20_Text">org.zkoss.zul.InputElement</text:span></text:a></text:p>
          </table:table-cell>
        </table:table-row>
        <table:table-row>
          <table:table-cell table:style-name="Table122.A2" office:value-type="string">
            <text:p text:style-name="P88"><text:a xlink:type="simple" xlink:href="#XulElement"><text:span text:style-name="Source_20_Text">org.zkoss.zul.imp.XulElement</text:span></text:a></text:p>
          </table:table-cell>
        </table:table-row>
        <table:table-row table:style-name="Table122.6">
          <table:table-cell table:style-name="Table122.A2" office:value-type="string">
            <text:p text:style-name="P88"><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Label"/>Label<text:bookmark-end text:name="Label"/></text:h>
      <text:p text:style-name="Text_20_body_20_indent">A label component represents a piece of text.</text:p>
      <text:p text:style-name="P94"><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3"/>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4"/>
      <text:h text:style-name="P74" text:outline-level="4">Class Name</text:h>
      <text:p text:style-name="P55"><text:span text:style-name="T36">org.zkoss.zul.Label</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30">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30">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0"><text:span text:style-name="Source_20_Text">maxlength</text:span></text:p>
          </table:table-cell>
          <table:table-cell table:style-name="Table123.A2" office:value-type="string">
            <text:p text:style-name="P130">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2"><text:a xlink:type="simple" xlink:href="#XulElement">org.zkoss.zul.impl.XulElement</text:a></text:p>
          </table:table-cell>
        </table:table-row>
        <table:table-row table:style-name="Table125.3">
          <table:table-cell table:style-name="Table125.A2" office:value-type="string">
            <text:p text:style-name="P72"><text:a xlink:type="simple" xlink:href="#HtmlBasedComponent">org.zkoss.zk.ui.HtmlBasedComponent</text:a> </text:p>
          </table:table-cell>
        </table:table-row>
        <table:table-row table:style-name="Table125.3">
          <table:table-cell table:style-name="Table125.A2" office:value-type="string">
            <text:p text:style-name="P72"><text:a xlink:type="simple" xlink:href="#AbstractComponent">org.zkoss.zk.ui.AbstractComponent </text:a></text:p>
          </table:table-cell>
        </table:table-row>
      </table:table>
      <text:p text:style-name="P81"/>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0">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7"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3"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2">align</text:span></text:p>
          </table:table-cell>
          <table:table-cell table:style-name="Table127.A2" office:value-type="string">
            <text:p text:style-name="P68"><text:span text:style-name="T31">Sets the horizontal alignment of the whole Listbox.</text:span></text:p>
            <text:p text:style-name="P68"><text:span text:style-name="T111">Val</text:span><text:span text:style-name="T112">ue:</text:span><text:span text:style-name="T82">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2">el</text:span></text:p>
          </table:table-cell>
          <table:table-cell table:style-name="Table127.A2" office:value-type="string">
            <text:p text:style-name="P68"><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0">Available only the paging mold</text:span></text:p>
          </table:table-cell>
          <table:table-cell table:style-name="Table127.A2" office:value-type="string">
            <text:p text:style-name="P57"><text:span text:style-name="T82">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2">loadSize</text:span></text:p>
          </table:table-cell>
          <table:table-cell table:style-name="Table127.B5" office:value-type="string">
            <text:p text:style-name="P77"><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2">.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2">maxlength</text:span></text:p>
          </table:table-cell>
          <table:table-cell table:style-name="Table127.B5" office:value-type="string">
            <text:p text:style-name="P171">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2">multiple</text:span></text:p>
          </table:table-cell>
          <table:table-cell table:style-name="Table127.B5" office:value-type="string">
            <text:p text:style-name="P171">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4">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4">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4">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4">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4">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8"><text:a xlink:type="simple" xlink:href="#XulElement">org.zkoss.zul.impl.XulElement</text:a></text:p>
          </table:table-cell>
        </table:table-row>
        <table:table-row table:style-name="Table129.3">
          <table:table-cell table:style-name="Table129.A2" office:value-type="string">
            <text:p text:style-name="P88"><text:s/><text:a xlink:type="simple" xlink:href="#HtmlBasedComponent">org.zkoss.zk.ui.HtmlBasedComponent</text:a> </text:p>
          </table:table-cell>
        </table:table-row>
        <table:table-row table:style-name="Table129.3">
          <table:table-cell table:style-name="Table129.A2" office:value-type="string">
            <text:p text:style-name="P88"><text:s/><text:a xlink:type="simple" xlink:href="#AbstractComponent">org.zkoss.zk.ui.AbstractComponent </text:a></text:p>
          </table:table-cell>
        </table:table-row>
      </table:table>
      <text:p text:style-name="P81"/>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1"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4"><text:span text:style-name="Source_20_Text">Returns the column index, starting from 0.</text:span></text:p>
          </table:table-cell>
          <table:table-cell table:style-name="Table131.C2" office:value-type="string">
            <text:p text:style-name="P134"><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4"><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4"><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4"/>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8"><text:a xlink:type="simple" xlink:href="#LabelImageElement">org.zkoss.zul.impl.LabelImageElement</text:a></text:p>
          </table:table-cell>
        </table:table-row>
        <table:table-row>
          <table:table-cell table:style-name="Table132.A2" office:value-type="string">
            <text:p text:style-name="P88"><text:a xlink:type="simple" xlink:href="#LabelElement">org.zkoss.zul.impl.LabelElement</text:a></text:p>
          </table:table-cell>
        </table:table-row>
        <table:table-row>
          <table:table-cell table:style-name="Table132.A2" office:value-type="string">
            <text:p text:style-name="P88"><text:a xlink:type="simple" xlink:href="#XulElement">org.zkoss.zul.impl.XulElement</text:a></text:p>
          </table:table-cell>
        </table:table-row>
        <table:table-row table:style-name="Table132.5">
          <table:table-cell table:style-name="Table132.A2" office:value-type="string">
            <text:p text:style-name="P88"><text:s/><text:a xlink:type="simple" xlink:href="#HtmlBasedComponent">org.zkoss.zk.ui.HtmlBasedComponent</text:a> </text:p>
          </table:table-cell>
        </table:table-row>
        <table:table-row table:style-name="Table132.5">
          <table:table-cell table:style-name="Table132.A2" office:value-type="string">
            <text:p text:style-name="P88"><text:s/><text:a xlink:type="simple" xlink:href="#AbstractComponent">org.zkoss.zk.ui.AbstractComponent </text:a></text:p>
          </table:table-cell>
        </table:table-row>
      </table:table>
      <text:p text:style-name="P81"/>
      <text:h text:style-name="P48" text:outline-level="3"><text:bookmark-start text:name="Listfoot"/>Listfoot<text:bookmark-end text:name="Listfoot"/></text:h>
      <text:p text:style-name="P54">Like <text:span text:style-name="T58">Listhead</text:span><text:span text:style-name="T49">, each listbox has at most one </text:span><text:span text:style-name="T58">Listfoot</text:span><text:span text:style-name="T49">.</text:span></text:p>
      <text:p text:style-name="P54"><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72">*NONE</text:p>
      <text:h text:style-name="P91"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8"><text:a xlink:type="simple" xlink:href="#XulElement">org.zkoss.zul.impl.XulElement</text:a></text:p>
          </table:table-cell>
        </table:table-row>
        <table:table-row table:style-name="Table134.3">
          <table:table-cell table:style-name="Table134.A2" office:value-type="string">
            <text:p text:style-name="P88"><text:s/><text:a xlink:type="simple" xlink:href="#HtmlBasedComponent">org.zkoss.zk.ui.HtmlBasedComponent</text:a> </text:p>
          </table:table-cell>
        </table:table-row>
        <table:table-row table:style-name="Table134.3">
          <table:table-cell table:style-name="Table134.A2" office:value-type="string">
            <text:p text:style-name="P88"><text:s/><text:a xlink:type="simple" xlink:href="#AbstractComponent">org.zkoss.zk.ui.AbstractComponent </text:a></text:p>
          </table:table-cell>
        </table:table-row>
      </table:table>
      <text:p text:style-name="P81"/>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58">Listcell</text:span><text:span text:style-name="T49"> also accepts children. </text:span></text:p>
      <text:p text:style-name="P54"><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1"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4"><text:span text:style-name="Source_20_Text">Returns the column index, starting from 0.</text:span></text:p>
          </table:table-cell>
          <table:table-cell table:style-name="Table136.C2" office:value-type="string">
            <text:p text:style-name="P134"><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4"><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4"><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4"><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8"><text:a xlink:type="simple" xlink:href="#LabelImageElement">org.zkoss.zul.impl.LabelImageElement</text:a></text:p>
          </table:table-cell>
        </table:table-row>
        <table:table-row>
          <table:table-cell table:style-name="Table137.A2" office:value-type="string">
            <text:p text:style-name="P88"><text:a xlink:type="simple" xlink:href="#LabelElement">org.zkoss.zul.impl.LabelElement</text:a></text:p>
          </table:table-cell>
        </table:table-row>
        <table:table-row>
          <table:table-cell table:style-name="Table137.A2" office:value-type="string">
            <text:p text:style-name="P88"><text:a xlink:type="simple" xlink:href="#XulElement">org.zkoss.zul.impl.XulElement</text:a></text:p>
          </table:table-cell>
        </table:table-row>
        <table:table-row table:style-name="Table137.5">
          <table:table-cell table:style-name="Table137.A2" office:value-type="string">
            <text:p text:style-name="P88"><text:s/><text:a xlink:type="simple" xlink:href="#HtmlBasedComponent">org.zkoss.zk.ui.HtmlBasedComponent</text:a> </text:p>
          </table:table-cell>
        </table:table-row>
        <table:table-row table:style-name="Table137.5">
          <table:table-cell table:style-name="Table137.A2" office:value-type="string">
            <text:p text:style-name="P88"><text:s/><text:a xlink:type="simple" xlink:href="#AbstractComponent">org.zkoss.zk.ui.AbstractComponent </text:a></text:p>
          </table:table-cell>
        </table:table-row>
      </table:table>
      <text:p text:style-name="P81"/>
      <text:h text:style-name="P48" text:outline-level="3"><text:bookmark-start text:name="Listhead"/>Listhead<text:bookmark-end text:name="Listhead"/></text:h>
      <text:p text:style-name="P54">A list headers used to define multi-columns and/or headers. Can only surpport <text:span text:style-name="T58">Listheader</text:span><text:span text:style-name="T49"> as its child.</text:span></text:p>
      <text:p text:style-name="P54"><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72">*NONE</text:p>
      <text:h text:style-name="P91"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8"><text:a xlink:type="simple" xlink:href="#HeaderElement">org.zkoss.zul.impl.HeaderElement</text:a></text:p>
          </table:table-cell>
        </table:table-row>
        <table:table-row>
          <table:table-cell table:style-name="Table139.A2" office:value-type="string">
            <text:p text:style-name="P88"><text:a xlink:type="simple" xlink:href="#XulElement">org.zkoss.zul.impl.XulElement</text:a></text:p>
          </table:table-cell>
        </table:table-row>
        <table:table-row table:style-name="Table139.4">
          <table:table-cell table:style-name="Table139.A2" office:value-type="string">
            <text:p text:style-name="P88"><text:s/><text:a xlink:type="simple" xlink:href="#HtmlBasedComponent">org.zkoss.zk.ui.HtmlBasedComponent</text:a> </text:p>
          </table:table-cell>
        </table:table-row>
        <table:table-row table:style-name="Table139.4">
          <table:table-cell table:style-name="Table139.A2" office:value-type="string">
            <text:p text:style-name="P88"><text:s/><text:a xlink:type="simple" xlink:href="#AbstractComponent">org.zkoss.zk.ui.AbstractComponent </text:a></text:p>
          </table:table-cell>
        </table:table-row>
      </table:table>
      <text:p text:style-name="P81"/>
      <text:h text:style-name="P48" text:outline-level="3"><text:bookmark-start text:name="Listheader"/>Listheader<text:bookmark-end text:name="Listheader"/></text:h>
      <text:p text:style-name="P54">The list header which defines the attributes and header of a columen of a list box. Its parent must be <text:span text:style-name="T58">Listhead</text:span><text:span text:style-name="T49">.</text:span></text:p>
      <text:p text:style-name="P54"><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er</text:span></text:p>
      <text:h text:style-name="P76" text:outline-level="4">Supported Child Components</text:h>
      <text:p text:style-name="Text_20_body_20_indent_20_2">*NONE</text:p>
      <text:h text:style-name="P76" text:outline-level="4">Supported Events</text:h>
      <text:h text:style-name="P97"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3"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2">sortAscending</text:span></text:p>
          </table:table-cell>
          <table:table-cell table:style-name="Table141.A2" office:value-type="string">
            <text:p text:style-name="P68"><text:span text:style-name="T82">Sets the ascending sorter, or null for no sorter for the ascending order.</text:span></text:p>
          </table:table-cell>
          <table:table-cell table:style-name="Table141.C2" office:value-type="string">
            <text:p text:style-name="P57"><text:span text:style-name="T82">java.util.Comparator </text:span></text:p>
          </table:table-cell>
        </table:table-row>
        <table:table-row>
          <table:table-cell table:style-name="Table141.A2" office:value-type="string">
            <text:p text:style-name="P57"><text:span text:style-name="T82">sortDescending</text:span></text:p>
          </table:table-cell>
          <table:table-cell table:style-name="Table141.A2" office:value-type="string">
            <text:p text:style-name="P68"><text:span text:style-name="T31">Sets the descending sorter, or null for no sorter for the descending order. </text:span></text:p>
          </table:table-cell>
          <table:table-cell table:style-name="Table141.C2" office:value-type="string">
            <text:p text:style-name="P57"><text:span text:style-name="T82">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5">Sets the sort direction. </text:p>
            <text:p text:style-name="P136"><text:span text:style-name="T90">Value: </text:span><text:span text:style-name="T91">ascending|descending|natural</text:span></text:p>
          </table:table-cell>
          <table:table-cell table:style-name="Table141.C2" office:value-type="string">
            <text:p text:style-name="P173"><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5">the maximal length of each item's label.</text:p>
          </table:table-cell>
          <table:table-cell table:style-name="Table141.C2" office:value-type="string">
            <text:p text:style-name="P173"><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4">It invokes <text:span text:style-name="Source_20_Text">sort(boolean)</text:span> to sort list items and maintain <text:span text:style-name="Source_20_Text">getSortDirection()</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4"><text:span text:style-name="Source_20_Text">Returns the column index, starting from 0.</text:span></text:p>
          </table:table-cell>
          <table:table-cell table:style-name="Table142.C2" office:value-type="string">
            <text:p text:style-name="P134"><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2"><text:a xlink:type="simple" xlink:href="#HeaderElement">org.zkoss.zul.impl.HeaderElement</text:a></text:p>
          </table:table-cell>
        </table:table-row>
        <table:table-row>
          <table:table-cell table:style-name="Table143.A2" office:value-type="string">
            <text:p text:style-name="P72"><text:a xlink:type="simple" xlink:href="#XulElement">org.zkoss.zul.impl.XulElement</text:a></text:p>
          </table:table-cell>
        </table:table-row>
        <table:table-row table:style-name="Table143.4">
          <table:table-cell table:style-name="Table143.A2" office:value-type="string">
            <text:p text:style-name="P72"><text:a xlink:type="simple" xlink:href="#HtmlBasedComponent">org.zkoss.zk.ui.HtmlBasedComponent</text:a> </text:p>
          </table:table-cell>
        </table:table-row>
        <table:table-row table:style-name="Table143.4">
          <table:table-cell table:style-name="Table143.A2" office:value-type="string">
            <text:p text:style-name="P72"><text:a xlink:type="simple" xlink:href="#AbstractComponent">org.zkoss.zk.ui.AbstractComponent </text:a></text:p>
          </table:table-cell>
        </table:table-row>
      </table:table>
      <text:p text:style-name="P81"/>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2">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91"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1">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1">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4"><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4"/>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8"><text:a xlink:type="simple" xlink:href="#XulElement">org.zkoss.zul.impl.XulElement</text:a></text:p>
          </table:table-cell>
        </table:table-row>
        <table:table-row table:style-name="Table147.3">
          <table:table-cell table:style-name="Table147.A2" office:value-type="string">
            <text:p text:style-name="P88"><text:s/><text:a xlink:type="simple" xlink:href="#HtmlBasedComponent">org.zkoss.zk.ui.HtmlBasedComponent</text:a> </text:p>
          </table:table-cell>
        </table:table-row>
        <table:table-row table:style-name="Table147.3">
          <table:table-cell table:style-name="Table147.A2" office:value-type="string">
            <text:p text:style-name="P88"><text:s/><text:a xlink:type="simple" xlink:href="#AbstractComponent">org.zkoss.zk.ui.AbstractComponent </text:a></text:p>
          </table:table-cell>
        </table:table-row>
      </table:table>
      <text:p text:style-name="P81"/>
      <text:h text:style-name="Heading_20_3" text:outline-level="3"><text:bookmark-start text:name="Menu"/>Menu<text:bookmark-end text:name="Menu"/></text:h>
      <text:p text:style-name="Text_20_body_20_indent_20_2"><text:span text:style-name="T123">An element, much like a button, that is placed on a menu bar. When the user clicks the menu element, the child </text:span><text:span text:style-name="T124">Menupopup</text:span><text:span text:style-name="T123"> <text:s/>of the menu will be displayed. This element is also used to create submenus of </text:span><text:span text:style-name="T124">Menupopup</text:span><text:span text:style-name="T123">.</text:span><text:span text:style-name="T124"> </text:span></text:p>
      <text:p text:style-name="Text_20_body_20_indent_20_2"><draw:frame draw:style-name="fr2" draw:name="graphics131" text:anchor-type="paragraph" svg:width="10.557cm" svg:height="2.593cm" draw:z-index="31"><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5">org.zkoss.zul.Menu</text:span> </text:p>
      <text:h text:style-name="Heading_20_4" text:outline-level="4">Supported Child Components</text:h>
      <text:p text:style-name="P145"><text:a xlink:type="simple" xlink:href="#Menupopup">Menupopup</text:a></text:p>
      <text:h text:style-name="P149" text:outline-level="4">Supported Events</text:h>
      <text:p text:style-name="P145">*NONE</text:p>
      <text:h text:style-name="P174" text:outline-level="4">Properties</text:h>
      <text:p text:style-name="P145">*NONE</text:p>
      <text:h text:style-name="P17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2"><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2"><text:a xlink:type="simple" xlink:href="#LabelElement"><text:span text:style-name="Source_20_Text">org.zkoss.zul.impl.LabelElement</text:span></text:a></text:p>
          </table:table-cell>
        </table:table-row>
        <table:table-row table:style-name="Table149.2">
          <table:table-cell table:style-name="Table149.A2" office:value-type="string">
            <text:p text:style-name="P72"><text:a xlink:type="simple" xlink:href="#XulElement"><text:span text:style-name="Source_20_Text">org.zkoss.zul.impl.XulElement</text:span></text:a></text:p>
          </table:table-cell>
        </table:table-row>
        <table:table-row table:style-name="Table149.2">
          <table:table-cell table:style-name="Table14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Menubar</text:h>
      <text:p text:style-name="Text_20_body_20_indent_20_2"><text:span text:style-name="T123">A container that usually contains menu elements.</text:span><text:span text:style-name="T124"> </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T12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3"><text:span text:style-name="T35">org.zkoss.zul.Menubar</text:span></text:p>
      <text:h text:style-name="Heading_20_4" text:outline-level="4">Supported Child Components</text:h>
      <text:p text:style-name="P145">*NONE</text:p>
      <text:h text:style-name="P71" text:outline-level="4">Supported Events</text:h>
      <text:p text:style-name="P145">*NONE</text:p>
      <text:h text:style-name="P71"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8">The orient</text:p>
            <text:p text:style-name="P68"><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8">Returns whether to automatically drop down menus if user moves mouse over it. </text:p>
            <text:p text:style-name="P68"><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2"><text:a xlink:type="simple" xlink:href="#XulElement"><text:span text:style-name="Source_20_Text">org.zkoss.zul.impl.XulElement</text:span></text:a></text:p>
          </table:table-cell>
        </table:table-row>
        <table:table-row table:style-name="Table152.2">
          <table:table-cell table:style-name="Table15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item"/>Menuitem<text:bookmark-end text:name="Menuitem"/></text:h>
      <text:p text:style-name="Text_20_body_20_indent_20_2"><text:span text:style-name="T123">A single choice in a </text:span><text:span text:style-name="T124">Menupopup</text:span><text:span text:style-name="T123"> element. It acts much like a button but it is rendered on a menu. </text:span><text:span text:style-name="T124"><text:s/></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6"><text:span text:style-name="Source_20_Text">org.zkoss.zul.Menuitem</text:span></text:p>
      <text:h text:style-name="Heading_20_4" text:outline-level="4">Supported Child Components</text:h>
      <text:p text:style-name="P177"><text:span text:style-name="T35">*NONE</text:span><text:span text:style-name="T6"> </text:span></text:p>
      <text:h text:style-name="P71"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1"><text:a xlink:type="simple" xlink:href="#MouseEvent"><text:span text:style-name="T126">org.zkoss.zk.ui.event.MouseEvent</text:span></text:a></text:p>
            <text:p text:style-name="P141"><text:span text:style-name="T127">Description:</text:span><text:span text:style-name="T128"> </text:span><text:span text:style-name="T129">A menu command is associated with a menu item. There are two ways to associate a command to it: the</text:span><text:span text:style-name="T130"> onClick</text:span><text:span text:style-name="T131"> </text:span><text:span text:style-name="T129">event and the </text:span><text:span text:style-name="T130">href</text:span><text:span text:style-name="T131"> </text:span><text:span text:style-name="T129">property. If a event listener is added for a menu item for the </text:span><text:span text:style-name="T130">onClick</text:span><text:span text:style-name="T131"> </text:span><text:span text:style-name="T129">event, the listener is invoked when the item is clicked.</text:span></text:p>
          </table:table-cell>
        </table:table-row>
      </table:table>
      <text:h text:style-name="P71"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2">value</text:span></text:p>
          </table:table-cell>
          <table:table-cell table:style-name="Table154.A2" office:value-type="string">
            <text:p text:style-name="P68">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1">href</text:span></text:p>
          </table:table-cell>
          <table:table-cell table:style-name="Table154.A2" office:value-type="string">
            <text:p text:style-name="P68">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8"><text:span text:style-name="Source_20_Text">&lt;null&gt;</text:span></text:p>
          </table:table-cell>
        </table:table-row>
        <table:table-row table:style-name="Table154.4">
          <table:table-cell table:style-name="Table154.A2" office:value-type="string">
            <text:p text:style-name="P57"><text:span text:style-name="T71">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1">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1">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2"><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2"><text:a xlink:type="simple" xlink:href="#LabelElement"><text:span text:style-name="Source_20_Text">org.zkoss.zul.impl.LabelElement</text:span></text:a></text:p>
          </table:table-cell>
        </table:table-row>
        <table:table-row table:style-name="Table156.2">
          <table:table-cell table:style-name="Table156.A2" office:value-type="string">
            <text:p text:style-name="P72"><text:a xlink:type="simple" xlink:href="#XulElement"><text:span text:style-name="Source_20_Text">org.zkoss.zul.impl.XulElement</text:span></text:a></text:p>
          </table:table-cell>
        </table:table-row>
        <table:table-row table:style-name="Table156.2">
          <table:table-cell table:style-name="Table15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popup"/>Menupopup<text:bookmark-end text:name="Menupopup"/></text:h>
      <text:p text:style-name="Text_20_body_20_indent_20_2"><text:span text:style-name="T123">A container used to display menus. It should be placed inside a Menu.</text:span></text:p>
      <text:p text:style-name="Text_20_body_20_indent_20_2"><text:span text:style-name="T123">Supported event: </text:span><text:span text:style-name="T124">onOpen</text:span><text:span text:style-name="T123">.</text:span></text:p>
      <text:p text:style-name="Text_20_body_20_indent_20_2"><text:span text:style-name="T123">Note: to have better performance, </text:span><text:span text:style-name="T124">onOpen</text:span><text:span text:style-name="T123"> is sent only if non-deferrable event listener is registered (see </text:span><text:span text:style-name="T124">Deferrable</text:span><text:span text:style-name="T123">).</text:span></text:p>
      <text:p text:style-name="Text_20_body_20_indent_20_2"><text:span text:style-name="T123">To load the content dynamically, you can listen to the </text:span><text:span text:style-name="T124">onOpen</text:span><text:span text:style-name="T123"> event, and then create menuitem when </text:span><text:span text:style-name="T124">OpenEvent.isOpen()</text:span><text:span text:style-name="T123"> is true.</text:span></text:p>
      <text:p text:style-name="Text_20_body_20_indent_20_2"><text:span text:style-name="T123">Default </text:span><text:span text:style-name="T124">HtmlBasedComponent.getSclass()</text:span><text:span text:style-name="T123">: </text:span><text:span text:style-name="T124">menupopup</text:span><text:span text:style-name="T123">. </text:span><text:span text:style-name="T124"><text:s/></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T12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6"><text:span text:style-name="Source_20_Text">org.zkoss.zul.Menupopup</text:span></text:p>
      <text:h text:style-name="Heading_20_4" text:outline-level="4">Supported Child Components</text:h>
      <text:p text:style-name="P177"><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1"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1" text:outline-level="4">Properties</text:h>
      <text:p text:style-name="P145">*NONE</text:p>
      <text:h text:style-name="P17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2"><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2"><text:a xlink:type="simple" xlink:href="#LabelElement"><text:span text:style-name="Source_20_Text">org.zkoss.zul.impl.LabelElement</text:span></text:a></text:p>
          </table:table-cell>
        </table:table-row>
        <table:table-row table:style-name="Table159.2">
          <table:table-cell table:style-name="Table159.A2" office:value-type="string">
            <text:p text:style-name="P72"><text:a xlink:type="simple" xlink:href="#XulElement"><text:span text:style-name="Source_20_Text">org.zkoss.zul.impl.XulElement</text:span></text:a></text:p>
          </table:table-cell>
        </table:table-row>
        <table:table-row table:style-name="Table159.2">
          <table:table-cell table:style-name="Table15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separator"/>Menuseparator<text:bookmark-end text:name="Menuseparator"/></text:h>
      <text:p text:style-name="Text_20_body_20_indent_20_2"><text:span text:style-name="T123">Used to create a separator between menu items..</text:span><text:span text:style-name="T124"> </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5">org.zkoss.zul.Menuseparator</text:span></text:p>
      <text:h text:style-name="Heading_20_4" text:outline-level="4">Supported Child Components</text:h>
      <text:p text:style-name="P145">*NONE</text:p>
      <text:h text:style-name="P179" text:outline-level="4">Supported Events</text:h>
      <text:p text:style-name="P145">*NONE</text:p>
      <text:h text:style-name="P180" text:outline-level="4">Properties</text:h>
      <text:p text:style-name="P145">*NONE</text:p>
      <text:h text:style-name="P17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2"><text:a xlink:type="simple" xlink:href="#XulElement"><text:span text:style-name="Source_20_Text">org.zkoss.zul.impl.XulElement</text:span></text:a></text:p>
          </table:table-cell>
        </table:table-row>
        <table:table-row table:style-name="Table161.2">
          <table:table-cell table:style-name="Table161.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North"/>North<text:bookmark-end text:name="North"/></text:h>
      <text:p text:style-name="P131">This component is a north region. The default class of CSS is specified "layout-region-north".</text:p>
      <text:p text:style-name="Text_20_body_20_indent"/>
      <text:p text:style-name="P123"><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1">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2">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2">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3"/>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8"><text:a xlink:type="simple" xlink:href="#LayoutRegion"><text:span text:style-name="T56">org.zkoss.zkex.zul.LayoutRegion </text:span></text:a></text:p>
          </table:table-cell>
        </table:table-row>
        <table:table-row table:style-name="Table165.2">
          <table:table-cell table:style-name="Table165.A2" office:value-type="string">
            <text:p text:style-name="P88"><text:span text:style-name="T57"><text:s/></text:span><text:a xlink:type="simple" xlink:href="#HtmlBasedComponent">org.zkoss.zk.ui.HtmlBasedComponent</text:a><text:span text:style-name="T57"> </text:span></text:p>
          </table:table-cell>
        </table:table-row>
        <table:table-row table:style-name="Table165.2">
          <table:table-cell table:style-name="Table165.A2" office:value-type="string">
            <text:p text:style-name="P88"><text:s/><text:a xlink:type="simple" xlink:href="#AbstractComponent">org.zkoss.zk.ui.AbstractComponent </text:a></text:p>
          </table:table-cell>
        </table:table-row>
      </table:table>
      <text:p text:style-name="Standard"/>
      <text:p text:style-name="P81"/>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3">&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6">org.zkoss.zul.Paging</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3">org.zkoss.zk.ui.event.PagingEvent</text:span></text:a></text:p>
            <text:p text:style-name="P77"><text:span text:style-name="T46">Description:</text:span><text:span text:style-name="T38"> </text:span><text:span text:style-name="T83">Notifies one of the pages of a multi-page component is selected by the user.</text:span></text:p>
          </table:table-cell>
        </table:table-row>
      </table:table>
      <text:h text:style-name="P83"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30">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4">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30">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4">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30">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30">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30">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3">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2"><text:a xlink:type="simple" xlink:href="#XulElement">org.zkoss.zul.impl.XulElement</text:a></text:p>
          </table:table-cell>
        </table:table-row>
        <table:table-row table:style-name="Table357.3">
          <table:table-cell table:style-name="Table357.A2" office:value-type="string">
            <text:p text:style-name="P72"><text:a xlink:type="simple" xlink:href="#HtmlBasedComponent">org.zkoss.zk.ui.HtmlBasedComponent</text:a> </text:p>
          </table:table-cell>
        </table:table-row>
        <table:table-row table:style-name="Table357.3">
          <table:table-cell table:style-name="Table357.A2" office:value-type="string">
            <text:p text:style-name="P72"><text:a xlink:type="simple" xlink:href="#AbstractComponent">org.zkoss.zk.ui.AbstractComponent </text:a></text:p>
          </table:table-cell>
        </table:table-row>
      </table:table>
      <text:p text:style-name="Text_20_body"/>
      <text:h text:style-name="Heading_20_3" text:outline-level="3"/>
      <text:h text:style-name="P73" text:outline-level="3"/>
      <text:h text:style-name="Heading_20_3" text:outline-level="3"><text:bookmark-start text:name="Popup"/>Popup<text:bookmark-end text:name="Popup"/></text:h>
      <text:p text:style-name="P181"><text:span text:style-name="T134">A container that is displayed as a popup. The popup window does not have any special frame. Popups can be displayed when an element is clicked by assigning the id of the popup to either the</text:span><text:span text:style-name="T135"> XulElement.setPopup(java.lang.String), XulElement.setContext(java.lang.String) or XulElement.setTooltip(java.lang.String) attribute of the element. </text:span></text:p>
      <text:p text:style-name="P94"><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3"><text:span text:style-name="T35">org.zkoss.zul.popup</text:span> </text:p>
      <text:h text:style-name="P71" text:outline-level="4">Supported Child Components</text:h>
      <text:p text:style-name="P145">*ALL</text:p>
      <text:h text:style-name="P71" text:outline-level="4">Supported Events</text:h>
      <text:p text:style-name="P145">*NONE</text:p>
      <text:h text:style-name="P71" text:outline-level="4">Attributes</text:h>
      <text:p text:style-name="P145">*NONE</text:p>
      <text:h text:style-name="P175"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8"><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8">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2"><text:a xlink:type="simple" xlink:href="#XulElement"><text:span text:style-name="Source_20_Text">org.zkoss.zul.impl.XulElement</text:span></text:a></text:p>
          </table:table-cell>
        </table:table-row>
        <table:table-row table:style-name="Table167.2">
          <table:table-cell table:style-name="Table167.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Calendar11"/><text:bookmark-start text:name="Progressmeter"/>Progressmeter<text:bookmark-end text:name="Calendar11"/><text:bookmark-end text:name="Progressmeter"/></text:h>
      <text:p text:style-name="P22">A progress meter is a bar that indicates how much of a task has been completed. The <text:span text:style-name="T6">value</text:span> property must be in the range between 0 and 100.</text:p>
      <text:p text:style-name="P22"><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1">org.zkoss.zul.Progressmeter</text:span></text:p>
      <text:h text:style-name="P76" text:outline-level="4">Supported Child Components</text:h>
      <text:p text:style-name="P152"><text:tab/> <text:s/>*NONE</text:p>
      <text:h text:style-name="P83" text:outline-level="4">Supported Events</text:h>
      <text:p text:style-name="P101"><text:tab/> <text:s/>*NONE</text:p>
      <text:h text:style-name="P91"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4">Sets the current value of the progress meter. </text:p>
          </table:table-cell>
          <table:table-cell table:style-name="Table333.C2" office:value-type="string">
            <text:p text:style-name="P57"><text:span text:style-name="Source_20_Text">java.lang.String</text:span></text:p>
          </table:table-cell>
        </table:table-row>
      </table:table>
      <text:p text:style-name="P103">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6">getOuterAttrs()</text:span></text:p>
          </table:table-cell>
          <table:table-cell table:style-name="Table334.A2" office:value-type="string">
            <text:p text:style-name="P104">Returns the grid that this belongs to.</text:p>
          </table:table-cell>
          <table:table-cell table:style-name="Table334.C2" office:value-type="string">
            <text:p text:style-name="P59"><text:span text:style-name="T137">java.lang.String </text:span></text:p>
          </table:table-cell>
        </table:table-row>
        <table:table-row table:style-name="Table334.2">
          <table:table-cell table:style-name="Table334.A2" office:value-type="string">
            <text:p text:style-name="P59"><text:span text:style-name="T136">isChildable()</text:span></text:p>
          </table:table-cell>
          <table:table-cell table:style-name="Table334.A2" office:value-type="string">
            <text:p text:style-name="P104"/>
          </table:table-cell>
          <table:table-cell table:style-name="Table334.C2" office:value-type="string">
            <text:p text:style-name="P59"><text:span text:style-name="T31">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2"><text:a xlink:type="simple" xlink:href="#XulElement"><text:span text:style-name="T67">org.zkoss.zul.impl.XulElement</text:span></text:a></text:p>
          </table:table-cell>
        </table:table-row>
        <table:table-row table:style-name="Table335.3">
          <table:table-cell table:style-name="Table335.A2" office:value-type="string">
            <text:p text:style-name="P72"><text:a xlink:type="simple" xlink:href="#HtmlBasedComponent"><text:span text:style-name="T67">org.zkoss.zk.ui.HtmlBasedComponent</text:span></text:a></text:p>
          </table:table-cell>
        </table:table-row>
        <table:table-row table:style-name="Table335.3">
          <table:table-cell table:style-name="Table335.A2" office:value-type="string">
            <text:p text:style-name="P72"><text:a xlink:type="simple" xlink:href="#AbstractComponent"><text:span text:style-name="T67">org.zkoss.zk.ui.AbstractComponent </text:span></text:a></text:p>
          </table:table-cell>
        </table:table-row>
      </table:table>
      <text:p text:style-name="Standard"/>
      <text:p text:style-name="P81"/>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4"><draw:frame draw:style-name="fr2"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6">org.zkoss.zul.Radio</text:span></text:p>
      <text:h text:style-name="P76" text:outline-level="4">Supported Child Components</text:h>
      <text:p text:style-name="P129"><text:span text:style-name="T45">*NONE</text:span> </text:p>
      <text:h text:style-name="P76" text:outline-level="4">Supported Events</text:h>
      <text:p text:style-name="P124"/>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1"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30">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30">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2"><text:a xlink:type="simple" xlink:href="#LabelImageElement">org.zkoss.zul.CheckBox</text:a></text:p>
          </table:table-cell>
        </table:table-row>
        <table:table-row>
          <table:table-cell table:style-name="Table171.A2" office:value-type="string">
            <text:p text:style-name="P72"><text:a xlink:type="simple" xlink:href="#LabelImageElement">org.zkoss.zul.impl.LabelImageElement</text:a></text:p>
          </table:table-cell>
        </table:table-row>
        <table:table-row>
          <table:table-cell table:style-name="Table171.A2" office:value-type="string">
            <text:p text:style-name="P72"><text:a xlink:type="simple" xlink:href="#LabelElement">org.zkoss.zul.impl.LabelElement</text:a></text:p>
          </table:table-cell>
        </table:table-row>
        <table:table-row>
          <table:table-cell table:style-name="Table171.A2" office:value-type="string">
            <text:p text:style-name="P72"><text:a xlink:type="simple" xlink:href="#XulElement">org.zkoss.zul.impl.XulElement</text:a></text:p>
          </table:table-cell>
        </table:table-row>
        <table:table-row table:style-name="Table171.6">
          <table:table-cell table:style-name="Table171.A2" office:value-type="string">
            <text:p text:style-name="P72"><text:a xlink:type="simple" xlink:href="#HtmlBasedComponent">org.zkoss.zk.ui.HtmlBasedComponent</text:a> </text:p>
          </table:table-cell>
        </table:table-row>
        <table:table-row table:style-name="Table171.6">
          <table:table-cell table:style-name="Table171.A2" office:value-type="string">
            <text:p text:style-name="P72"><text:a xlink:type="simple" xlink:href="#AbstractComponent">org.zkoss.zk.ui.AbstractComponent </text:a></text:p>
          </table:table-cell>
        </table:table-row>
      </table:table>
      <text:p text:style-name="P81"/>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4"><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6">org.zkoss.zul.Radiogroup</text:span></text:p>
      <text:h text:style-name="P76" text:outline-level="4">Supported Child Components</text:h>
      <text:p text:style-name="P78">*ALL</text:p>
      <text:h text:style-name="P76" text:outline-level="4">Supported Events</text:h>
      <text:p text:style-name="P182">*NONE</text:p>
      <text:h text:style-name="P91"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30">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30">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30">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30">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3">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8"><text:a xlink:type="simple" xlink:href="#XulElement">org.zkoss.zul.impl.XulElement</text:a></text:p>
          </table:table-cell>
        </table:table-row>
        <table:table-row table:style-name="Table174.3">
          <table:table-cell table:style-name="Table174.A2" office:value-type="string">
            <text:p text:style-name="P88"><text:s/><text:a xlink:type="simple" xlink:href="#HtmlBasedComponent">org.zkoss.zk.ui.HtmlBasedComponent</text:a> </text:p>
          </table:table-cell>
        </table:table-row>
        <table:table-row table:style-name="Table174.3">
          <table:table-cell table:style-name="Table174.A2" office:value-type="string">
            <text:p text:style-name="P88"><text:s/><text:a xlink:type="simple" xlink:href="#AbstractComponent">org.zkoss.zk.ui.AbstractComponent </text:a></text:p>
          </table:table-cell>
        </table:table-row>
      </table:table>
      <text:p text:style-name="P81"/>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text:span></text:p>
      <text:h text:style-name="P76" text:outline-level="4">Supported Child Components</text:h>
      <text:p text:style-name="Text_20_body_20_indent_20_2">*ALL</text:p>
      <text:h text:style-name="P76" text:outline-level="4">Supported Events</text:h>
      <text:p text:style-name="P143">*NONE</text:p>
      <text:h text:style-name="P91"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2">align</text:span></text:p>
          </table:table-cell>
          <table:table-cell table:style-name="Table175.A2" office:value-type="string">
            <text:p text:style-name="P68"><text:span text:style-name="T31">Sets the horizontal alignment of the whole grid.</text:span></text:p>
            <text:p text:style-name="P68"><text:span text:style-name="T111">Val</text:span><text:span text:style-name="T112">ue:</text:span><text:span text:style-name="T82"> left|center|right</text:span></text:p>
          </table:table-cell>
          <table:table-cell table:style-name="Table175.A2" office:value-type="string">
            <text:p text:style-name="Standard"><text:span text:style-name="T82">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2">nowrap</text:span></text:p>
          </table:table-cell>
          <table:table-cell table:style-name="Table175.A2" office:value-type="string">
            <text:p text:style-name="P68"><text:span text:style-name="T31">Sets the nowrap.</text:span></text:p>
          </table:table-cell>
          <table:table-cell table:style-name="Table175.A2" office:value-type="string">
            <text:p text:style-name="P57"><text:span text:style-name="T31">boo</text:span><text:span text:style-name="T82">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5">Sets the style class.</text:p>
          </table:table-cell>
          <table:table-cell table:style-name="Table175.A2" office:value-type="string">
            <text:p text:style-name="Standard"><text:span text:style-name="T82">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2">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2">valign</text:span></text:p>
          </table:table-cell>
          <table:table-cell table:style-name="Table175.B5" office:value-type="string">
            <text:p text:style-name="P77"><text:span text:style-name="T33">Sets the vertical alignment of the whole row. </text:span></text:p>
          </table:table-cell>
          <table:table-cell table:style-name="Table175.A2" office:value-type="string">
            <text:p text:style-name="Standard"><text:span text:style-name="T82">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2">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2">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1">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4"><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4"/>
          </table:table-cell>
          <table:table-cell table:style-name="Table176.C2" office:value-type="string">
            <text:p text:style-name="P134"><text:span text:style-name="Source_20_Text">void</text:span></text:p>
          </table:table-cell>
        </table:table-row>
        <table:table-row>
          <table:table-cell table:style-name="Table176.A2" office:value-type="string">
            <text:p text:style-name="P134"><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8"><text:a xlink:type="simple" xlink:href="#XulElement">org.zkoss.zul.impl.XulElement</text:a></text:p>
          </table:table-cell>
        </table:table-row>
        <table:table-row table:style-name="Table177.3">
          <table:table-cell table:style-name="Table177.A2" office:value-type="string">
            <text:p text:style-name="P88"><text:s/><text:a xlink:type="simple" xlink:href="#HtmlBasedComponent">org.zkoss.zk.ui.HtmlBasedComponent</text:a> </text:p>
          </table:table-cell>
        </table:table-row>
        <table:table-row table:style-name="Table177.3">
          <table:table-cell table:style-name="Table177.A2" office:value-type="string">
            <text:p text:style-name="P88"><text:s/><text:a xlink:type="simple" xlink:href="#AbstractComponent">org.zkoss.zk.ui.AbstractComponent </text:a></text:p>
          </table:table-cell>
        </table:table-row>
      </table:table>
      <text:p text:style-name="P81"/>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s</text:span></text:p>
      <text:h text:style-name="P185" text:outline-level="4">Supported Child Components</text:h>
      <text:p text:style-name="Text_20_body_20_indent_20_2"><text:a xlink:type="simple" xlink:href="#Row">Row</text:a></text:p>
      <text:h text:style-name="P76" text:outline-level="4">Supported Events</text:h>
      <text:p text:style-name="P143">*NONE</text:p>
      <text:h text:style-name="P91" text:outline-level="4">Properties</text:h>
      <text:p text:style-name="P143">*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4">Returns the index of the last visible child. </text:p>
          </table:table-cell>
          <table:table-cell table:style-name="Table178.C2" office:value-type="string">
            <text:p text:style-name="P134"><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4"/>
          </table:table-cell>
          <table:table-cell table:style-name="Table178.C2" office:value-type="string">
            <text:p text:style-name="P134"><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4"><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4"/>
          </table:table-cell>
          <table:table-cell table:style-name="Table178.C2" office:value-type="string">
            <text:p text:style-name="P134"><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2"><text:a xlink:type="simple" xlink:href="#XulElement">org.zkoss.zul.impl.XulElement</text:a></text:p>
          </table:table-cell>
        </table:table-row>
        <table:table-row table:style-name="Table179.3">
          <table:table-cell table:style-name="Table179.A2" office:value-type="string">
            <text:p text:style-name="P72"><text:a xlink:type="simple" xlink:href="#HtmlBasedComponent">org.zkoss.zk.ui.HtmlBasedComponent</text:a> </text:p>
          </table:table-cell>
        </table:table-row>
        <table:table-row table:style-name="Table179.3">
          <table:table-cell table:style-name="Table179.A2" office:value-type="string">
            <text:p text:style-name="P72"><text:a xlink:type="simple" xlink:href="#AbstractComponent">org.zkoss.zk.ui.AbstractComponent</text:a></text:p>
          </table:table-cell>
        </table:table-row>
      </table:table>
      <text:h text:style-name="P73" text:outline-level="3"/>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2"><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1">org.zkoss.zul.Script</text:span></text:p>
      <text:h text:style-name="P76" text:outline-level="4">Supported Child Components</text:h>
      <text:p text:style-name="P152"><text:tab/> <text:s/>*NONE</text:p>
      <text:h text:style-name="P83" text:outline-level="4">Supported Events</text:h>
      <text:p text:style-name="P101"><text:tab/> <text:s/>*NONE</text:p>
      <text:h text:style-name="P107" text:outline-level="4"><text:span text:style-name="T70">Properties</text:span><text:span text:style-name="T68"><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6">Sets whether the button (on the right of the textbox) is visible. </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7">Sets the content of the script element.</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7">Sets whether to defer the execution of the script codes.</text:p>
          </table:table-cell>
          <table:table-cell table:style-name="Table339.C2" office:value-type="string">
            <text:p text:style-name="P59"><text:span text:style-name="T138">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7">Sets the URI of the source that contains the script codes.</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7">Sets the type of this client script.</text:p>
          </table:table-cell>
          <table:table-cell table:style-name="Table339.C2" office:value-type="string">
            <text:p text:style-name="P59"><text:span text:style-name="T138">java.lang.String</text:span></text:p>
          </table:table-cell>
        </table:table-row>
      </table:table>
      <text:p text:style-name="P188"/>
      <text:p text:style-name="P103">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9" text:outline-level="4">isChildable()</text:h>
          </table:table-cell>
          <table:table-cell table:style-name="Table340.A2" office:value-type="string">
            <text:p text:style-name="P187">Not childable.</text:p>
            <text:p text:style-name="P104"><text:span text:style-name="T3">Value:</text:span> false</text:p>
          </table:table-cell>
          <table:table-cell table:style-name="Table340.C2" office:value-type="string">
            <text:h text:style-name="P190" text:outline-level="4">boolean</text:h>
          </table:table-cell>
        </table:table-row>
        <table:table-row table:style-name="Table340.2">
          <table:table-cell table:style-name="Table340.A2" office:value-type="string">
            <text:p text:style-name="P191">redraw(java.io.Writer out)</text:p>
          </table:table-cell>
          <table:table-cell table:style-name="Table340.A2" office:value-type="string">
            <text:p text:style-name="P104"/>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2"><text:a xlink:type="simple" xlink:href="#AbstractComponent"><text:span text:style-name="T67">org.zkoss.zk.ui.AbstractComponent </text:span></text:a></text:p>
          </table:table-cell>
        </table:table-row>
      </table:table>
      <text:p text:style-name="P110"/>
      <text:p text:style-name="P81"/>
      <text:h text:style-name="Heading_20_3" text:outline-level="3"><text:bookmark-start text:name="Slider"/>Slider<text:bookmark-end text:name="Slider"/></text:h>
      <text:p text:style-name="P192">A slider with slid and knob</text:p>
      <text:p text:style-name="P192">A slider is used to let user specifying a value by scrolling.</text:p>
      <text:p text:style-name="P192">A slider accepts a range of value starting from 0 to 100. You could change the maximal</text:p>
      <text:p text:style-name="P193"><text:span text:style-name="T139">allowed value by the </text:span><text:span text:style-name="T140">maxpos</text:span><text:span text:style-name="T139"> property.</text:span></text:p>
      <text:p text:style-name="P94"><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3"><text:span text:style-name="T35">org.zkoss.zul.Slider</text:span> </text:p>
      <text:h text:style-name="Heading_20_4" text:outline-level="4">Supported Child Components</text:h>
      <text:p text:style-name="P145">*NONE </text:p>
      <text:h text:style-name="P71"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4"><text:span text:style-name="T141">Description:</text:span><text:span text:style-name="T142">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5"><text:span text:style-name="T141">Description:</text:span><text:span text:style-name="T142"> Denotes that user is scrolling a scrollable component.</text:span></text:p>
            <text:p text:style-name="P196">Notice that the component's content (at the server)</text:p>
            <text:p text:style-name="P197"><text:span text:style-name="T143">won't be changed until </text:span><text:span text:style-name="T55">onScroll</text:span><text:span text:style-name="T144"> is received. Thus, you</text:span></text:p>
            <text:p text:style-name="P197"><text:span text:style-name="T143">have to invoke the </text:span><text:span text:style-name="T55">getPos</text:span><text:span text:style-name="T144"> method in the </text:span><text:span text:style-name="T55">ScrollEvent</text:span></text:p>
            <text:p text:style-name="P196">class to retrieve the temporary position.</text:p>
          </table:table-cell>
        </table:table-row>
      </table:table>
      <text:h text:style-name="P71"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8">the current position of the slider </text:p>
            <text:p text:style-name="P68"><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1"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2"><text:a xlink:type="simple" xlink:href="#XulElement"><text:span text:style-name="Source_20_Text">org.zkoss.zul.impl.XulElement</text:span></text:a></text:p>
          </table:table-cell>
        </table:table-row>
        <table:table-row table:style-name="Table186.2">
          <table:table-cell table:style-name="Table1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Space</text:h>
      <text:p text:style-name="P22">Space is a <text:span text:style-name="Source_20_Text">Separator</text:span> with the orient default to "horizontal".</text:p>
      <text:p text:style-name="P22">In other words, &lt;space&gt; is equivalent to <text:span text:style-name="Source_20_Text">&lt;separator orient="horizontal"&gt;</text:span> </text:p>
      <text:p text:style-name="P22"><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1">org.zkoss.zul.Space</text:span></text:p>
      <text:h text:style-name="P76" text:outline-level="4">Supported Child Components</text:h>
      <text:p text:style-name="P152"><text:tab/> <text:s/>*NONE</text:p>
      <text:h text:style-name="P75" text:outline-level="4">Supported Events</text:h>
      <text:p text:style-name="P101"><text:tab/> <text:s/>*NONE</text:p>
      <text:h text:style-name="P91" text:outline-level="4">Properties</text:h>
      <text:h text:style-name="P198" text:outline-level="4">*NONE</text:h>
      <text:p text:style-name="P103">Methods</text:p>
      <text:p text:style-name="P103"/>
      <text:p text:style-name="P188">*NONE</text:p>
      <text:h text:style-name="P199"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2"><text:a xlink:type="simple" xlink:href="#Separator"><text:span text:style-name="T67">org.zkoss.zul.Separator</text:span></text:a></text:p>
          </table:table-cell>
        </table:table-row>
        <table:table-row>
          <table:table-cell table:style-name="Table180.A2" office:value-type="string">
            <text:p text:style-name="P72"><text:a xlink:type="simple" xlink:href="#XulElement"><text:span text:style-name="T67">org.zkoss.zul.impl.XulElement</text:span></text:a></text:p>
          </table:table-cell>
        </table:table-row>
        <table:table-row table:style-name="Table180.4">
          <table:table-cell table:style-name="Table180.A2" office:value-type="string">
            <text:p text:style-name="P72"><text:a xlink:type="simple" xlink:href="#HtmlBasedComponent"><text:span text:style-name="T67">org.zkoss.zk.ui.HtmlBasedComponent</text:span></text:a></text:p>
          </table:table-cell>
        </table:table-row>
        <table:table-row table:style-name="Table180.4">
          <table:table-cell table:style-name="Table180.A2" office:value-type="string">
            <text:p text:style-name="P72"><text:a xlink:type="simple" xlink:href="#AbstractComponent"><text:span text:style-name="T67">org.zkoss.zk.ui.AbstractComponent </text:span></text:a></text:p>
          </table:table-cell>
        </table:table-row>
      </table:table>
      <text:p text:style-name="Standard"/>
      <text:h text:style-name="Heading_20_3" text:outline-level="3"/>
      <text:h text:style-name="Heading_20_3" text:outline-level="3"><text:bookmark-start text:name="South"/>South<text:bookmark-end text:name="South"/></text:h>
      <text:p text:style-name="P131">This component is a south region. The default class of CSS is specified "layout-region-south".</text:p>
      <text:p text:style-name="Text_20_body_20_indent"/>
      <text:p text:style-name="P123"><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5">org.zkoss.zk.ui.event.OpenEvent</text:span></text:a></text:p>
            <text:p text:style-name="Table_20_Contents"><text:span text:style-name="T146"/></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2">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3"/>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2"><text:a xlink:type="simple" xlink:href="#LayoutRegion"><text:span text:style-name="T56">org.zkoss.zkex.zul.LayoutRegion </text:span></text:a></text:p>
          </table:table-cell>
        </table:table-row>
        <table:table-row table:style-name="Table190.2">
          <table:table-cell table:style-name="Table190.A2" office:value-type="string">
            <text:p text:style-name="P72"><text:a xlink:type="simple" xlink:href="#HtmlBasedComponent">org.zkoss.zk.ui.HtmlBasedComponent</text:a><text:span text:style-name="T57"> </text:span></text:p>
          </table:table-cell>
        </table:table-row>
        <table:table-row table:style-name="Table190.2">
          <table:table-cell table:style-name="Table190.A2" office:value-type="string">
            <text:p text:style-name="P72"><text:a xlink:type="simple" xlink:href="#AbstractComponent">org.zkoss.zk.ui.AbstractComponent </text:a></text:p>
          </table:table-cell>
        </table:table-row>
      </table:table>
      <text:p text:style-name="P81"/>
      <text:h text:style-name="Heading_20_3" text:outline-level="3"><text:bookmark-start text:name="Separator"/>Separator<text:bookmark-end text:name="Separator"/></text:h>
      <text:p text:style-name="P144"><text:span text:style-name="T123">Space is a </text:span><text:span text:style-name="T124">Separator</text:span><text:span text:style-name="T123"> with the orient default to "</text:span><text:span text:style-name="T124">horizontal</text:span><text:span text:style-name="T123">".</text:span></text:p>
      <text:p text:style-name="P144"><text:span text:style-name="T123">In other words, </text:span><text:span text:style-name="T124">&lt;space&gt;</text:span><text:span text:style-name="T123"> is equivalent to </text:span><text:span text:style-name="T124">&lt;separator orient="horizontal"&gt; </text:span></text:p>
      <text:p text:style-name="P94"><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3"><text:span text:style-name="T35">org.zkoss.zul.Space</text:span></text:p>
      <text:h text:style-name="P71" text:outline-level="4">Supported Child Components</text:h>
      <text:p text:style-name="P145">*NONE </text:p>
      <text:h text:style-name="P71" text:outline-level="4">Supported Events</text:h>
      <text:p text:style-name="P145">*NONE</text:p>
      <text:h text:style-name="P71"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00">the spacing.</text:p>
            <text:p text:style-name="P68"><text:span text:style-name="T147">Values</text:span><text:span text:style-name="T148">: the spacing (</text:span><text:span text:style-name="T149">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1"><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2">the orient. <text:s/></text:p>
            <text:p text:style-name="P77"><text:span text:style-name="T147">Values</text:span><text:span text:style-name="T148">:</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5"><text:bookmark text:name="id4565182"/>*NONE</text:p>
      <text:h text:style-name="P71"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2"><text:a xlink:type="simple" xlink:href="#Separator"><text:span text:style-name="Source_20_Text">org.zkoss.zul.Separator</text:span></text:a></text:p>
          </table:table-cell>
        </table:table-row>
        <table:table-row table:style-name="Table192.2">
          <table:table-cell table:style-name="Table192.A2" office:value-type="string">
            <text:p text:style-name="P72"><text:a xlink:type="simple" xlink:href="#XulElement"><text:span text:style-name="Source_20_Text">org.zkoss.zul.impl.XulElement</text:span></text:a></text:p>
          </table:table-cell>
        </table:table-row>
        <table:table-row table:style-name="Table192.2">
          <table:table-cell table:style-name="Table19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Splitter"/>Splitter<text:bookmark-end text:name="Splitter"/></text:h>
      <text:p text:style-name="P144"><text:span text:style-name="T54">An element which should appear before or after an element inside a box (Box, Vbox and Hbox).</text:span></text:p>
      <text:p text:style-name="P144"><text:span text:style-name="T54">When the splitter is dragged, the sibling elements of the splitter are resized. If </text:span><text:span text:style-name="T55">getCollapse()</text:span><text:span text:style-name="T54"> is true, a grippy in placed inside the splitter, and one sibling element of the splitter is collapsed when the grippy is clicked. </text:span></text:p>
      <text:p text:style-name="P94"><draw:frame draw:style-name="fr9"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3"><text:span text:style-name="T35">org.zkoss.zul.Splitter</text:span> </text:p>
      <text:h text:style-name="Heading_20_4" text:outline-level="4">Supported Child Components</text:h>
      <text:p text:style-name="P145">*NONE </text:p>
      <text:h text:style-name="P71"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3">org.zkoss.zk.ui.event.OpenEvent</text:span></text:a></text:p>
            <text:p text:style-name="Table_20_Contents"><text:span text:style-name="T53">Description: </text:span><text:span text:style-name="T54">When a splitter is collapsed or opened by a user, the </text:span><text:span text:style-name="T55">onOpen</text:span><text:span text:style-name="T54"> event is sent to the application.</text:span></text:p>
          </table:table-cell>
        </table:table-row>
      </table:table>
      <text:h text:style-name="P149"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8">Returns which side of the splitter is collapsed when its grippy is clicked. If this attribute is not specified, the splitter will not cause a collapse. </text:p>
            <text:p text:style-name="P68"><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1"><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5">*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2"><text:a xlink:type="simple" xlink:href="#XulElement"><text:span text:style-name="Source_20_Text">org.zkoss.zul.impl.XulElement</text:span></text:a></text:p>
          </table:table-cell>
        </table:table-row>
        <table:table-row table:style-name="Table195.2">
          <table:table-cell table:style-name="Table19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4"><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3"><text:span text:style-name="T35">org.zkoss.zul.Style</text:span><text:span text:style-name="Source_20_Text"> </text:span></text:p>
      <text:h text:style-name="Heading_20_4" text:outline-level="4">Supported Child Components</text:h>
      <text:p text:style-name="P145">*NONE </text:p>
      <text:h text:style-name="P71" text:outline-level="4">Supported Events</text:h>
      <text:p text:style-name="P145">*NONE</text:p>
      <text:h text:style-name="P71"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8">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1"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0"/></text:a></text:p>
      <text:p text:style-name="P126"><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6">org.zkoss.zul.Tab</text:span></text:p>
      <text:h text:style-name="P76" text:outline-level="4">Supported Child Components</text:h>
      <text:p text:style-name="P166">*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8">Description: </text:p>
            <text:p text:style-name="P169">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4">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7"><text:span text:style-name="T2">Sets whether this tab is closable. If closable, a button is displayed and the </text:span><text:span text:style-name="T34">onClose </text:span><text:span text:style-name="T2">event is sent if an user clicks the button. </text:span></text:p>
            <text:p text:style-name="P77"><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6">Sets whether this tab is selected. </text:p>
            <text:p text:style-name="P86">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3"/>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8"><text:a xlink:type="simple" xlink:href="#LabelImageElement"><text:span text:style-name="Source_20_Text">org.zkoss.zul.impl.LabelImageElement</text:span></text:a></text:p>
          </table:table-cell>
        </table:table-row>
        <table:table-row>
          <table:table-cell table:style-name="Table202.A2" office:value-type="string">
            <text:p text:style-name="P88"><text:a xlink:type="simple" xlink:href="#LabelElement"><text:span text:style-name="Source_20_Text">org.zkoss.zul.impl.LabelElement</text:span></text:a></text:p>
          </table:table-cell>
        </table:table-row>
        <table:table-row>
          <table:table-cell table:style-name="Table202.A2" office:value-type="string">
            <text:p text:style-name="P88"><text:a xlink:type="simple" xlink:href="#XulElement"><text:span text:style-name="Source_20_Text">org.zkoss.zul.imp.XulElement</text:span></text:a></text:p>
          </table:table-cell>
        </table:table-row>
        <table:table-row table:style-name="Table202.5">
          <table:table-cell table:style-name="Table202.A2" office:value-type="string">
            <text:p text:style-name="P88"><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0"/></text:a></text:p>
      <text:p text:style-name="P126"><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4">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6">Sets the orient. </text:p>
            <text:p text:style-name="P77"><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6">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4"><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7"><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3"/>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8"><text:a xlink:type="simple" xlink:href="#XulElement"><text:span text:style-name="Source_20_Text">org.zkoss.zul.imp.XulElement</text:span></text:a></text:p>
          </table:table-cell>
        </table:table-row>
        <table:table-row table:style-name="Table206.3">
          <table:table-cell table:style-name="Table206.A2" office:value-type="string">
            <text:p text:style-name="P88"><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0"/></text:a></text:p>
      <text:p text:style-name="P126"><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panel</text:span></text:p>
      <text:h text:style-name="P76" text:outline-level="4">Supported Child Components</text:h>
      <text:p text:style-name="P166">*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6" text:outline-level="4">Properties</text:h>
      <text:p text:style-name="P124"><text:tab/><text:span text:style-name="T62">*NONE</text:span></text:p>
      <text:p text:style-name="P205"/>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3"/>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8"><text:a xlink:type="simple" xlink:href="#XulElement"><text:span text:style-name="Source_20_Text">org.zkoss.zul.imp.XulElement</text:span></text:a></text:p>
          </table:table-cell>
        </table:table-row>
        <table:table-row table:style-name="Table209.3">
          <table:table-cell table:style-name="Table209.A2" office:value-type="string">
            <text:p text:style-name="P88"><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0"/></text:a></text:p>
      <text:p text:style-name="P126"><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reepanels</text:span></text:p>
      <text:h text:style-name="P76" text:outline-level="4">Supported Child Components</text:h>
      <text:p text:style-name="P166"><text:a xlink:type="simple" xlink:href="#Tabpanel"><text:span text:style-name="Source_20_Text">Tabpanel</text:span></text:a></text:p>
      <text:p text:style-name="P206"/>
      <text:h text:style-name="P76" text:outline-level="4">Supported Events</text:h>
      <text:p text:style-name="P124"><text:tab/>*<text:span text:style-name="T62">NONE</text:span></text:p>
      <text:h text:style-name="P97" text:outline-level="4">Properties</text:h>
      <text:p text:style-name="P124"><text:tab/>*<text:span text:style-name="T62">None</text:span></text:p>
      <text:p text:style-name="P205"/>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3"/>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8"><text:a xlink:type="simple" xlink:href="#XulElement"><text:span text:style-name="Source_20_Text">org.zkoss.zul.imp.XulElement</text:span></text:a></text:p>
          </table:table-cell>
        </table:table-row>
        <table:table-row table:style-name="Table211.3">
          <table:table-cell table:style-name="Table211.A2" office:value-type="string">
            <text:p text:style-name="P88"><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0"/></text:a></text:p>
      <text:p text:style-name="P126"><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s</text:span></text:p>
      <text:h text:style-name="P76" text:outline-level="4">Supported Child Components</text:h>
      <text:p text:style-name="P166"><text:a xlink:type="simple" xlink:href="#Tab"><text:span text:style-name="Source_20_Text">Tab</text:span></text:a></text:p>
      <text:p text:style-name="P206"/>
      <text:h text:style-name="P76" text:outline-level="4">Supported Events</text:h>
      <text:p text:style-name="P124"><text:tab/>*<text:span text:style-name="T62">NONE</text:span></text:p>
      <text:h text:style-name="P97" text:outline-level="4">Properties</text:h>
      <text:p text:style-name="P124"><text:tab/>*<text:span text:style-name="T62">None</text:span></text:p>
      <text:p text:style-name="P205"/>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3"/>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8"><text:a xlink:type="simple" xlink:href="#XulElement"><text:span text:style-name="Source_20_Text">org.zkoss.zul.imp.XulElement</text:span></text:a></text:p>
          </table:table-cell>
        </table:table-row>
        <table:table-row table:style-name="Table213.3">
          <table:table-cell table:style-name="Table213.A2" office:value-type="string">
            <text:p text:style-name="P88"><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extbox"/>Textbox<text:bookmark-end text:name="Textbox"/></text:h>
      <text:p text:style-name="Text_20_body_20_indent_20_2"><text:span text:style-name="T49">A </text:span><text:span text:style-name="T58">textbox</text:span><text:span text:style-name="T49"> is used to let users input text </text:span><text:span text:style-name="T48">data.</text:span></text:p>
      <text:p text:style-name="Text_20_body_20_indent_20_2"><text:span text:style-name="T49">You colud assign </text:span><text:span text:style-name="T58">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6"><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6">org.zkoss.zul.Textbox</text:span></text:p>
      <text:h text:style-name="P76" text:outline-level="4">Supported Child Components</text:h>
      <text:p text:style-name="P166">*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8">Description: </text:p>
            <text:p text:style-name="P167"><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8">Sets whether it is multiline. </text:p>
            <text:p text:style-name="P68">Values: <text:span text:style-name="Source_20_Text">true | false</text:span></text:p>
            <text:p text:style-name="P68">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8">Sets the rows. </text:p>
          </table:table-cell>
          <table:table-cell table:style-name="Table215.A2" office:value-type="string">
            <text:p text:style-name="P57"><text:span text:style-name="Source_20_Text">int</text:span></text:p>
          </table:table-cell>
          <table:table-cell table:style-name="Table215.D2" office:value-type="string">
            <text:p text:style-name="P207">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8">Sets the type. </text:p>
            <text:p text:style-name="P68">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8">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7">&lt;empty string&gt;</text:p>
          </table:table-cell>
        </table:table-row>
      </table:table>
      <text:p text:style-name="P63"/>
      <text:h text:style-name="P76" text:outline-level="4">Methods</text:h>
      <text:p text:style-name="P87">*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8"><text:a xlink:type="simple" xlink:href="#InputElement"><text:span text:style-name="Source_20_Text">org.zkoss.zul.InputElement</text:span></text:a></text:p>
          </table:table-cell>
        </table:table-row>
        <table:table-row>
          <table:table-cell table:style-name="Table216.A2" office:value-type="string">
            <text:p text:style-name="P88"><text:a xlink:type="simple" xlink:href="#XulElement"><text:span text:style-name="Source_20_Text">org.zkoss.zul.imp.XulElement</text:span></text:a></text:p>
          </table:table-cell>
        </table:table-row>
        <table:table-row table:style-name="Table216.4">
          <table:table-cell table:style-name="Table216.A2" office:value-type="string">
            <text:p text:style-name="P88"><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8"><text:s/><text:a xlink:type="simple" xlink:href="#AbstractComponent"><text:span text:style-name="Source_20_Text">org.zkoss.zk.ui.AbstractComponent </text:span></text:a></text:p>
          </table:table-cell>
        </table:table-row>
      </table:table>
      <text:h text:style-name="P105" text:outline-level="3"/>
      <text:h text:style-name="Heading_20_3" text:outline-level="3">Timebox</text:h>
      <text:p text:style-name="P208">An edit box for holding a time (a java.util.Date Object , but only Hour &amp; Minute are used.</text:p>
      <text:p text:style-name="P22"><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1">org.zkoss.zul.Timebox</text:span></text:p>
      <text:h text:style-name="P76" text:outline-level="4">Supported Child Components</text:h>
      <text:p text:style-name="P106"><text:span text:style-name="T68"><text:tab/></text:span><text:span text:style-name="T69"> <text:s/>*NONE</text:span></text:p>
      <text:h text:style-name="P83" text:outline-level="4">Supported Events</text:h>
      <text:p text:style-name="P101"><text:tab/> <text:s/>*NONE</text:p>
      <text:h text:style-name="P107" text:outline-level="4"><text:span text:style-name="T70">Properties</text:span><text:span text:style-name="T68"><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6">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8">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8">Sets the time zone that this time box belongs to, or null if the default time zone is used.</text:p>
          </table:table-cell>
          <table:table-cell table:style-name="Table342.C2" office:value-type="string">
            <text:p text:style-name="P59"><text:span text:style-name="T151">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8">Sets the value (in <text:span text:style-name="T106">Date</text:span><text:span text:style-name="T107">).</text:span></text:p>
          </table:table-cell>
          <table:table-cell table:style-name="Table342.C2" office:value-type="string">
            <text:p text:style-name="P59"><text:span text:style-name="T151">java.util.Date</text:span></text:p>
          </table:table-cell>
        </table:table-row>
      </table:table>
      <text:p text:style-name="P103"/>
      <text:p text:style-name="P103">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9" text:outline-level="4">getInnerAttrs()</text:h>
          </table:table-cell>
          <table:table-cell table:style-name="Table343.A2" office:value-type="string">
            <text:p text:style-name="P108">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2"><text:a xlink:type="simple" xlink:href="#InputElement"><text:span text:style-name="Source_20_Text">org.zkoss.zul.impl.InputElement</text:span></text:a></text:p>
          </table:table-cell>
        </table:table-row>
        <table:table-row table:style-name="Table344.3">
          <table:table-cell table:style-name="Table344.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2"><text:a xlink:type="simple" xlink:href="#AbstractComponent"><text:span text:style-name="Source_20_Text">org.zkoss.zk.ui.AbstractComponent </text:span></text:a></text:p>
          </table:table-cell>
        </table:table-row>
      </table:table>
      <text:p text:style-name="P110"/>
      <text:h text:style-name="Heading_20_3" text:outline-level="3"/>
      <text:h text:style-name="P73" text:outline-level="3"/>
      <text:h text:style-name="Heading_20_3" text:outline-level="3"><text:bookmark-start text:name="Timer"/>Timer<text:bookmark-end text:name="Timer"/></text:h>
      <text:p text:style-name="P210">Timer is a special component that is invisible. It fires one or more org.zkoss.zk.ui.event.Event after a specified delay. </text:p>
      <text:p text:style-name="P210"/>
      <text:p text:style-name="P210">Notice that the timer won't fire any event until it is attached to a page. </text:p>
      <text:p text:style-name="P126"/>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6">org.zkoss.zul.Timer</text:span></text:p>
      <text:h text:style-name="P76" text:outline-level="4">Supported Child Components</text:h>
      <text:p text:style-name="P166">*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8">Description: </text:p>
            <text:p text:style-name="P169">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8">Sets the delay, the number of milliseconds between successive action events. </text:p>
            <text:p text:style-name="P68">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7">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1">Sets whether the timer shall send Event repeatedly. </text:p>
            <text:p text:style-name="P211">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5"/>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8"><text:a xlink:type="simple" xlink:href="#XulElement"><text:span text:style-name="Source_20_Text">org.zkoss.zul.imp.XulElement</text:span></text:a></text:p>
          </table:table-cell>
        </table:table-row>
        <table:table-row table:style-name="Table220.3">
          <table:table-cell table:style-name="Table220.A2" office:value-type="string">
            <text:p text:style-name="P88"><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0">org.zkoss.zul.Button</text:span></text:a><text:span text:style-name="T48">, </text:span><text:a xlink:type="simple" xlink:href="#Toolbarbutton"><text:span text:style-name="T150">org.zkoss.zul.Toolbarbutton</text:span></text:a></text:p>
      <text:p text:style-name="P126"><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6">org.zkoss.zul.Toolbar</text:span></text:p>
      <text:h text:style-name="P76" text:outline-level="4">Supported Child Components</text:h>
      <text:p text:style-name="P166">*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1.A2" office:value-type="string">
            <text:p text:style-name="P212">onRightClick</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21.A2" office:value-type="string">
            <text:p text:style-name="P212">onDoubleClick</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4">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7">Sets the ori<text:span text:style-name="T2">ent.</text:span></text:p>
            <text:p text:style-name="P77"><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3">*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8"><text:a xlink:type="simple" xlink:href="#XulElement"><text:span text:style-name="Source_20_Text">org.zkoss.zul.imp.XulElement</text:span></text:a></text:p>
          </table:table-cell>
        </table:table-row>
        <table:table-row table:style-name="Table223.3">
          <table:table-cell table:style-name="Table223.A2" office:value-type="string">
            <text:p text:style-name="P88"><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0">org.zkoss.zul.Button</text:span></text:a><text:span text:style-name="T48">, </text:span><text:a xlink:type="simple" xlink:href="#Toolbar"><text:span text:style-name="T150">org.zkoss.zul.Toolbar</text:span></text:a></text:p>
      <text:p text:style-name="P126"><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6">org.zkoss.zul.Toolbarbutton</text:span></text:p>
      <text:h text:style-name="P76" text:outline-level="4">Supported Child Components</text:h>
      <text:p text:style-name="P166">*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4.A2" office:value-type="string">
            <text:p text:style-name="P212">onRightClick</text:p>
          </table:table-cell>
          <table:table-cell table:style-name="Table224.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4">Sets the direction of image, if normal then text first, otherwise image first.</text:p>
            <text:p text:style-name="P68"><text:span text:style-name="T2">Check </text:span><text:a xlink:type="simple" xlink:href="#Button"><text:span text:style-name="T152">Button</text:span></text:a><text:span text:style-name="T2"> to know more.</text:span></text:p>
            <text:p text:style-name="P68"><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1"><text:span text:style-name="T153">Sets the href, </text:span><text:span text:style-name="T154">If </text:span><text:span text:style-name="T34">null</text:span><text:span text:style-name="T155">, </text:span><text:span text:style-name="T154">the button has no function unless you specify the </text:span><text:span text:style-name="T156">onClick</text:span><text:span text:style-name="T154">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2">Button</text:span></text:a><text:span text:style-name="T2"> to know more.</text:span></text:p>
            <text:p text:style-name="P77"><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5"/>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8"><text:a xlink:type="simple" xlink:href="#LabelImageElement"><text:span text:style-name="Source_20_Text">org.zkoss.zul.impl.LabelImageElement</text:span></text:a></text:p>
          </table:table-cell>
        </table:table-row>
        <table:table-row>
          <table:table-cell table:style-name="Table227.A2" office:value-type="string">
            <text:p text:style-name="P88"><text:a xlink:type="simple" xlink:href="#LabelElement"><text:span text:style-name="Source_20_Text">org.zkoss.zul.impl.LabelElement</text:span></text:a></text:p>
          </table:table-cell>
        </table:table-row>
        <table:table-row>
          <table:table-cell table:style-name="Table227.A2" office:value-type="string">
            <text:p text:style-name="P88"><text:a xlink:type="simple" xlink:href="#XulElement"><text:span text:style-name="Source_20_Text">org.zkoss.zul.imp.XulElement</text:span></text:a></text:p>
          </table:table-cell>
        </table:table-row>
        <table:table-row table:style-name="Table227.5">
          <table:table-cell table:style-name="Table227.A2" office:value-type="string">
            <text:p text:style-name="P88"><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0"/></text:a></text:p>
      <text:p text:style-name="P126"><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7">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8">Description: </text:p>
            <text:p text:style-name="P169">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6">Sets whether the check mark shall be displayed in front of each item.</text:p>
            <text:p text:style-name="P77"><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7"><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6">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4">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3"/>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8"><text:a xlink:type="simple" xlink:href="#XulElement"><text:span text:style-name="Source_20_Text">org.zkoss.zul.imp.XulElement</text:span></text:a></text:p>
          </table:table-cell>
        </table:table-row>
        <table:table-row table:style-name="Table231.3">
          <table:table-cell table:style-name="Table231.A2" office:value-type="string">
            <text:p text:style-name="P88"><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0"/></text:a></text:p>
      <text:p text:style-name="P126"><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ell</text:span></text:p>
      <text:h text:style-name="P76" text:outline-level="4">Supported Child Components</text:h>
      <text:p text:style-name="P166">*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9"><text:a xlink:type="simple" xlink:href="#MouseEvent"><text:span text:style-name="Source_20_Text">org.zkoss.zk.ui.event.MouseEvent</text:span></text:a></text:p>
            <text:p text:style-name="P168">Description: </text:p>
            <text:p text:style-name="P215">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p text:style-name="P216"/>
      <text:h text:style-name="P97"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4">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7">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6">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3"/>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8"><text:a xlink:type="simple" xlink:href="#LabelImageElement"><text:span text:style-name="Source_20_Text">org.zkoss.zul.impl.LabelImageElement</text:span></text:a></text:p>
          </table:table-cell>
        </table:table-row>
        <table:table-row>
          <table:table-cell table:style-name="Table235.A2" office:value-type="string">
            <text:p text:style-name="P88"><text:a xlink:type="simple" xlink:href="#LabelElement"><text:span text:style-name="Source_20_Text">org.zkoss.zul.impl.LabelElement</text:span></text:a></text:p>
          </table:table-cell>
        </table:table-row>
        <table:table-row>
          <table:table-cell table:style-name="Table235.A2" office:value-type="string">
            <text:p text:style-name="P88"><text:a xlink:type="simple" xlink:href="#XulElement"><text:span text:style-name="Source_20_Text">org.zkoss.zul.imp.XulElement</text:span></text:a></text:p>
          </table:table-cell>
        </table:table-row>
        <table:table-row table:style-name="Table235.5">
          <table:table-cell table:style-name="Table235.A2" office:value-type="string">
            <text:p text:style-name="P88"><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0"/></text:a></text:p>
      <text:p text:style-name="P126"><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hildren</text:span></text:p>
      <text:h text:style-name="P76" text:outline-level="4">Supported Child Components</text:h>
      <text:p text:style-name="P166"><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8">Description: </text:p>
            <text:p text:style-name="P169">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8">Description: </text:p>
            <text:p text:style-name="P169">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6">Sets the page size which controls the number of visible child Treeitem. -1 means no limitation.</text:p>
            <text:p text:style-name="P77"><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3"/>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8"><text:a xlink:type="simple" xlink:href="#XulElement"><text:span text:style-name="Source_20_Text">org.zkoss.zul.imp.XulElement</text:span></text:a></text:p>
          </table:table-cell>
        </table:table-row>
        <table:table-row table:style-name="Table239.3">
          <table:table-cell table:style-name="Table239.A2" office:value-type="string">
            <text:p text:style-name="P88"><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18"><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text:span></text:p>
      <text:h text:style-name="P76" text:outline-level="4">Supported Child Components</text:h>
      <text:p text:style-name="P166">*NONE</text:p>
      <text:h text:style-name="P76" text:outline-level="4">Supported Events</text:h>
      <text:p text:style-name="P124"><text:tab/>*<text:span text:style-name="T62">NONE</text:span></text:p>
      <text:h text:style-name="P97"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4">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6">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3"/>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8"><text:a xlink:type="simple" xlink:href="#HeaderElement"><text:span text:style-name="Source_20_Text">org.zkoss.zul.impl.HeaderElement</text:span></text:a></text:p>
          </table:table-cell>
        </table:table-row>
        <table:table-row>
          <table:table-cell table:style-name="Table242.A2" office:value-type="string">
            <text:p text:style-name="P88"><text:a xlink:type="simple" xlink:href="#LabelImageElement"><text:span text:style-name="Source_20_Text">org.zkoss.zul.impl.LabelImageElement</text:span></text:a></text:p>
          </table:table-cell>
        </table:table-row>
        <table:table-row>
          <table:table-cell table:style-name="Table242.A2" office:value-type="string">
            <text:p text:style-name="P88"><text:a xlink:type="simple" xlink:href="#LabelElement"><text:span text:style-name="Source_20_Text">org.zkoss.zul.impl.LabelElement</text:span></text:a></text:p>
          </table:table-cell>
        </table:table-row>
        <table:table-row>
          <table:table-cell table:style-name="Table242.A2" office:value-type="string">
            <text:p text:style-name="P88"><text:a xlink:type="simple" xlink:href="#XulElement"><text:span text:style-name="Source_20_Text">org.zkoss.zul.imp.XulElement</text:span></text:a></text:p>
          </table:table-cell>
        </table:table-row>
        <table:table-row table:style-name="Table242.6">
          <table:table-cell table:style-name="Table242.A2" office:value-type="string">
            <text:p text:style-name="P88"><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0"/></text:a></text:p>
      <text:p text:style-name="P126"><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s</text:span></text:p>
      <text:h text:style-name="P76" text:outline-level="4">Supported Child Components</text:h>
      <text:p text:style-name="P166"><text:a xlink:type="simple" xlink:href="#Treecol"><text:span text:style-name="Source_20_Text">Treecol</text:span></text:a></text:p>
      <text:p text:style-name="P166"><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8">Description: </text:p>
            <text:p text:style-name="P169">Notifies the parent of a group of headers that the widths</text:p>
            <text:p text:style-name="P169">of two of its children are changed by the user.</text:p>
          </table:table-cell>
        </table:table-row>
      </table:table>
      <text:h text:style-name="P76" text:outline-level="4">Properties</text:h>
      <text:p text:style-name="P124"><text:tab/><text:span text:style-name="T62">*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3"/>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8"><text:a xlink:type="simple" xlink:href="#HeadersElement"><text:span text:style-name="Source_20_Text">org</text:span></text:a><text:a xlink:type="simple" xlink:href="#HeadersElement"><text:span text:style-name="T152">.zkoss.zul.impl.HeadersElement</text:span></text:a></text:p>
          </table:table-cell>
        </table:table-row>
        <table:table-row>
          <table:table-cell table:style-name="Table245.A2" office:value-type="string">
            <text:p text:style-name="P88"><text:a xlink:type="simple" xlink:href="#XulElement"><text:span text:style-name="Source_20_Text">org.zkoss.zul.imp.XulElement</text:span></text:a></text:p>
          </table:table-cell>
        </table:table-row>
        <table:table-row table:style-name="Table245.4">
          <table:table-cell table:style-name="Table245.A2" office:value-type="string">
            <text:p text:style-name="P88"><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0"/></text:a></text:p>
      <text:p text:style-name="P126"><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text:span></text:p>
      <text:h text:style-name="P76" text:outline-level="4">Supported Child Components</text:h>
      <text:p text:style-name="P166"><text:a xlink:type="simple" xlink:href="#Treefooter"><text:span text:style-name="Source_20_Text">Treefooter</text:span></text:a></text:p>
      <text:h text:style-name="P76" text:outline-level="4">Supported Events</text:h>
      <text:p text:style-name="P124"><text:tab/>*<text:span text:style-name="T62">None</text:span></text:p>
      <text:h text:style-name="P97" text:outline-level="4">Properties</text:h>
      <text:p text:style-name="P124"><text:tab/>*<text:span text:style-name="T62">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3"/>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8"><text:a xlink:type="simple" xlink:href="#XulElement"><text:span text:style-name="Source_20_Text">org.zkoss.zul.imp.XulElement</text:span></text:a></text:p>
          </table:table-cell>
        </table:table-row>
        <table:table-row table:style-name="Table247.3">
          <table:table-cell table:style-name="Table247.A2" office:value-type="string">
            <text:p text:style-name="P88"><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0"/></text:a></text:p>
      <text:p text:style-name="P126"><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er</text:span></text:p>
      <text:h text:style-name="P76" text:outline-level="4">Supported Child Components</text:h>
      <text:p text:style-name="P166">*ALL</text:p>
      <text:h text:style-name="P76" text:outline-level="4">Supported Events</text:h>
      <text:p text:style-name="P124"><text:tab/>*<text:span text:style-name="T62">NONE</text:span></text:p>
      <text:h text:style-name="P97"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4">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6">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3"/>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8"><text:a xlink:type="simple" xlink:href="#LabelImageElement"><text:span text:style-name="Source_20_Text">org.zkoss.zul.impl.LabelImageElement</text:span></text:a></text:p>
          </table:table-cell>
        </table:table-row>
        <table:table-row>
          <table:table-cell table:style-name="Table250.A2" office:value-type="string">
            <text:p text:style-name="P88"><text:a xlink:type="simple" xlink:href="#LabelElement"><text:span text:style-name="Source_20_Text">org.zkoss.zul.impl.LabelElement</text:span></text:a></text:p>
          </table:table-cell>
        </table:table-row>
        <table:table-row>
          <table:table-cell table:style-name="Table250.A2" office:value-type="string">
            <text:p text:style-name="P88"><text:a xlink:type="simple" xlink:href="#XulElement"><text:span text:style-name="Source_20_Text">org.zkoss.zul.imp.XulElement</text:span></text:a></text:p>
          </table:table-cell>
        </table:table-row>
        <table:table-row table:style-name="Table250.5">
          <table:table-cell table:style-name="Table250.A2" office:value-type="string">
            <text:p text:style-name="P88"><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10">For a branch node, an +/- button will appear at the beginning of the row, such that user could open and close the item by clicking on the +/- button.</text:p>
      <text:p text:style-name="Text_20_body_20_indent_20_2"><text:a xlink:type="simple" xlink:href="#Toolbar"><text:span text:style-name="T150"/></text:a></text:p>
      <text:p text:style-name="P126"><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8">Description: </text:p>
            <text:p text:style-name="P169">Denotes user has opened or closed a component. </text:p>
            <text:p text:style-name="P169">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4">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7"><text:span text:style-name="T2">Sets the image of the </text:span><text:span text:style-name="T34">Treecell </text:span><text:span text:style-name="T2">it contains. If it is not created, we automatically create it. </text:span></text:p>
            <text:p text:style-name="P77"><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6">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4">Sets whether this item is selected. </text:p>
            <text:p text:style-name="P204">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3"/>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8"><text:a xlink:type="simple" xlink:href="#XulElement"><text:span text:style-name="Source_20_Text">org.zkoss.zul.imp.XulElement</text:span></text:a></text:p>
          </table:table-cell>
        </table:table-row>
        <table:table-row table:style-name="Table254.3">
          <table:table-cell table:style-name="Table254.A2" office:value-type="string">
            <text:p text:style-name="P88"><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0"/></text:a></text:p>
      <text:p text:style-name="P126"><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6"><text:tab/>*None</text:p>
      <text:h text:style-name="P97"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4">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6">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3"/>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8"><text:a xlink:type="simple" xlink:href="#XulElement"><text:span text:style-name="Source_20_Text">org.zkoss.zul.imp.XulElement</text:span></text:a></text:p>
          </table:table-cell>
        </table:table-row>
        <table:table-row table:style-name="Table257.3">
          <table:table-cell table:style-name="Table257.A2" office:value-type="string">
            <text:p text:style-name="P88"><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4"><text:s/><text:span text:style-name="T3"><text:s text:c="6"/></text:span></text:p>
      <text:p text:style-name="P126"><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V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ext:p text:style-name="P125"><text:tab/><text:span text:style-name="T85">*NONE</text:span></text:p>
      <text:h text:style-name="P76" text:outline-level="4">Methods</text:h>
      <text:p text:style-name="P128"><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2"><text:a xlink:type="simple" xlink:href="#Box">org.zkoss.zul.Box</text:a></text:p>
          </table:table-cell>
        </table:table-row>
        <table:table-row>
          <table:table-cell table:style-name="Table258.A2" office:value-type="string">
            <text:p text:style-name="P72"><text:a xlink:type="simple" xlink:href="#XulElement">org.zkoss.zul.impl.XulElement</text:a></text:p>
          </table:table-cell>
        </table:table-row>
        <table:table-row>
          <table:table-cell table:style-name="Table258.A2" office:value-type="string">
            <text:p text:style-name="P72"><text:a xlink:type="simple" xlink:href="#HtmlBasedComponent">org.zkoss.zk.ui.HtmlBasedComponent</text:a> </text:p>
          </table:table-cell>
        </table:table-row>
        <table:table-row table:style-name="Table258.5">
          <table:table-cell table:style-name="Table25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West"/>West<text:bookmark-end text:name="West"/></text:h>
      <text:p text:style-name="P131">This component is a west region. The default class of CSS is specified "layout-region-west".</text:p>
      <text:p text:style-name="Text_20_body_20_indent"/>
      <text:p text:style-name="P123"><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1">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5">org.zkoss.zk.ui.event.OpenEvent</text:span></text:a></text:p>
            <text:p text:style-name="Table_20_Contents"><text:span text:style-name="T146"/></text:p>
            <text:p text:style-name="Table_20_Contents"><text:span text:style-name="T158">Description: </text:span><text:span text:style-name="T159">When a layout is collapsed or opened by a user, the </text:span><text:span text:style-name="T35">onOpen</text:span><text:span text:style-name="T159"> event is sent to the application.</text:span></text:p>
          </table:table-cell>
        </table:table-row>
      </table:table>
      <text:h text:style-name="P91"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2">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3"/>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8"><text:a xlink:type="simple" xlink:href="#LayoutRegion"><text:span text:style-name="T56">org.zkoss.zkex.zul.LayoutRegion </text:span></text:a></text:p>
          </table:table-cell>
        </table:table-row>
        <table:table-row table:style-name="Table262.2">
          <table:table-cell table:style-name="Table262.A2" office:value-type="string">
            <text:p text:style-name="P88"><text:span text:style-name="T57"><text:s/></text:span><text:a xlink:type="simple" xlink:href="#HtmlBasedComponent">org.zkoss.zk.ui.HtmlBasedComponent</text:a><text:span text:style-name="T57"> </text:span></text:p>
          </table:table-cell>
        </table:table-row>
        <table:table-row table:style-name="Table262.2">
          <table:table-cell table:style-name="Table262.A2" office:value-type="string">
            <text:p text:style-name="P88"><text:s/><text:a xlink:type="simple" xlink:href="#AbstractComponent">org.zkoss.zk.ui.AbstractComponent </text:a></text:p>
          </table:table-cell>
        </table:table-row>
      </table:table>
      <text:p text:style-name="P81"/>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9">A window is an owner of an ID space. Any component contained in a window, including itself, could be found by use of the getFellow method, if it is assigned with an identifier.</text:p>
        </text:list-item>
        <text:list-item>
          <text:p text:style-name="P219">A window could be overlapped, popup, and embedded.</text:p>
        </text:list-item>
        <text:list-item>
          <text:p text:style-name="P219">A window could be a modal dialog.</text:p>
        </text:list-item>
      </text:list>
      <text:p text:style-name="P94"><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0">org.zkoss.zul.Window</text:span></text:p>
      <text:h text:style-name="P76" text:outline-level="4">Supported Child Components</text:h>
      <text:p text:style-name="Text_20_body_20_indent_20_2">*ALL</text:p>
      <text:h text:style-name="P76" text:outline-level="4">Supported Events</text:h>
      <text:h text:style-name="P97"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2"> <text:s/></text:span><text:a xlink:type="simple" xlink:href="#Event"><text:span text:style-name="T43">org.zkoss.ui.zk.ui.event.Event</text:span></text:a></text:p>
            <text:p text:style-name="P220">Denotes the close button is pressed by a user, and the</text:p>
            <text:p text:style-name="P220">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3">org.zkoss.zk.ui.event.OpenEvent</text:span></text:a></text:p>
            <text:p text:style-name="P77"><text:span text:style-name="T62">Denotes user has opened or closed a component.</text:span><text:span text:style-name="T38"> </text:span></text:p>
            <text:p text:style-name="P77"><text:span text:style-name="T46">Note:</text:span></text:p>
            <text:p text:style-name="P77"><text:span text:style-name="T62">Unlike </text:span><text:span text:style-name="T38">onClose</text:span><text:span text:style-name="T62">, this event is only a notification. The</text:span></text:p>
            <text:p text:style-name="P220">client sends this event after opening or closing the</text:p>
            <text:p text:style-name="P220">component.</text:p>
            <text:p text:style-name="P220">It is useful to implement load-on-demand by listening to</text:p>
            <text:p text:style-name="P77"><text:span text:style-name="T62">the </text:span><text:span text:style-name="T38">onOpen</text:span><text:span text:style-name="T62"> event, and creating components when the</text:span></text:p>
            <text:p text:style-name="P220">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2"> </text:span><text:a xlink:type="simple" xlink:href="#Event"><text:span text:style-name="T43">org.zkoss.ui.zk.ui.event.Event</text:span></text:a></text:p>
            <text:p text:style-name="P220">Denotes the close button is pressed by a user, and the</text:p>
            <text:p text:style-name="P220">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3"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1"><text:span text:style-name="T96">border </text:span></text:p>
          </table:table-cell>
          <table:table-cell table:style-name="Table264.A2" office:value-type="string">
            <text:p text:style-name="P221">Sets the border </text:p>
            <text:p text:style-name="P141"><text:span text:style-name="T160">Values: </text:span><text:span text:style-name="T161">none</text:span><text:span text:style-name="T162"> | </text:span><text:span text:style-name="T161">normal</text:span><text:span text:style-name="T162">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8"><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8"><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8"><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8"><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8"><text:span text:style-name="Source_20_Text">mode</text:span></text:p>
          </table:table-cell>
          <table:table-cell table:style-name="Table264.B4" office:value-type="string">
            <text:p text:style-name="P61">Sets the mode of window.</text:p>
            <text:p text:style-name="P120"><text:span text:style-name="T160">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8"><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8"><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8"><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8"><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2"/>
      <text:p text:style-name="P222">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8"><text:a xlink:type="simple" xlink:href="#XulElement">org.zkoss.zul.impl.XulElement</text:a></text:p>
          </table:table-cell>
        </table:table-row>
        <table:table-row table:style-name="Table266.3">
          <table:table-cell table:style-name="Table266.A2" office:value-type="string">
            <text:p text:style-name="P88"><text:s/><text:a xlink:type="simple" xlink:href="#HtmlBasedComponent">org.zkoss.zk.ui.HtmlBasedComponent</text:a> </text:p>
          </table:table-cell>
        </table:table-row>
        <table:table-row table:style-name="Table266.3">
          <table:table-cell table:style-name="Table266.A2" office:value-type="string">
            <text:p text:style-name="P88"><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3"><text:span text:style-name="T163">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5"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2"><text:a xlink:type="simple" xlink:href="#Event"><text:span text:style-name="T43">org.zkoss.zk.ui.event.Event </text:span></text:a></text:p>
          </table:table-cell>
        </table:table-row>
      </table:table>
      <text:p text:style-name="P224"/>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3"><text:span text:style-name="T163">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5"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3"><text:span text:style-name="T163">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4"/>
      <text:h text:style-name="P74" text:outline-level="4">Class Name</text:h>
      <text:p text:style-name="P223"><text:span text:style-name="T163">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8"><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8"><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4"/>
      <text:h text:style-name="P74" text:outline-level="4">Class Name</text:h>
      <text:p text:style-name="P223"><text:span text:style-name="T163">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8"><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5" text:outline-level="4"><text:span text:style-name="T70">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2"><text:a xlink:type="simple" xlink:href="#InputEvent"><text:span text:style-name="T43">org.zkoss.zk.ui.event.InputEvent</text:span></text:a></text:p>
          </table:table-cell>
        </table:table-row>
        <table:table-row>
          <table:table-cell table:style-name="Table276.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3"><text:span text:style-name="T163">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5"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3"><text:span text:style-name="T163">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2"><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5"/>
      <text:p text:style-name="Text_20_body_20_indent_20_2">Represents a key pressed by the user. </text:p>
      <text:h text:style-name="P74" text:outline-level="4">Class Name</text:h>
      <text:p text:style-name="P223"><text:span text:style-name="T163">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3"><text:span text:style-name="T163">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58">Movable</text:span><text:span text:style-name="T49"> for the returned object of </text:span><text:span text:style-name="T58">ComponentCtrl.getExtraCtrl()</text:span><text:span text:style-name="T49">. </text:span></text:p>
      <text:h text:style-name="P74" text:outline-level="4">Class Name</text:h>
      <text:p text:style-name="P223"><text:span text:style-name="T163">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8"><text:span text:style-name="Source_20_Text">getKey</text:span></text:p>
          </table:table-cell>
          <table:table-cell table:style-name="Table284.A2" office:value-type="string">
            <text:p text:style-name="P141"><text:span text:style-name="T74">Returns what keys were pressed when the component is moved, or 0 if none of them was pressed. It is a combination of </text:span><text:span text:style-name="T75">CTRL_KEY</text:span><text:span text:style-name="T74">, </text:span><text:span text:style-name="T75">SHIFT_KEY</text:span><text:span text:style-name="T74"> and </text:span><text:span text:style-name="T75">ALT_KEY</text:span><text:span text:style-name="T74">.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8"><text:span text:style-name="Source_20_Text">getLeft</text:span></text:p>
          </table:table-cell>
          <table:table-cell table:style-name="Table284.A2" office:value-type="string">
            <text:p text:style-name="P141"><text:span text:style-name="T75">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8"><text:span text:style-name="Source_20_Text">getTop</text:span></text:p>
          </table:table-cell>
          <table:table-cell table:style-name="Table284.A2" office:value-type="string">
            <text:p text:style-name="P85">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4"/>
      <text:h text:style-name="P74" text:outline-level="4">Class Name</text:h>
      <text:p text:style-name="P223"><text:span text:style-name="T163">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8"><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8"><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3"><text:span text:style-name="T163">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4"/>
      <text:h text:style-name="P74" text:outline-level="4">Class Name</text:h>
      <text:p text:style-name="P223"><text:span text:style-name="T163">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8"><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8"><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58">ScrollEvent</text:span><text:span text:style-name="T49"> will be sent wih name as "</text:span><text:span text:style-name="T58">onScroll</text:span><text:span text:style-name="T49">" after </text:span><text:span text:style-name="T58">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58">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0">org.zkoss.zul.Slider</text:span></text:a><text:span text:style-name="T48">.</text:span></text:p>
      <text:h text:style-name="P74" text:outline-level="4">Class Name</text:h>
      <text:p text:style-name="P223"><text:span text:style-name="T163">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5" text:outline-level="4"><text:span text:style-name="T70">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3"><text:span text:style-name="T163">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3"><text:span text:style-name="T163">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2"><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3"><text:span text:style-name="T163">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6">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6">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6">Returns the width of the component after re-sized.</text:p>
          </table:table-cell>
          <table:table-cell table:style-name="Table298.C2" office:value-type="string">
            <text:p text:style-name="P57"><text:span text:style-name="Source_20_Text">int</text:span></text:p>
          </table:table-cell>
        </table:table-row>
      </table:table>
      <text:h text:style-name="P227"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2"><text:a xlink:type="simple" xlink:href="#Event"><text:span text:style-name="T43">org.zkoss.zk.ui.event.Event </text:span></text:a></text:p>
          </table:table-cell>
        </table:table-row>
      </table:table>
      <text:p text:style-name="P228"/>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3"><text:span text:style-name="T163">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9"><text:span text:style-name="T58">getMedia()</text:span></text:p>
          </table:table-cell>
          <table:table-cell table:style-name="Table300.A2" office:value-type="string">
            <text:p text:style-name="P230">Returns the first media being uploaded, or null if no file is uploaded.</text:p>
          </table:table-cell>
          <table:table-cell table:style-name="Table300.C2" office:value-type="string">
            <text:p text:style-name="P231"><text:span text:style-name="T58">org.zkoss.util.media.Media</text:span></text:p>
          </table:table-cell>
        </table:table-row>
        <table:table-row>
          <table:table-cell table:style-name="Table300.A2" office:value-type="string">
            <text:p text:style-name="P229"><text:span text:style-name="T58">getMedias()</text:span></text:p>
          </table:table-cell>
          <table:table-cell table:style-name="Table300.A2" office:value-type="string">
            <text:p text:style-name="P230">Returns the array of media being uploaded, or null if the user uploaded no file at all.</text:p>
          </table:table-cell>
          <table:table-cell table:style-name="Table300.C2" office:value-type="string">
            <text:p text:style-name="P231"><text:span text:style-name="T58">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0">org.zkoss.zul.Window</text:span></text:a><text:span text:style-name="T48">.</text:span></text:p>
      <text:h text:style-name="P74" text:outline-level="4">Class Name</text:h>
      <text:p text:style-name="P223"><text:span text:style-name="T163">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5" text:outline-level="4"><text:span text:style-name="T70">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2"><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3"><text:span text:style-name="T163">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2"><text:span text:style-name="T58">AddListDataListener</text:span></text:p>
            <text:p text:style-name="P232"><text:span text:style-name="T58">(ListDataListener l)</text:span></text:p>
            <text:p text:style-name="P77"><text:span text:style-name="Source_20_Text"/></text:p>
          </table:table-cell>
          <table:table-cell table:style-name="Table304.A2" office:value-type="string">
            <text:p text:style-name="P68">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2"><text:span text:style-name="Source_20_Text">RemoveListDataListener</text:span></text:p>
            <text:p text:style-name="P232"><text:span text:style-name="Source_20_Text">(ListDataListener l)</text:span></text:p>
          </table:table-cell>
          <table:table-cell table:style-name="Table304.A2" office:value-type="string">
            <text:p text:style-name="P68">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8"><text:a xlink:type="simple" xlink:href="#ListModel">org.zkoss.zul.ListModel</text:a></text:p>
          </table:table-cell>
        </table:table-row>
      </table:table>
      <text:p text:style-name="P81"/>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3"><text:span text:style-name="T163">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3"><text:span text:style-name="T36">validate(org.zkoss.zk.ui.Component comp, java.lang.Object </text:span></text:p>
            <text:p text:style-name="P233"><text:span text:style-name="T36">value)</text:span></text:p>
            <text:p text:style-name="P77"><text:span text:style-name="Source_20_Text"/></text:p>
          </table:table-cell>
          <table:table-cell table:style-name="Table306.A2" office:value-type="string">
            <text:p text:style-name="P234">Verifies whether the value is acceptable.</text:p>
          </table:table-cell>
          <table:table-cell table:style-name="Table306.C2" office:value-type="string">
            <text:p text:style-name="P57"><text:span text:style-name="Source_20_Text">void</text:span></text:p>
          </table:table-cell>
        </table:table-row>
      </table:table>
      <text:h text:style-name="P185" text:outline-level="4"/>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2">Constraint</text:span></text:a><text:span text:style-name="T2">.</text:span></text:p>
      <text:h text:style-name="P74" text:outline-level="4">Interface Name</text:h>
      <text:p text:style-name="P223"><text:span text:style-name="T163">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3"><text:span text:style-name="T36">getConstraint()</text:span></text:p>
            <text:p text:style-name="P77"><text:span text:style-name="Source_20_Text"/></text:p>
          </table:table-cell>
          <table:table-cell table:style-name="Table307.A2" office:value-type="string">
            <text:p text:style-name="P234">Returns the constraint, or null if no constraint at all.</text:p>
          </table:table-cell>
          <table:table-cell table:style-name="Table307.C2" office:value-type="string">
            <text:p text:style-name="P235"><text:span text:style-name="T163">org.zkoss.zul.Constraint</text:span></text:p>
          </table:table-cell>
        </table:table-row>
        <table:table-row>
          <table:table-cell table:style-name="Table307.A2" office:value-type="string">
            <text:p text:style-name="P233"><text:span text:style-name="Source_20_Text">SetConstraint</text:span></text:p>
            <text:p text:style-name="P233"><text:span text:style-name="Source_20_Text">(Constraint constr)</text:span></text:p>
          </table:table-cell>
          <table:table-cell table:style-name="Table307.A2" office:value-type="string">
            <text:p text:style-name="P234">Sets the constraint.</text:p>
          </table:table-cell>
          <table:table-cell table:style-name="Table307.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6">&lt;fileupload onUpload="img.setContent(event.media)"/&gt;</text:p>
      <text:h text:style-name="P74" text:outline-level="4">Class Name</text:h>
      <text:p text:style-name="P223"><text:span text:style-name="T163">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8">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8">Sets the template used to create the upload modal dialog.</text:p>
            <text:p text:style-name="P68"><text:span text:style-name="T3">Template:</text:span> ~./zul/html/fileuploaddlg.zul</text:p>
            <text:p text:style-name="P68"><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7" text:outline-level="4"/>
      <text:p text:style-name="P238"/>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2"><text:span text:style-name="T58">get()</text:span></text:p>
            <text:p text:style-name="P77"><text:span text:style-name="Source_20_Text"/></text:p>
          </table:table-cell>
          <table:table-cell table:style-name="Table309.A2" office:value-type="string">
            <text:p text:style-name="P68">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8">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8">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8">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7">onClose()</text:p>
          </table:table-cell>
          <table:table-cell table:style-name="Table309.A2" office:value-type="string">
            <text:p text:style-name="P68">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2"><text:a xlink:type="simple" xlink:href="#HtmlBasedComponent">org.zkoss.zk.ui.HtmlBasedComponent</text:a><text:span text:style-name="T42"> </text:span></text:p>
          </table:table-cell>
        </table:table-row>
        <table:table-row table:style-name="Table310.2">
          <table:table-cell table:style-name="Table310.A2" office:value-type="string">
            <text:p text:style-name="P72"><text:a xlink:type="simple" xlink:href="#AbstractComponent">org.zkoss.zk.ui.AbstractComponent </text:a></text:p>
          </table:table-cell>
        </table:table-row>
      </table:table>
      <text:p text:style-name="Text_20_body"/>
      <text:h text:style-name="Heading_20_3" text:outline-level="3"><text:bookmark-start text:name="ListitemRenderer"/>ListitemRenderer<text:bookmark-end text:name="ListitemRenderer"/></text:h>
      <text:p text:style-name="P94"><text:span text:style-name="T2"><text:tab/>Identifies components that can be used as "rubber stamps" to paint the cells in a </text:span><text:a xlink:type="simple" xlink:href="#Listbox"><text:span text:style-name="T164">Listbox</text:span></text:a><text:span text:style-name="T2">.</text:span></text:p>
      <text:h text:style-name="P74" text:outline-level="4">Interface Name</text:h>
      <text:p text:style-name="P239"><text:span text:style-name="T163"><text:tab/> org.zkoss.zul.Listitem</text:span><text:span text:style-name="T165">Renderer</text:span></text:p>
      <text:p text:style-name="P240"><text:span text:style-name="T166"/></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3"><text:span text:style-name="T36">render(Listitem item, java.lang.Object data)</text:span></text:p>
            <text:p text:style-name="P77"><text:span text:style-name="Source_20_Text"/></text:p>
          </table:table-cell>
          <table:table-cell table:style-name="Table311.A2" office:value-type="string">
            <text:p text:style-name="P234">Renders the data to the specified list item.</text:p>
          </table:table-cell>
          <table:table-cell table:style-name="Table311.C2" office:value-type="string">
            <text:p text:style-name="P235"><text:span text:style-name="T163">void</text:span></text:p>
          </table:table-cell>
        </table:table-row>
      </table:table>
      <text:h text:style-name="P185" text:outline-level="4"/>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3"><text:span text:style-name="T163">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2"><text:span text:style-name="T58">AddListDataListener</text:span></text:p>
            <text:p text:style-name="P232"><text:span text:style-name="T58">(ListDataListener l)</text:span></text:p>
            <text:p text:style-name="P77"><text:span text:style-name="Source_20_Text"/></text:p>
          </table:table-cell>
          <table:table-cell table:style-name="Table312.A2" office:value-type="string">
            <text:p text:style-name="P68">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2"><text:span text:style-name="Source_20_Text">getElementAt(int index)</text:span></text:p>
          </table:table-cell>
          <table:table-cell table:style-name="Table312.A2" office:value-type="string">
            <text:p text:style-name="P68">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2"><text:span text:style-name="Source_20_Text">getSize()</text:span></text:p>
          </table:table-cell>
          <table:table-cell table:style-name="Table312.A2" office:value-type="string">
            <text:p text:style-name="P68">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2"><text:span text:style-name="Source_20_Text">removeListDataListener(ListDataListener l)</text:span></text:p>
          </table:table-cell>
          <table:table-cell table:style-name="Table312.A2" office:value-type="string">
            <text:p text:style-name="P68">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3"><text:span text:style-name="T163">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8">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6" text:outline-level="4">Methods</text:h>
      <text:p text:style-name="P241"/>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2"><text:span text:style-name="T58">Show(int messageCode, int titleCode, int button, java.lang.String icon)</text:span></text:p>
            <text:p text:style-name="P77"><text:span text:style-name="Source_20_Text"/></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int messageCode, java.lang.Object[] args,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int messageCode, java.lang.Object arg,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java.lang.String message)</text:span></text:p>
          </table:table-cell>
          <table:table-cell table:style-name="Table359.A2" office:value-type="string">
            <text:p text:style-name="P68">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3"><text:span text:style-name="T30">show(java.lang.String message, java.lang.String title, int buttons, java.lang.String icon)</text:span></text:p>
          </table:table-cell>
          <table:table-cell table:style-name="Table359.A2" office:value-type="string">
            <text:p text:style-name="P68">Shows a message box and returns what button is pressed.</text:p>
          </table:table-cell>
          <table:table-cell table:style-name="Table359.C2" office:value-type="string">
            <text:p text:style-name="P57"><text:span text:style-name="Source_20_Text">int</text:span></text:p>
          </table:table-cell>
        </table:table-row>
      </table:table>
      <text:h text:style-name="P185" text:outline-level="4"/>
      <text:h text:style-name="Heading_20_3" text:outline-level="3"/>
      <text:h text:style-name="P73" text:outline-level="3"/>
      <text:h text:style-name="Heading_20_3" text:outline-level="3"><text:bookmark-start text:name="RendererCtrl"/>RendererCtrl<text:bookmark-end text:name="RendererCtrl"/></text:h>
      <text:p text:style-name="P242"><text:tab/>This interface defines the methods components like Listbox <text:s/>use to notify the renderer for several circumstance.</text:p>
      <text:p text:style-name="P94"><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2"><text:tab/>A typical use is to start a transaction and use it for rendering all items from the same request. </text:p>
      <text:h text:style-name="P74" text:outline-level="4">Interface Name</text:h>
      <text:p text:style-name="P239"><text:span text:style-name="T163"><text:tab/>org.zkoss.zul.</text:span><text:span text:style-name="T165">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3"><text:span text:style-name="T100">doCatch(java.lang.Throwable ex)</text:span></text:p>
            <text:p text:style-name="P243"><text:span text:style-name="T167"/></text:p>
          </table:table-cell>
          <table:table-cell table:style-name="Table315.A2" office:value-type="string">
            <text:p text:style-name="P85">Called if any exception occurs when rendering items.</text:p>
          </table:table-cell>
          <table:table-cell table:style-name="Table315.C2" office:value-type="string">
            <text:p text:style-name="P235"><text:span text:style-name="T163">void</text:span></text:p>
          </table:table-cell>
        </table:table-row>
        <table:table-row>
          <table:table-cell table:style-name="Table315.A2" office:value-type="string">
            <text:p text:style-name="P243"><text:span text:style-name="T167">doFinally()</text:span></text:p>
          </table:table-cell>
          <table:table-cell table:style-name="Table315.A2" office:value-type="string">
            <text:p text:style-name="P85">Invoked after all rendering are done successfully or an exception occurs.</text:p>
          </table:table-cell>
          <table:table-cell table:style-name="Table315.C2" office:value-type="string">
            <text:p text:style-name="P235"><text:span text:style-name="T163">void</text:span></text:p>
          </table:table-cell>
        </table:table-row>
        <table:table-row>
          <table:table-cell table:style-name="Table315.A2" office:value-type="string">
            <text:p text:style-name="P243"><text:span text:style-name="T167">doTry()</text:span></text:p>
          </table:table-cell>
          <table:table-cell table:style-name="Table315.A2" office:value-type="string">
            <text:p text:style-name="P85">Called before rendering any item.</text:p>
          </table:table-cell>
          <table:table-cell table:style-name="Table315.C2" office:value-type="string">
            <text:p text:style-name="P235"><text:span text:style-name="T163">void</text:span></text:p>
          </table:table-cell>
        </table:table-row>
      </table:table>
      <text:h text:style-name="P185" text:outline-level="4"/>
      <text:h text:style-name="Heading_20_3" text:outline-level="3"/>
      <text:h text:style-name="P73" text:outline-level="3"/>
      <text:h text:style-name="Heading_20_3" text:outline-level="3"><text:bookmark-start text:name="SimpleConstraint"/>SimpleConstraint<text:bookmark-end text:name="SimpleConstraint"/></text:h>
      <text:p text:style-name="P242"><text:tab/>A simple constraint that you could build based the predefined constants.</text:p>
      <text:h text:style-name="P74" text:outline-level="4">Interface Name</text:h>
      <text:p text:style-name="P239"><text:span text:style-name="T163"><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3"><text:span text:style-name="T36">getClientValidation()</text:span></text:p>
            <text:p text:style-name="P77"/>
          </table:table-cell>
          <table:table-cell table:style-name="Table316.A2" office:value-type="string">
            <text:p text:style-name="P234">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3"><text:span text:style-name="T36">getErrorMessage(org.zkoss.zk.ui.Component comp)</text:span></text:p>
          </table:table-cell>
          <table:table-cell table:style-name="Table358.A2" office:value-type="string">
            <text:p text:style-name="P234">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3"><text:span text:style-name="Source_20_Text">getInstance(java.lang.String flags)</text:span></text:p>
          </table:table-cell>
          <table:table-cell table:style-name="Table358.A2" office:value-type="string">
            <text:p text:style-name="P234">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3"><text:span text:style-name="Source_20_Text">isClientComplete()</text:span></text:p>
          </table:table-cell>
          <table:table-cell table:style-name="Table358.A2" office:value-type="string">
            <text:p text:style-name="P234">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3"><text:span text:style-name="Source_20_Text">validate(org.zkoss.zk.ui.Component comp, java.lang.Object value)</text:span></text:p>
          </table:table-cell>
          <table:table-cell table:style-name="Table358.A2" office:value-type="string">
            <text:p text:style-name="P234">Verifies whether the value is acceptable.</text:p>
          </table:table-cell>
          <table:table-cell table:style-name="Table358.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3"><text:span text:style-name="T163">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2"><text:span text:style-name="Source_20_Text">getElementAt(int index)</text:span></text:p>
          </table:table-cell>
          <table:table-cell table:style-name="Table317.A2" office:value-type="string">
            <text:p text:style-name="P68">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2"><text:span text:style-name="Source_20_Text">getSize()</text:span></text:p>
          </table:table-cell>
          <table:table-cell table:style-name="Table317.A2" office:value-type="string">
            <text:p text:style-name="P68">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4"><text:span text:style-name="Source_20_Text">sort(java.util.Comparator cmpr, boolean ascending)</text:span></text:p>
          </table:table-cell>
          <table:table-cell table:style-name="Table317.A2" office:value-type="string">
            <text:p text:style-name="P234">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8"><text:a xlink:type="simple" xlink:href="#AbstractListModel"><text:span text:style-name="Source_20_Text">org.zkoss.zul.AbstractListModel</text:span></text:a></text:p>
          </table:table-cell>
        </table:table-row>
      </table:table>
      <text:p text:style-name="P245"><text:s text:c="10"/></text:p>
      <text:h text:style-name="Heading_20_1" text:outline-level="1">5. The XHTML Components</text:h>
      <text:h text:style-name="P246" text:outline-level="2">Overview</text:h>
      <text:list text:style-name="L10">
        <text:list-item>
          <text:p text:style-name="P247">All XHTML components are packed in the <text:span text:style-name="T6">org.zkoss.zhtml</text:span> package.</text:p>
        </text:list-item>
        <text:list-item>
          <text:p text:style-name="P247">The XML name space is <text:span text:style-name="T6">http://www.w3.org/1999/xhtml</text:span></text:p>
        </text:list-item>
        <text:list-item>
          <text:p text:style-name="P247">The extensions include <text:span text:style-name="T6">htm</text:span>, <text:span text:style-name="T6">html</text:span>, <text:span text:style-name="T6">xhtml</text:span> and <text:span text:style-name="T6">zhtml</text:span><text:span text:style-name="T9">.</text:span></text:p>
        </text:list-item>
        <text:list-item>
          <text:p text:style-name="P248">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2">A XHTML component is a thin wrapper <text:s/>that encapsulates a native HTML tag. It is different from a XUL component or other none-native component in several ways.</text:p>
      <text:list text:style-name="L11">
        <text:list-item>
          <text:p text:style-name="P249">By implementing the <text:span text:style-name="T6">org.zkoss.zk.ui.ext.RawId</text:span> interface, the universal identifier (<text:span text:style-name="T6">getUuid</text:span>) is the same as the identifier (getId).</text:p>
        </text:list-item>
        <text:list-item>
          <text:p text:style-name="P250"><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1">com<text:span text:style-name="T2">press</text:span></text:p>
          </table:table-cell>
          <table:table-cell table:style-name="Table1.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1">log-level</text:p>
          </table:table-cell>
          <table:table-cell table:style-name="Table1.B2" office:value-type="string">
            <text:p text:style-name="Table_20_Contents">[Opt<text:span text:style-name="T2">ional]</text:span></text:p>
            <text:p text:style-name="P134">It specifies the default log level for <text:span text:style-name="T6">org.zkoss</text:span>. If not specified, the system default (usually <text:span text:style-name="T6">INFO</text:span>) is used.</text:p>
            <text:p text:style-name="P13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2">.</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1">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1">com<text:span text:style-name="T2">press</text:span></text:p>
          </table:table-cell>
          <table:table-cell table:style-name="Table2.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3"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1">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1">class-resource</text:p>
          </table:table-cell>
          <table:table-cell table:style-name="Table4.B2" office:value-type="string">
            <text:p text:style-name="Table_20_Contents">[Opt<text:span text:style-name="T2">ional][Default: false]</text:span></text:p>
            <text:p text:style-name="P134">Specifies whether to load resources, such as TLD files, from the class loader, in addition to the servlet context.</text:p>
          </table:table-cell>
        </table:table-row>
        <table:table-row>
          <table:table-cell table:style-name="Table4.A2" office:value-type="string">
            <text:p text:style-name="P251">com<text:span text:style-name="T2">press</text:span></text:p>
          </table:table-cell>
          <table:table-cell table:style-name="Table4.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2">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2">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2">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4">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4">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4">If a listener implements this interface, an instance is created, and then the <text:span text:style-name="T6">beforeSuspend</text:span> method, when an event processing thread is going to suspended. It executes in the event processing thread.</text:p>
      <text:p text:style-name="P24">A developer can prevent can prevent an event processing thread from being suspended by throwing an exception.</text:p>
      <text:p text:style-name="P24">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4">If a developer wants to prevent an event from being resumed, he can throw an exception in the <text:span text:style-name="T6">beforeResume</text:span> method.</text:p>
      <text:p text:style-name="P24">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4">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4">It is implemented by a listener class that will be used to intercept when an event is sent, posted and processed.</text:p>
      <text:p text:style-name="P24">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4">A typical use of this interface is to ensure the current user has the authority to access the certain URI.</text:p>
      <text:p text:style-name="P24">You can register any number of URI interceptors (<text:span text:style-name="T6">URIInterceptor</text:span>).</text:p>
      <text:p text:style-name="P24">Note:</text:p>
      <text:list text:style-name="L12">
        <text:list-item>
          <text:p text:style-name="P254">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4">A typical use of this interface is to determine the locale and/or time zone of the request. Refer to the <text:span text:style-name="T3">Developer's Guide</text:span> for more information.</text:p>
      <text:p text:style-name="P24">You can register any number of the request interceptors (<text:span text:style-name="T6">RequestInterceptor</text:span>).</text:p>
      <text:p text:style-name="P24">Note:</text:p>
      <text:list text:style-name="L12">
        <text:list-item text:start-value="1">
          <text:p text:style-name="P254">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4">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4">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4">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9" text:outline-level="4">The <text:span text:style-name="T6">error-reload</text:span> Element</text:h>
      <text:p text:style-name="P24">[Default: <text:span text:style-name="T16">reload if 301, 402 or 403; show an error message, otherwise</text:span><text:span text:style-name="T17">]</text:span></text:p>
      <text:p text:style-name="P32">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4">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4">[Default: <text:span text:style-name="T6">false</text:span><text:note text:id="ftn8" text:note-class="footnote"><text:note-citation>8</text:note-citation><text:note-body><text:p text:style-name="P255">Exception: the Opera browser.</text:p></text:note-body></text:note>]</text:p>
      <text:p text:style-name="P24">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 loaded. To ensure the reliability, ZK will resend the request if the specified delay expires.</text:span></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68">Browser and Locale Dependent URI</text:span><text:span text:style-name="T2"> section in the </text:span><text:span text:style-name="T168">Internationalization</text:span><text:span text:style-name="T2"> chapter for details.</text:span></text:p>
      <text:p text:style-name="P24">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2">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69">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9">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4">[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2">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4">A session is considered as timeout (and then invalidated), if it doesn't receive any client request in the specified timeout interval (see the <text:span text:style-name="T3">session-timeout</text:span> element above).</text:p>
      <text:p text:style-name="P24">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4">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2">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4">[Default: <text:span text:style-name="T6">org.zkoss.zk.ui.impl.SessionDesktopCacheProvider</text:span>]</text:p>
      <text:p text:style-name="P24">It specifies which class used to implement the desktop cache. The class must have a default constructor (without any argument), and implement the <text:span text:style-name="T6">org.zkoss.zk.ui.sys.DesktopCacheProvider</text:span> interface.</text:p>
      <text:p text:style-name="P24">One instance of the cache provider is created and shared for each Web application, so you have to synchronize the access properly.</text:p>
      <text:p text:style-name="P24">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7">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6">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4">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4">[Default: false (enabled)]</text:p>
      <text:p text:style-name="P24">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4">[Default: <text:span text:style-name="T6">org.zkoss.zk.ui.impl.UiEngineImpl</text:span>]</text:p>
      <text:p text:style-name="P24">It specifies which class used to implement the UI Engine. The class must have a default constructor (without any argument), and implement the <text:span text:style-name="T6">org.zkoss.zk.ui.sys.UiEngine</text:span> interface.</text:p>
      <text:p text:style-name="P24">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4">[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4">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4">[Default: <text:span text:style-name="T16">none</text:span>]</text:p>
      <text:p text:style-name="P24">It specifies which class used to generate UUID of page and components, and ID of desktops. The class must have a default constructor (without any argument), and implement the <text:span text:style-name="T6">org.zkoss.zk.ui.sys.IdGenerator</text:span> interface.</text:p>
      <text:p text:style-name="P24">One instance of the ID generator is created and shared for each Web application, so you have to synchronize the access properly.</text:p>
      <text:p text:style-name="P24">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4">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4">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4">[Default: 5120]</text:p>
      <text:p text:style-name="P24">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4">[Default: 3000]</text:p>
      <text:p text:style-name="P24">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4">It specifies the charset for the rendering result of a ZUML page. In other words, it is used to load the ZUML page by the ZK Loader (i.e., DHtmlLayoutServlet).</text:p>
      <text:p text:style-name="P24">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4">[Default: UTF-8]</text:p>
      <text:p text:style-name="P24">It specifies the charset (aka., encoding) for the uploaded text files if no charset is specified with the content type.</text:p>
      <text:p text:style-name="P24">If the uploaded file is binary, there is no encoding issue at all.</text:p>
      <text:p text:style-name="P24">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4">[Default: null]</text:p>
      <text:p text:style-name="P24">It specifies the finder that determines charset (aka.., encoding) for the uploaded text files if no charset is specified with the content type.</text:p>
      <text:p text:style-name="P24">If the uploaded file is binary, there is no encoding issue at all.</text:p>
      <text:p text:style-name="P24">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4">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4">[Default: <text:span text:style-name="T6">org.zkoss.zk.ui.http.SimpleUiFactory</text:span>]</text:p>
      <text:p text:style-name="P24">It specifies which class used to create desktops and pages, and to convert URL to a page definition. The class must have a default constructor (without any argument), and implement the <text:span text:style-name="T6">org.zkoss.zk.ui.sys.UiFactory</text:span> interface.</text:p>
      <text:p text:style-name="P24">One instance of the UI factory is created and shared for each Web application, so you have to synchronize the access properly.</text:p>
      <text:p text:style-name="P24">A common use is to load page definitions and other UI information from the database, rather than from the resources of the Web application.</text:p>
      <text:p text:style-name="P24">In addition, you might use it to implement a controller in a MVC model, such that it creates the correct desktop based on the request URL.</text:p>
      <text:p text:style-name="P24">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7">org.zkoss.zk.ui.http.<text:line-break/>SimpleUiFactory</text:p>
          </table:table-cell>
          <table:table-cell table:style-name="Table33.B2" office:value-type="string">
            <text:p text:style-name="P134">The default UI factory. The sessions generated by this factory is <text:span text:style-name="T16">not</text:span> serializable</text:p>
          </table:table-cell>
        </table:table-row>
        <table:table-row>
          <table:table-cell table:style-name="Table33.A2" office:value-type="string">
            <text:p text:style-name="P2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4">[Default: <text:span text:style-name="T16">none</text:span>]</text:p>
      <text:p text:style-name="P24">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4">In a sophisticated environment, you might want to modify a bit. Then, you can implement the <text:span text:style-name="T6">org.zkoss.web.servlet.http.Encodes.URLEncoder</text:span> interface, and specify it with the <text:span text:style-name="T6">url-encoder-class</text:span> element.</text:p>
      <text:p text:style-name="P24">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4">[Default: <text:span text:style-name="T6">org.zkoss.zk.ui.http.SimpleWebApp</text:span>]</text:p>
      <text:p text:style-name="P24">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9">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4">[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4">[Required]</text:p>
      <text:p text:style-name="P24">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2">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4">[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4">[Optional]</text:p>
      <text:p text:style-name="P24">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2">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4">[Optional][Default: <text:span text:style-name="T16">depends on device and what edition you use</text:span>]</text:p>
      <text:p text:style-name="P24">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4">[Optional][Default: <text:span text:style-name="T16">depends on device</text:span><text:span text:style-name="T17">]</text:span></text:p>
      <text:p text:style-name="P24">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2">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2">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2">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2">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text:page-number> of <text:page-count>33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1-27T16:17:16</dc:date>
    <meta:printed-by>Tom Yeh</meta:printed-by>
    <meta:print-date>2005-12-05T14:19:55</meta:print-date>
    <meta:keyword>ZK ZUL ZHTML</meta:keyword>
    <dc:language>en-US</dc:language>
    <meta:editing-cycles>3322</meta:editing-cycles>
    <meta:editing-duration>P11DT8H36M10S</meta:editing-duration>
    <meta:user-defined meta:name="Info 1"/>
    <meta:user-defined meta:name="Info 2"/>
    <meta:user-defined meta:name="Info 3"/>
    <meta:user-defined meta:name="Info 4"/>
    <meta:document-statistic meta:table-count="360" meta:image-count="87" meta:object-count="0" meta:page-count="335" meta:paragraph-count="8799" meta:word-count="39236" meta:character-count="279662"/>
  </office:meta>
</office:document-meta>
</file>